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1.352cm"/>
    </style:style>
    <style:style style:name="co4" style:family="table-column">
      <style:table-column-properties fo:break-before="auto" style:column-width="24.477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41cm"/>
    </style:style>
    <style:style style:name="co8" style:family="table-column">
      <style:table-column-properties fo:break-before="auto" style:column-width="28.275cm"/>
    </style:style>
    <style:style style:name="co9" style:family="table-column">
      <style:table-column-properties fo:break-before="auto" style:column-width="41.182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8.029cm" fo:break-before="auto" style:use-optimal-row-height="true"/>
    </style:style>
    <style:style style:name="ta1" style:family="table" style:master-page-name="PageStyle_5f_Tests_20__2b__20_coverage">
      <style:table-properties table:display="true" style:writing-mode="lr-tb"/>
    </style:style>
    <style:style style:name="ta2" style:family="table" style:master-page-name="PageStyle_5f_Parameter_20_range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&gt;=1" style:apply-style-name="Excel_5f_CondFormat_5f_1_5f_4_5f_1" style:base-cell-address="'Tests + coverage'.B8"/>
      <style:map style:condition="cell-content()=0" style:apply-style-name="Excel_5f_CondFormat_5f_1_5f_4_5f_2" style:base-cell-address="'Tests + coverage'.B8"/>
    </style:style>
    <style:style style:name="ce6" style:family="table-cell" style:parent-style-name="Green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none" style:rotation-angle="9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map style:condition="cell-content()=1" style:apply-style-name="Excel_5f_CondFormat_5f_1_5f_1_5f_1" style:base-cell-address="'Tests + coverage'.E8"/>
    </style:style>
    <style:style style:name="ce1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=1" style:apply-style-name="Excel_5f_CondFormat_5f_1_5f_1_5f_1" style:base-cell-address="'Tests + coverage'.E8"/>
    </style:style>
    <style:style style:name="ce20" style:family="table-cell" style:parent-style-name="Redbackgrd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Excel_5f_CondFormat_5f_1_5f_2_5f_1" style:base-cell-address="'Tests + coverage'.E37"/>
      <style:map style:condition="cell-content()&gt;=1" style:apply-style-name="Excel_5f_CondFormat_5f_1_5f_2_5f_2" style:base-cell-address="'Tests + coverage'.E37"/>
    </style:style>
    <style:style style:name="ce2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&gt;0" style:apply-style-name="Excel_5f_CondFormat_5f_1_5f_3_5f_1" style:base-cell-address="'Tests + coverage'.E39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=1" style:apply-style-name="Excel_5f_CondFormat_5f_1_5f_1_5f_1" style:base-cell-address="'Tests + coverage'.E8"/>
    </style:style>
    <style:style style:name="ce24" style:family="table-cell" style:parent-style-name="Default">
      <style:map style:condition="cell-content()=1" style:apply-style-name="Excel_5f_CondFormat_5f_1_5f_1_5f_1" style:base-cell-address="'Tests + coverage'.E8"/>
    </style:style>
    <style:style style:name="ce25" style:family="table-cell" style:parent-style-name="Default">
      <style:table-cell-properties style:diagonal-bl-tr="none" style:diagonal-tl-br="none" fo:border="none" style:rotation-align="none"/>
      <style:map style:condition="cell-content()&gt;0" style:apply-style-name="Excel_5f_CondFormat_5f_1_5f_3_5f_1" style:base-cell-address="'Tests + coverage'.E39"/>
    </style:style>
    <style:style style:name="ce26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88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ests + cover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5" table:number-columns-repeated="35" table:default-cell-style-name="Default"/>
        <table:table-column table:style-name="co5" table:default-cell-style-name="ce11"/>
        <table:table-column table:style-name="co5" table:number-columns-repeated="13" table:default-cell-style-name="Default"/>
        <table:table-column table:style-name="co5" table:default-cell-style-name="ce11"/>
        <table:table-column table:style-name="co5" table:number-columns-repeated="65" table:default-cell-style-name="Default"/>
        <table:table-column table:style-name="co5" table:default-cell-style-name="ce11"/>
        <table:table-column table:style-name="co5" table:number-columns-repeated="5" table:default-cell-style-name="Default"/>
        <table:table-column table:style-name="co5" table:default-cell-style-name="ce11"/>
        <table:table-column table:style-name="co5" table:number-columns-repeated="5" table:default-cell-style-name="Default"/>
        <table:table-column table:style-name="co5" table:default-cell-style-name="ce11"/>
        <table:table-column table:style-name="co5" table:number-columns-repeated="3" table:default-cell-style-name="Default"/>
        <table:table-column table:style-name="co5" table:default-cell-style-name="ce11"/>
        <table:table-column table:style-name="co5" table:number-columns-repeated="49" table:default-cell-style-name="Default"/>
        <table:table-column table:style-name="co6" table:default-cell-style-name="ce11"/>
        <table:table-column table:style-name="co6" table:number-columns-repeated="837" table:default-cell-style-name="Default"/>
        <table:table-row table:style-name="ro1">
          <table:table-cell table:style-name="ce1" office:value-type="string">
            <text:p>Bluetooth HCI level test set proposal</text:p>
          </table:table-cell>
          <table:table-cell table:style-name="ce1"/>
          <table:table-cell/>
          <table:table-cell table:style-name="ce13"/>
          <table:table-cell table:number-columns-repeated="1020"/>
        </table:table-row>
        <table:table-row table:style-name="ro2">
          <table:table-cell office:value-type="string">
            <text:p>Ref: BLUETOOTH SPECIFICATION Version 2.1 + EDR [vol 2]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" office:value-type="string">
            <text:p>Note: Coverage = 1 in planned cases means “test case must cover at least these commands/events”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ersion</text:p>
          </table:table-cell>
          <table:table-cell table:style-name="ce9" office:value-type="string">
            <text:p>0.2.0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16" office:value-type="string">
            <text:p>API Coverag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7.1 Link Control commands</text:p>
          </table:table-cell>
          <table:table-cell table:number-columns-repeated="35"/>
          <table:table-cell office:value-type="string">
            <text:p>7.2 Link Policy Commands</text:p>
          </table:table-cell>
          <table:table-cell table:number-columns-repeated="13"/>
          <table:table-cell office:value-type="string">
            <text:p>7.3 Controller &amp; Baseband Commands</text:p>
          </table:table-cell>
          <table:table-cell table:number-columns-repeated="65"/>
          <table:table-cell office:value-type="string">
            <text:p>7.4 Informational Parameters</text:p>
          </table:table-cell>
          <table:table-cell table:number-columns-repeated="5"/>
          <table:table-cell office:value-type="string">
            <text:p>7.5 Status Parameters</text:p>
          </table:table-cell>
          <table:table-cell table:number-columns-repeated="5"/>
          <table:table-cell office:value-type="string">
            <text:p>7.6 Testing Commands</text:p>
          </table:table-cell>
          <table:table-cell table:number-columns-repeated="3"/>
          <table:table-cell office:value-type="string">
            <text:p>7.7 Events</text:p>
          </table:table-cell>
          <table:table-cell table:number-columns-repeated="887"/>
        </table:table-row>
        <table:table-row table:style-name="ro3">
          <table:table-cell/>
          <table:table-cell table:style-name="ce4" office:value-type="string">
            <text:p>Status</text:p>
          </table:table-cell>
          <table:table-cell table:style-name="ce4" office:value-type="string">
            <text:p>Test cases / sets</text:p>
          </table:table-cell>
          <table:table-cell table:style-name="ce4" office:value-type="string">
            <text:p>Commentary</text:p>
          </table:table-cell>
          <table:table-cell table:style-name="ce17" office:value-type="string">
            <text:p>7.1.1 Inquiry Command</text:p>
          </table:table-cell>
          <table:table-cell table:style-name="ce22" office:value-type="string">
            <text:p>7.1.2 Inquiry Cancel Command</text:p>
          </table:table-cell>
          <table:table-cell table:style-name="ce22" office:value-type="string">
            <text:p>7.1.3 Periodic Inquiry Mode Command</text:p>
          </table:table-cell>
          <table:table-cell table:style-name="ce22" office:value-type="string">
            <text:p>7.1.4 Exit Periodic Inquiry Mode Command</text:p>
          </table:table-cell>
          <table:table-cell table:style-name="ce22" office:value-type="string">
            <text:p>7.1.5 Create Connection Command</text:p>
          </table:table-cell>
          <table:table-cell table:style-name="ce22" office:value-type="string">
            <text:p>7.1.6 Disconnect Command</text:p>
          </table:table-cell>
          <table:table-cell table:style-name="ce22" office:value-type="string">
            <text:p>7.1.7 Create Connection Cancel Command</text:p>
          </table:table-cell>
          <table:table-cell table:style-name="ce22" office:value-type="string">
            <text:p>7.1.8 Accept Connection Request Command</text:p>
          </table:table-cell>
          <table:table-cell table:style-name="ce22" office:value-type="string">
            <text:p>7.1.9 Reject Connection Request Command</text:p>
          </table:table-cell>
          <table:table-cell table:style-name="ce22" office:value-type="string">
            <text:p>7.1.10 Link Key Request Reply Command</text:p>
          </table:table-cell>
          <table:table-cell table:style-name="ce22" office:value-type="string">
            <text:p>7.1.11 Link Key Request Negative Reply Command</text:p>
          </table:table-cell>
          <table:table-cell table:style-name="ce22" office:value-type="string">
            <text:p>7.1.12 PIN Code Request Reply Command</text:p>
          </table:table-cell>
          <table:table-cell table:style-name="ce22" office:value-type="string">
            <text:p>7.1.13 PIN Code Request Negative Reply Command</text:p>
          </table:table-cell>
          <table:table-cell table:style-name="ce22" office:value-type="string">
            <text:p>7.1.14 Change Connection Packet Type Command</text:p>
          </table:table-cell>
          <table:table-cell table:style-name="ce22" office:value-type="string">
            <text:p>7.1.15 Authentication Requested Command</text:p>
          </table:table-cell>
          <table:table-cell table:style-name="ce22" office:value-type="string">
            <text:p>7.1.16 Set Connection Encryption Command</text:p>
          </table:table-cell>
          <table:table-cell table:style-name="ce22" office:value-type="string">
            <text:p>7.1.17 Change Connection Link Key Command</text:p>
          </table:table-cell>
          <table:table-cell table:style-name="ce22" office:value-type="string">
            <text:p>7.1.18 Master Link Key Command</text:p>
          </table:table-cell>
          <table:table-cell table:style-name="ce22" office:value-type="string">
            <text:p>7.1.19 Remote Name Request Command</text:p>
          </table:table-cell>
          <table:table-cell table:style-name="ce22" office:value-type="string">
            <text:p>7.1.20 Remote Name Request Cancel Command</text:p>
          </table:table-cell>
          <table:table-cell table:style-name="ce22" office:value-type="string">
            <text:p>7.1.21 Read Remote Supported Features Command</text:p>
          </table:table-cell>
          <table:table-cell table:style-name="ce22" office:value-type="string">
            <text:p>7.1.22 Read Remote Extended Features Command</text:p>
          </table:table-cell>
          <table:table-cell table:style-name="ce22" office:value-type="string">
            <text:p>7.1.23 Read Remote Version Information Command</text:p>
          </table:table-cell>
          <table:table-cell table:style-name="ce22" office:value-type="string">
            <text:p>7.1.24 Read Clock Offset Command</text:p>
          </table:table-cell>
          <table:table-cell table:style-name="ce22" office:value-type="string">
            <text:p>7.1.25 Read LMP Handle Command</text:p>
          </table:table-cell>
          <table:table-cell table:style-name="ce22" office:value-type="string">
            <text:p>7.1.26 Setup Synchronous Connection Command</text:p>
          </table:table-cell>
          <table:table-cell table:style-name="ce22" office:value-type="string">
            <text:p>7.1.27 Accept Synchronous Connection Request Command</text:p>
          </table:table-cell>
          <table:table-cell table:style-name="ce22" office:value-type="string">
            <text:p>7.1.28 Reject Synchronous Connection Request Command</text:p>
          </table:table-cell>
          <table:table-cell table:style-name="ce22" office:value-type="string">
            <text:p>7.1.29 IO Capability Request Reply Command</text:p>
          </table:table-cell>
          <table:table-cell table:style-name="ce22" office:value-type="string">
            <text:p>7.1.30 User Confirmation Request Reply Command</text:p>
          </table:table-cell>
          <table:table-cell table:style-name="ce22" office:value-type="string">
            <text:p>7.1.31 User Confirmation Request Negative Reply Command</text:p>
          </table:table-cell>
          <table:table-cell table:style-name="ce22" office:value-type="string">
            <text:p>7.1.32 User Passkey Request Reply Command</text:p>
          </table:table-cell>
          <table:table-cell table:style-name="ce22" office:value-type="string">
            <text:p>7.1.33 User Passkey Request Negative Reply Command</text:p>
          </table:table-cell>
          <table:table-cell table:style-name="ce22" office:value-type="string">
            <text:p>7.1.34 Remote OOB Data Request Reply Command</text:p>
          </table:table-cell>
          <table:table-cell table:style-name="ce22" office:value-type="string">
            <text:p>7.1.35 Remote OOB Data Request Negative Reply Command</text:p>
          </table:table-cell>
          <table:table-cell table:style-name="ce22" office:value-type="string">
            <text:p>7.1.36 IO Capability Request Negative Reply Command</text:p>
          </table:table-cell>
          <table:table-cell table:style-name="ce17" office:value-type="string">
            <text:p>7.2.1 Hold Mode Command</text:p>
          </table:table-cell>
          <table:table-cell table:style-name="ce22" office:value-type="string">
            <text:p>7.2.2 Sniff Mode Command</text:p>
          </table:table-cell>
          <table:table-cell table:style-name="ce22" office:value-type="string">
            <text:p>7.2.3 Exit Sniff Mode Command</text:p>
          </table:table-cell>
          <table:table-cell table:style-name="ce22" office:value-type="string">
            <text:p>7.2.4 Park State Command</text:p>
          </table:table-cell>
          <table:table-cell table:style-name="ce22" office:value-type="string">
            <text:p>7.2.5 Exit Park State Command</text:p>
          </table:table-cell>
          <table:table-cell table:style-name="ce22" office:value-type="string">
            <text:p>7.2.6 QoS Setup Command</text:p>
          </table:table-cell>
          <table:table-cell table:style-name="ce22" office:value-type="string">
            <text:p>7.2.7 Role Discovery Command</text:p>
          </table:table-cell>
          <table:table-cell table:style-name="ce22" office:value-type="string">
            <text:p>7.2.8 Switch Role Command</text:p>
          </table:table-cell>
          <table:table-cell table:style-name="ce22" office:value-type="string">
            <text:p>7.2.9 Read Link Policy Settings Command</text:p>
          </table:table-cell>
          <table:table-cell table:style-name="ce22" office:value-type="string">
            <text:p>7.2.10 Write Link Policy Settings Command</text:p>
          </table:table-cell>
          <table:table-cell table:style-name="ce22" office:value-type="string">
            <text:p>7.2.11 Read Default Link Policy Settings Command</text:p>
          </table:table-cell>
          <table:table-cell table:style-name="ce22" office:value-type="string">
            <text:p>7.2.12 Write Default Link Policy Settings Command</text:p>
          </table:table-cell>
          <table:table-cell table:style-name="ce22" office:value-type="string">
            <text:p>7.2.13 Flow Specification Command</text:p>
          </table:table-cell>
          <table:table-cell table:style-name="ce22" office:value-type="string">
            <text:p>7.2.14 Sniff Subrating Command</text:p>
          </table:table-cell>
          <table:table-cell table:style-name="ce17" office:value-type="string">
            <text:p>7.3.1 Set Event Mask Command</text:p>
          </table:table-cell>
          <table:table-cell table:style-name="ce22" office:value-type="string">
            <text:p>7.3.2 Reset Command</text:p>
          </table:table-cell>
          <table:table-cell table:style-name="ce22" office:value-type="string">
            <text:p>7.3.3 Set Event Filter Command</text:p>
          </table:table-cell>
          <table:table-cell table:style-name="ce22" office:value-type="string">
            <text:p>7.3.4 Flush Command</text:p>
          </table:table-cell>
          <table:table-cell table:style-name="ce22" office:value-type="string">
            <text:p>7.3.5 Read PIN Type Command</text:p>
          </table:table-cell>
          <table:table-cell table:style-name="ce22" office:value-type="string">
            <text:p>7.3.6 Write PIN Type Command</text:p>
          </table:table-cell>
          <table:table-cell table:style-name="ce22" office:value-type="string">
            <text:p>7.3.7 Create New Unit Key Command</text:p>
          </table:table-cell>
          <table:table-cell table:style-name="ce22" office:value-type="string">
            <text:p>7.3.8 Read Stored Link Key Command</text:p>
          </table:table-cell>
          <table:table-cell table:style-name="ce22" office:value-type="string">
            <text:p>7.3.9 Write Stored Link Key Command</text:p>
          </table:table-cell>
          <table:table-cell table:style-name="ce22" office:value-type="string">
            <text:p>7.3.10 Delete Stored Link Key Command</text:p>
          </table:table-cell>
          <table:table-cell table:style-name="ce22" office:value-type="string">
            <text:p>7.3.11 Write Local Name Command</text:p>
          </table:table-cell>
          <table:table-cell table:style-name="ce22" office:value-type="string">
            <text:p>7.3.12 Read Local Name Command</text:p>
          </table:table-cell>
          <table:table-cell table:style-name="ce22" office:value-type="string">
            <text:p>7.3.13 Read Connection Accept Timeout Command</text:p>
          </table:table-cell>
          <table:table-cell table:style-name="ce22" office:value-type="string">
            <text:p>7.3.14 Write Connection Accept Timeout Command</text:p>
          </table:table-cell>
          <table:table-cell table:style-name="ce22" office:value-type="string">
            <text:p>7.3.15 Read Page Timeout Command</text:p>
          </table:table-cell>
          <table:table-cell table:style-name="ce22" office:value-type="string">
            <text:p>7.3.16 Write Page Timeout Command</text:p>
          </table:table-cell>
          <table:table-cell table:style-name="ce22" office:value-type="string">
            <text:p>7.3.17 Read Scan Enable Command</text:p>
          </table:table-cell>
          <table:table-cell table:style-name="ce22" office:value-type="string">
            <text:p>7.3.18 Write Scan Enable Command</text:p>
          </table:table-cell>
          <table:table-cell table:style-name="ce22" office:value-type="string">
            <text:p>7.3.19 Read Page Scan Activity Command</text:p>
          </table:table-cell>
          <table:table-cell table:style-name="ce22" office:value-type="string">
            <text:p>7.3.20 Write Page Scan Activity Command</text:p>
          </table:table-cell>
          <table:table-cell table:style-name="ce22" office:value-type="string">
            <text:p>7.3.21 Read Inquiry Scan Activity Command</text:p>
          </table:table-cell>
          <table:table-cell table:style-name="ce22" office:value-type="string">
            <text:p>7.3.22 Write Inquiry Scan Activity Command</text:p>
          </table:table-cell>
          <table:table-cell table:style-name="ce22" office:value-type="string">
            <text:p>7.3.23 Read Authentication Enable Command</text:p>
          </table:table-cell>
          <table:table-cell table:style-name="ce22" office:value-type="string">
            <text:p>7.3.24 Write Authentication Enable Command</text:p>
          </table:table-cell>
          <table:table-cell table:style-name="ce22" office:value-type="string">
            <text:p>7.3.25 Read Class of Device Command</text:p>
          </table:table-cell>
          <table:table-cell table:style-name="ce22" office:value-type="string">
            <text:p>7.3.26 Write Class of Device Command</text:p>
          </table:table-cell>
          <table:table-cell table:style-name="ce22" office:value-type="string">
            <text:p>7.3.27 Read Voice Setting Command</text:p>
          </table:table-cell>
          <table:table-cell table:style-name="ce22" office:value-type="string">
            <text:p>7.3.28 Write Voice Setting Command</text:p>
          </table:table-cell>
          <table:table-cell table:style-name="ce22" office:value-type="string">
            <text:p>7.3.29 Read Automatic Flush Timeout Command</text:p>
          </table:table-cell>
          <table:table-cell table:style-name="ce22" office:value-type="string">
            <text:p>7.3.30 Write Automatic Flush Timeout Command</text:p>
          </table:table-cell>
          <table:table-cell table:style-name="ce22" office:value-type="string">
            <text:p>7.3.31 Read Num Broadcast Retransmissions Command</text:p>
          </table:table-cell>
          <table:table-cell table:style-name="ce22" office:value-type="string">
            <text:p>7.3.32 Write Num Broadcast Retransmissions Command</text:p>
          </table:table-cell>
          <table:table-cell table:style-name="ce22" office:value-type="string">
            <text:p>7.3.33 Read Hold Mode Activity Command</text:p>
          </table:table-cell>
          <table:table-cell table:style-name="ce22" office:value-type="string">
            <text:p>7.3.34 Write Hold Mode Activity Command</text:p>
          </table:table-cell>
          <table:table-cell table:style-name="ce22" office:value-type="string">
            <text:p>7.3.35 Read Transmit Power Level Command</text:p>
          </table:table-cell>
          <table:table-cell table:style-name="ce22" office:value-type="string">
            <text:p>7.3.36 Read Synchronous Flow Control Enable Command</text:p>
          </table:table-cell>
          <table:table-cell table:style-name="ce22" office:value-type="string">
            <text:p>7.3.37 Write Synchronous Flow Control Enable Command</text:p>
          </table:table-cell>
          <table:table-cell table:style-name="ce22" office:value-type="string">
            <text:p>7.3.38 Set Controller To Host Flow Control Command</text:p>
          </table:table-cell>
          <table:table-cell table:style-name="ce22" office:value-type="string">
            <text:p>7.3.39 Host Buffer Size Command</text:p>
          </table:table-cell>
          <table:table-cell table:style-name="ce22" office:value-type="string">
            <text:p>7.3.40 Host Number Of Completed Packets Command</text:p>
          </table:table-cell>
          <table:table-cell table:style-name="ce22" office:value-type="string">
            <text:p>7.3.41 Read Link Supervision Timeout Command</text:p>
          </table:table-cell>
          <table:table-cell table:style-name="ce22" office:value-type="string">
            <text:p>7.3.42 Write Link Supervision Timeout Command</text:p>
          </table:table-cell>
          <table:table-cell table:style-name="ce22" office:value-type="string">
            <text:p>7.3.43 Read Number Of Supported IAC Command</text:p>
          </table:table-cell>
          <table:table-cell table:style-name="ce22" office:value-type="string">
            <text:p>7.3.44 Read Current IAC LAP Command</text:p>
          </table:table-cell>
          <table:table-cell table:style-name="ce22" office:value-type="string">
            <text:p>7.3.45 Write Current IAC LAP Command</text:p>
          </table:table-cell>
          <table:table-cell table:style-name="ce22" office:value-type="string">
            <text:p>7.3.46 Set AFH Host Channel Classification Command</text:p>
          </table:table-cell>
          <table:table-cell table:style-name="ce22" office:value-type="string">
            <text:p>7.3.47 Read Inquiry Scan Type Command</text:p>
          </table:table-cell>
          <table:table-cell table:style-name="ce22" office:value-type="string">
            <text:p>7.3.48 Write Inquiry Scan Type Command</text:p>
          </table:table-cell>
          <table:table-cell table:style-name="ce22" office:value-type="string">
            <text:p>7.3.49 Read Inquiry Mode Command</text:p>
          </table:table-cell>
          <table:table-cell table:style-name="ce22" office:value-type="string">
            <text:p>7.3.50 Write Inquiry Mode Command</text:p>
          </table:table-cell>
          <table:table-cell table:style-name="ce22" office:value-type="string">
            <text:p>7.3.51 Read Page Scan Type Command</text:p>
          </table:table-cell>
          <table:table-cell table:style-name="ce22" office:value-type="string">
            <text:p>7.3.52 Write Page Scan Type Command</text:p>
          </table:table-cell>
          <table:table-cell table:style-name="ce22" office:value-type="string">
            <text:p>7.3.53 Read AFH Channel Assessment Mode Command</text:p>
          </table:table-cell>
          <table:table-cell table:style-name="ce22" office:value-type="string">
            <text:p>7.3.54 Write AFH Channel Assessment Mode Command</text:p>
          </table:table-cell>
          <table:table-cell table:style-name="ce22" office:value-type="string">
            <text:p>7.3.55 Read Extended Inquiry Response Command</text:p>
          </table:table-cell>
          <table:table-cell table:style-name="ce22" office:value-type="string">
            <text:p>7.3.56 Write Extended Inquiry Response Command</text:p>
          </table:table-cell>
          <table:table-cell table:style-name="ce22" office:value-type="string">
            <text:p>7.3.57 Refresh Encryption Key</text:p>
          </table:table-cell>
          <table:table-cell table:style-name="ce22" office:value-type="string">
            <text:p>7.3.58 Read Simple Pairing Mode Command</text:p>
          </table:table-cell>
          <table:table-cell table:style-name="ce22" office:value-type="string">
            <text:p>7.3.59 Write Simple Pairing Mode Command</text:p>
          </table:table-cell>
          <table:table-cell table:style-name="ce22" office:value-type="string">
            <text:p>7.3.60 Read Local OOB Data Command</text:p>
          </table:table-cell>
          <table:table-cell table:style-name="ce22" office:value-type="string">
            <text:p>7.3.61 Read Inquiry Response Transmit Power Level Command</text:p>
          </table:table-cell>
          <table:table-cell table:style-name="ce22" office:value-type="string">
            <text:p>7.3.62 Write Inquiry Transmit Power Level Command</text:p>
          </table:table-cell>
          <table:table-cell table:style-name="ce22" office:value-type="string">
            <text:p>7.3.63 Send Keypress Notification Command</text:p>
          </table:table-cell>
          <table:table-cell table:style-name="ce22" office:value-type="string">
            <text:p>7.3.64 Read Default Erroneous Data Reporting</text:p>
          </table:table-cell>
          <table:table-cell table:style-name="ce22" office:value-type="string">
            <text:p>7.3.65 Write Default Erroneous Data Reporting</text:p>
          </table:table-cell>
          <table:table-cell table:style-name="ce22" office:value-type="string">
            <text:p>7.3.66 Enhanced Flush Command</text:p>
          </table:table-cell>
          <table:table-cell table:style-name="ce17" office:value-type="string">
            <text:p>7.4.1 Read Local Version Information Command</text:p>
          </table:table-cell>
          <table:table-cell table:style-name="ce22" office:value-type="string">
            <text:p>7.4.2 Read Local Supported Commands Command</text:p>
          </table:table-cell>
          <table:table-cell table:style-name="ce22" office:value-type="string">
            <text:p>7.4.3 Read Local Supported Features Command</text:p>
          </table:table-cell>
          <table:table-cell table:style-name="ce22" office:value-type="string">
            <text:p>7.4.4 Read Local Extended Features Command</text:p>
          </table:table-cell>
          <table:table-cell table:style-name="ce22" office:value-type="string">
            <text:p>7.4.5 Read Buffer Size Command</text:p>
          </table:table-cell>
          <table:table-cell table:style-name="ce22" office:value-type="string">
            <text:p>7.4.6 Read BD_ADDR Command</text:p>
          </table:table-cell>
          <table:table-cell table:style-name="ce17" office:value-type="string">
            <text:p>7.5.1 Read Failed Contact Counter Command</text:p>
          </table:table-cell>
          <table:table-cell table:style-name="ce22" office:value-type="string">
            <text:p>7.5.2 Reset Failed Contact Counter Command</text:p>
          </table:table-cell>
          <table:table-cell table:style-name="ce22" office:value-type="string">
            <text:p>7.5.3 Read Link Quality Command</text:p>
          </table:table-cell>
          <table:table-cell table:style-name="ce22" office:value-type="string">
            <text:p>7.5.4 Read RSSI Command</text:p>
          </table:table-cell>
          <table:table-cell table:style-name="ce22" office:value-type="string">
            <text:p>7.5.5 Read AFH Channel Map Command</text:p>
          </table:table-cell>
          <table:table-cell table:style-name="ce22" office:value-type="string">
            <text:p>7.5.6 Read Clock Command</text:p>
          </table:table-cell>
          <table:table-cell table:style-name="ce17" office:value-type="string">
            <text:p>7.6.1 Read Loopback Mode Command</text:p>
          </table:table-cell>
          <table:table-cell table:style-name="ce22" office:value-type="string">
            <text:p>7.6.2 Write Loopback Mode Command</text:p>
          </table:table-cell>
          <table:table-cell table:style-name="ce22" office:value-type="string">
            <text:p>7.6.3 Enable Device Under Test Mode Command</text:p>
          </table:table-cell>
          <table:table-cell table:style-name="ce22" office:value-type="string">
            <text:p>7.6.4 Write Simple Pairing Debug Mode Command</text:p>
          </table:table-cell>
          <table:table-cell table:style-name="ce17" office:value-type="string">
            <text:p>7.7.1 Inquiry Complete Event</text:p>
          </table:table-cell>
          <table:table-cell table:style-name="ce22" office:value-type="string">
            <text:p>7.7.2 Inquiry Result Event</text:p>
          </table:table-cell>
          <table:table-cell table:style-name="ce22" office:value-type="string">
            <text:p>7.7.3 Connection Complete Event</text:p>
          </table:table-cell>
          <table:table-cell table:style-name="ce22" office:value-type="string">
            <text:p>7.7.4 Connection Request Event</text:p>
          </table:table-cell>
          <table:table-cell table:style-name="ce22" office:value-type="string">
            <text:p>7.7.5 Disconnection Complete Event</text:p>
          </table:table-cell>
          <table:table-cell table:style-name="ce22" office:value-type="string">
            <text:p>7.7.6 Authentication Complete Event</text:p>
          </table:table-cell>
          <table:table-cell table:style-name="ce22" office:value-type="string">
            <text:p>7.7.7 Remote Name Request Complete Event</text:p>
          </table:table-cell>
          <table:table-cell table:style-name="ce22" office:value-type="string">
            <text:p>7.7.8 Encryption Change Event</text:p>
          </table:table-cell>
          <table:table-cell table:style-name="ce22" office:value-type="string">
            <text:p>7.7.9 Change Connection Link Key Complete Event</text:p>
          </table:table-cell>
          <table:table-cell table:style-name="ce22" office:value-type="string">
            <text:p>7.7.10 Master Link Key Complete Event</text:p>
          </table:table-cell>
          <table:table-cell table:style-name="ce22" office:value-type="string">
            <text:p>7.7.11 Read Remote Supported Features Complete Event</text:p>
          </table:table-cell>
          <table:table-cell table:style-name="ce22" office:value-type="string">
            <text:p>7.7.12 Read Remote Version Information Complete Event</text:p>
          </table:table-cell>
          <table:table-cell table:style-name="ce22" office:value-type="string">
            <text:p>7.7.13 QoS Setup Complete Event</text:p>
          </table:table-cell>
          <table:table-cell table:style-name="ce22" office:value-type="string">
            <text:p>7.7.14 Command Complete Event</text:p>
          </table:table-cell>
          <table:table-cell table:style-name="ce22" office:value-type="string">
            <text:p>7.7.15 Command Status Event</text:p>
          </table:table-cell>
          <table:table-cell table:style-name="ce22" office:value-type="string">
            <text:p>7.7.16 Hardware Error Event</text:p>
          </table:table-cell>
          <table:table-cell table:style-name="ce22" office:value-type="string">
            <text:p>7.7.17 Flush Occurred Event</text:p>
          </table:table-cell>
          <table:table-cell table:style-name="ce22" office:value-type="string">
            <text:p>7.7.18 Role Change Event</text:p>
          </table:table-cell>
          <table:table-cell table:style-name="ce22" office:value-type="string">
            <text:p>7.7.19 Number Of Completed Packets Event</text:p>
          </table:table-cell>
          <table:table-cell table:style-name="ce22" office:value-type="string">
            <text:p>7.7.20 Mode Change Event</text:p>
          </table:table-cell>
          <table:table-cell table:style-name="ce22" office:value-type="string">
            <text:p>7.7.21 Return Link Keys Event</text:p>
          </table:table-cell>
          <table:table-cell table:style-name="ce22" office:value-type="string">
            <text:p>7.7.22 PIN Code Request Event</text:p>
          </table:table-cell>
          <table:table-cell table:style-name="ce22" office:value-type="string">
            <text:p>7.7.23 Link Key Request Event</text:p>
          </table:table-cell>
          <table:table-cell table:style-name="ce22" office:value-type="string">
            <text:p>7.7.24 Link Key Notification Event</text:p>
          </table:table-cell>
          <table:table-cell table:style-name="ce22" office:value-type="string">
            <text:p>7.7.25 Loopback Command Event</text:p>
          </table:table-cell>
          <table:table-cell table:style-name="ce22" office:value-type="string">
            <text:p>7.7.26 Data Buffer Overflow Event</text:p>
          </table:table-cell>
          <table:table-cell table:style-name="ce22" office:value-type="string">
            <text:p>7.7.27 Max Slots Change Event</text:p>
          </table:table-cell>
          <table:table-cell table:style-name="ce22" office:value-type="string">
            <text:p>7.7.28 Read Clock Offset Complete Event</text:p>
          </table:table-cell>
          <table:table-cell table:style-name="ce22" office:value-type="string">
            <text:p>7.7.29 Connection Packet Type Changed Event</text:p>
          </table:table-cell>
          <table:table-cell table:style-name="ce22" office:value-type="string">
            <text:p>7.7.30 QoS Violation Event</text:p>
          </table:table-cell>
          <table:table-cell table:style-name="ce22" office:value-type="string">
            <text:p>7.7.31 Page Scan Repetition Mode Change Event</text:p>
          </table:table-cell>
          <table:table-cell table:style-name="ce22" office:value-type="string">
            <text:p>7.7.32 Flow Specification Complete Event</text:p>
          </table:table-cell>
          <table:table-cell table:style-name="ce22" office:value-type="string">
            <text:p>7.7.33 Inquiry Result with RSSI Event</text:p>
          </table:table-cell>
          <table:table-cell table:style-name="ce22" office:value-type="string">
            <text:p>7.7.34 Read Remote Extended Features Complete Event</text:p>
          </table:table-cell>
          <table:table-cell table:style-name="ce22" office:value-type="string">
            <text:p>7.7.35 Synchronous Connection Complete Event</text:p>
          </table:table-cell>
          <table:table-cell table:style-name="ce22" office:value-type="string">
            <text:p>7.7.36 Synchronous Connection Changed event</text:p>
          </table:table-cell>
          <table:table-cell table:style-name="ce22" office:value-type="string">
            <text:p>7.7.37 Sniff Subrating Event</text:p>
          </table:table-cell>
          <table:table-cell table:style-name="ce22" office:value-type="string">
            <text:p>7.7.38 Extended Inquiry Result Event</text:p>
          </table:table-cell>
          <table:table-cell table:style-name="ce22" office:value-type="string">
            <text:p>7.7.39 Encryption Key Refresh Complete</text:p>
          </table:table-cell>
          <table:table-cell table:style-name="ce22" office:value-type="string">
            <text:p>7.7.40 IO Capability Request Event</text:p>
          </table:table-cell>
          <table:table-cell table:style-name="ce22" office:value-type="string">
            <text:p>7.7.41 IO Capability Response Event</text:p>
          </table:table-cell>
          <table:table-cell table:style-name="ce22" office:value-type="string">
            <text:p>7.7.42 User Confirmation Request Event</text:p>
          </table:table-cell>
          <table:table-cell table:style-name="ce22" office:value-type="string">
            <text:p>7.7.43 User Passkey Request Event</text:p>
          </table:table-cell>
          <table:table-cell table:style-name="ce22" office:value-type="string">
            <text:p>7.7.44 Remote OOB Data Request Event</text:p>
          </table:table-cell>
          <table:table-cell table:style-name="ce22" office:value-type="string">
            <text:p>7.7.45 Simple Pairing Complete Event</text:p>
          </table:table-cell>
          <table:table-cell table:style-name="ce22" office:value-type="string">
            <text:p>7.7.46 Link Supervision Timeout Changed Event</text:p>
          </table:table-cell>
          <table:table-cell table:style-name="ce22" office:value-type="string">
            <text:p>7.7.47 Enhanced Flush Complete Event</text:p>
          </table:table-cell>
          <table:table-cell table:style-name="ce22" office:value-type="string">
            <text:p>7.7.48 User Passkey Notification Event</text:p>
          </table:table-cell>
          <table:table-cell table:style-name="ce22" office:value-type="string">
            <text:p>7.7.49 Keypress Notification Event</text:p>
          </table:table-cell>
          <table:table-cell table:style-name="ce22" office:value-type="string">
            <text:p>7.7.50 Remote Host Supported Features Notification Event</text:p>
          </table:table-cell>
          <table:table-cell table:number-columns-repeated="838"/>
        </table:table-row>
        <table:table-row table:style-name="ro2">
          <table:table-cell table:style-name="ce2"/>
          <table:table-cell table:style-name="ce5" office:value-type="float" office:value="1">
            <text:p>1</text:p>
          </table:table-cell>
          <table:table-cell table:style-name="ce10" office:value-type="string">
            <text:p>Connect link after reset</text:p>
          </table:table-cell>
          <table:table-cell table:style-name="ce10" office:value-type="string">
            <text:p>Connect, issue reset cmd, reconnect</text:p>
          </table:table-cell>
          <table:table-cell table:style-name="ce18"/>
          <table:table-cell table:style-name="ce23" table:number-columns-repeated="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table:number-columns-repeated="26"/>
          <table:table-cell table:style-name="ce18"/>
          <table:table-cell table:style-name="ce23" table:number-columns-repeated="13"/>
          <table:table-cell table:style-name="ce18"/>
          <table:table-cell table:style-name="ce23" office:value-type="float" office:value="1">
            <text:p>1</text:p>
          </table:table-cell>
          <table:table-cell table:style-name="ce23" table:number-columns-repeated="64"/>
          <table:table-cell table:style-name="ce18"/>
          <table:table-cell table:style-name="ce23" table:number-columns-repeated="5"/>
          <table:table-cell table:style-name="ce18"/>
          <table:table-cell table:style-name="ce23" table:number-columns-repeated="5"/>
          <table:table-cell table:style-name="ce18"/>
          <table:table-cell table:style-name="ce23" table:number-columns-repeated="3"/>
          <table:table-cell table:style-name="ce18"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8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7"/>
          <table:table-cell table:style-name="ce23" office:value-type="float" office:value="1">
            <text:p>1</text:p>
          </table:table-cell>
          <table:table-cell table:style-name="ce23" table:number-columns-repeated="27"/>
          <table:table-cell table:style-name="ce10"/>
          <table:table-cell table:style-name="ce2" table:number-columns-repeated="837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Read controller information and compare with remote</text:p>
          </table:table-cell>
          <table:table-cell table:style-name="ce11" office:value-type="string">
            <text:p>see coverage for commands; compare against required capability; read from remote and verify</text:p>
          </table:table-cell>
          <table:table-cell table:style-name="ce19"/>
          <table:table-cell table:style-name="ce24" table:number-columns-repeated="1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5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8"/>
          <table:table-cell table:style-name="ce24" office:value-type="float" office:value="1">
            <text:p>1</text:p>
          </table:table-cell>
          <table:table-cell table:style-name="ce24" table:number-columns-repeated="16"/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Change local name and verify on remote</text:p>
          </table:table-cell>
          <table:table-cell table:style-name="ce11" office:value-type="string">
            <text:p>Read+change+verify using remote DUT (no previous connection; interrupt first attempt), reset original</text:p>
          </table:table-cell>
          <table:table-cell table:style-name="ce19"/>
          <table:table-cell table:style-name="ce24" table:number-columns-repeated="17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6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54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4"/>
          <table:table-cell table:style-name="ce24" office:value-type="float" office:value="1">
            <text:p>1</text:p>
          </table:table-cell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Change local device class and verify on remote</text:p>
          </table:table-cell>
          <table:table-cell table:style-name="ce11" office:value-type="string">
            <text:p>Read+change+verify with inquiry on remote (use filter); reset original</text:p>
          </table:table-cell>
          <table:table-cell table:style-name="ce19" office:value-type="float" office:value="1">
            <text:p>1</text:p>
          </table:table-cell>
          <table:table-cell table:style-name="ce24" table:number-columns-repeated="35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2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0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5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Inquiry with alternate IAC LAP</text:p>
          </table:table-cell>
          <table:table-cell table:style-name="ce11" office:value-type="string">
            <text:p>Read supported count; change current LAPs; scan on remote with new IAC; restore state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4"/>
          <table:table-cell table:style-name="ce19"/>
          <table:table-cell table:style-name="ce24" table:number-columns-repeated="13"/>
          <table:table-cell table:style-name="ce19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3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1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style-name="ce24" office:value-type="float" office:value="1">
            <text:p>1</text:p>
          </table:table-cell>
          <table:table-cell table:style-name="ce24" table:number-columns-repeated="36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Inquiry with remote scan state cycle</text:p>
          </table:table-cell>
          <table:table-cell table:style-name="ce11" office:value-type="string">
            <text:p>Inquiry; modify remote discoverability with scan state (just connect on page); inquiry responses (extended, RSSI too)</text:p>
          </table:table-cell>
          <table:table-cell table:style-name="ce19" office:value-type="float" office:value="1">
            <text:p>1</text:p>
          </table:table-cell>
          <table:table-cell table:style-name="ce24" table:number-columns-repeated="35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1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0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style-name="ce24" office:value-type="float" office:value="1">
            <text:p>1</text:p>
          </table:table-cell>
          <table:table-cell table:style-name="ce24" table:number-columns-repeated="16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12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Synchronous data transfer with error reporting, scan and renegotiation</text:p>
          </table:table-cell>
          <table:table-cell table:style-name="ce11" office:value-type="string">
            <text:p>(e)SCO transfers between DUTs; enable error reporting; page scan/connect third DUT (should not pause xfer); renegotiate at halfway point and continue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1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table:number-columns-repeated="1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4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Periodic inquiry with changing Tx power</text:p>
          </table:table-cell>
          <table:table-cell table:style-name="ce11" office:value-type="string">
            <text:p>Ongoing inquiry searching for discoverability limits</text:p>
          </table:table-cell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2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5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style-name="ce24" office:value-type="float" office:value="1">
            <text:p>1</text:p>
          </table:table-cell>
          <table:table-cell table:style-name="ce24" table:number-columns-repeated="36"/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Connect link</text:p>
          </table:table-cell>
          <table:table-cell table:style-name="ce11" office:value-type="string">
            <text:p>remote accept → audit (observer kernel driver actions); verify with data → ACL xfer; disconnect → connect case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22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table:number-columns-repeated="21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Reject incoming connection</text:p>
          </table:table-cell>
          <table:table-cell table:style-name="ce11" office:value-type="string">
            <text:p>Explicit reject (device/user/auth/pin), page reply timeout, connection accept timeout; both (e)SCO/ACL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10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2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7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Change synchronous connection voice setting</text:p>
          </table:table-cell>
          <table:table-cell table:style-name="ce11" office:value-type="string">
            <text:p>transfer → change → transfer more (also 1/many voice connections; all should change with voice setting param)</text:p>
          </table:table-cell>
          <table:table-cell table:style-name="ce19"/>
          <table:table-cell table:style-name="ce24" table:number-columns-repeated="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8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table:number-columns-repeated="19"/>
          <table:table-cell table:style-name="ce24" office:value-type="float" office:value="1">
            <text:p>1</text:p>
          </table:table-cell>
          <table:table-cell table:style-name="ce24" table:number-columns-repeated="15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Hold then resume ongoing transfer</text:p>
          </table:table-cell>
          <table:table-cell table:style-name="ce11" office:value-type="string">
            <text:p>Continuous data transfer; enter hold mode; verify continuation on hold mode exit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19"/>
          <table:table-cell table:style-name="ce24" table:number-columns-repeated="31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2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0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27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Listen in sniff mode</text:p>
          </table:table-cell>
          <table:table-cell table:style-name="ce11" office:value-type="string">
            <text:p>remote in sniff mode; change subrating; keepalive with ACL data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19"/>
          <table:table-cell table:style-name="ce24" table:number-columns-repeated="6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Park and unpark remote</text:p>
          </table:table-cell>
          <table:table-cell table:style-name="ce11" office:value-type="string">
            <text:p>Link-level connection with remote; park remote, wait, unpark, verify with data transfer (should still be in sync → good latency for setup)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19"/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62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27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Establish 3-device piconet with role switch and broadcast data</text:p>
          </table:table-cell>
          <table:table-cell table:style-name="ce11" office:value-type="string">
            <text:p>3*DUT; connect 1-&gt;2-&gt;3; switch 1&lt;-2-&gt;3 ; DUT 2 broadcasts; set retransmissions and verify at least half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18"/>
          <table:table-cell table:style-name="ce19"/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19"/>
          <table:table-cell table:style-name="ce24" table:number-columns-repeated="2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4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32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ACL data transfer with QoS</text:p>
          </table:table-cell>
          <table:table-cell table:style-name="ce11" office:value-type="string">
            <text:p>Request best effort/guaranteed connection with x parameters; transfer data and measure to verify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/>
          <table:table-cell table:style-name="ce19"/>
          <table:table-cell table:style-name="ce24" table:number-columns-repeated="6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table:number-columns-repeated="18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Partial flush by packet type on ACL data transfer</text:p>
          </table:table-cell>
          <table:table-cell table:style-name="ce11" office:value-type="string">
            <text:p>ACL data transfer to remote using multiple packet types; enhanced flush for one type; verify transmission for rest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4"/>
          <table:table-cell table:style-name="ce24" office:value-type="float" office:value="1">
            <text:p>1</text:p>
          </table:table-cell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23"/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QoS on poor quality link</text:p>
          </table:table-cell>
          <table:table-cell table:style-name="ce11" office:value-type="string">
            <text:p>Data transfer with autoflush setting, noisy environment/low power/etc; track failure counter increases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27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6"/>
          <table:table-cell table:style-name="ce19"/>
          <table:table-cell table:style-name="ce24" table:number-columns-repeated="5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27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Adjust link supervision timeout</text:p>
          </table:table-cell>
          <table:table-cell table:style-name="ce11" office:value-type="string">
            <text:p>Set to a value, verify disconnect after no packets from slave until timeout; set zero, link should remain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3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4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22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Adjust Host flow control</text:p>
          </table:table-cell>
          <table:table-cell table:style-name="ce11" office:value-type="string">
            <text:p>connect/transfer/reset/reconnect with different host buffer sizes, flow control on (do sync &amp; async transfers)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1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3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table:number-columns-repeated="15"/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Read connected link information</text:p>
          </table:table-cell>
          <table:table-cell table:style-name="ce11" office:value-type="string">
            <text:p>Establish link with multiple channels; see coverage for commands; check that remote matches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33"/>
          <table:table-cell table:style-name="ce24" office:value-type="float" office:value="1">
            <text:p>1</text:p>
          </table:table-cell>
          <table:table-cell table:style-name="ce24" table:number-columns-repeated="31"/>
          <table:table-cell table:style-name="ce19"/>
          <table:table-cell table:style-name="ce24" table:number-columns-repeated="5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22"/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Authentication with pairing as master</text:p>
          </table:table-cell>
          <table:table-cell table:style-name="ce11" office:value-type="string">
            <text:p>Establish connection, request authentication and perform pairing with regular pin query sequence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21"/>
          <table:table-cell table:style-name="ce19"/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18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10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number-columns-repeated="838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11" office:value-type="string">
            <text:p>Authentication with pairing as slave</text:p>
          </table:table-cell>
          <table:table-cell table:style-name="ce11" office:value-type="string">
            <text:p>Wait for connection then perform pairing during authentication</text:p>
          </table:table-cell>
          <table:table-cell table:style-name="ce19"/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4"/>
          <table:table-cell table:style-name="ce19"/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18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Connect link with encryption and authentication</text:p>
          </table:table-cell>
          <table:table-cell table:style-name="ce11" office:value-type="string">
            <text:p>Authentication; pin query sequence if necessary; link level encryption; verify at end with data transfer; change encryption key mid-transfer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9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50"/>
          <table:table-cell table:style-name="ce24" office:value-type="float" office:value="1">
            <text:p>1</text:p>
          </table:table-cell>
          <table:table-cell table:style-name="ce24" table:number-columns-repeated="9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4"/>
          <table:table-cell table:style-name="ce24" office:value-type="float" office:value="1">
            <text:p>1</text:p>
          </table:table-cell>
          <table:table-cell table:style-name="ce24" table:number-columns-repeated="11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Connect with Simple Pairing</text:p>
          </table:table-cell>
          <table:table-cell table:style-name="ce11" office:value-type="string">
            <text:p>As regular pairing, but use Simple Pairing sequence instead; use OOB data/numeric comp/passkey; do user fail and success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5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table:number-columns-repeated="3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5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Loopback test mode test</text:p>
          </table:table-cell>
          <table:table-cell table:style-name="ce11" office:value-type="string">
            <text:p>Local loopback + ACL transfer; remote loopback + transfer</text:p>
          </table:table-cell>
          <table:table-cell table:style-name="ce19"/>
          <table:table-cell table:style-name="ce24" table:number-columns-repeated="35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table:number-columns-repeated="4"/>
          <table:table-cell table:style-name="ce24" office:value-type="float" office:value="1">
            <text:p>1</text:p>
          </table:table-cell>
          <table:table-cell table:style-name="ce24" table:number-columns-repeated="5"/>
          <table:table-cell table:style-name="ce24" office:value-type="float" office:value="1">
            <text:p>1</text:p>
          </table:table-cell>
          <table:table-cell table:style-name="ce24" table:number-columns-repeated="25"/>
          <table:table-cell table:number-columns-repeated="838"/>
        </table:table-row>
        <table:table-row table:style-name="ro2">
          <table:table-cell/>
          <table:table-cell table:style-name="ce5"/>
          <table:table-cell table:style-name="ce11" office:value-type="string">
            <text:p>Data transfer with changing channel classification</text:p>
          </table:table-cell>
          <table:table-cell table:style-name="ce11" office:value-type="string">
            <text:p>change AFH channel during data transfer; verify correct Rx; measure speed vs channel availability</text:p>
          </table:table-cell>
          <table:table-cell table:style-name="ce19"/>
          <table:table-cell table:style-name="ce24" table:number-columns-repeated="3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table:number-columns-repeated="26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44"/>
          <table:table-cell table:style-name="ce24" office:value-type="float" office:value="1">
            <text:p>1</text:p>
          </table:table-cell>
          <table:table-cell table:style-name="ce24" table:number-columns-repeated="6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2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8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7"/>
          <table:table-cell table:style-name="ce24" office:value-type="float" office:value="1">
            <text:p>1</text:p>
          </table:table-cell>
          <table:table-cell table:style-name="ce24" table:number-columns-repeated="27"/>
          <table:table-cell table:number-columns-repeated="838"/>
        </table:table-row>
        <table:table-row table:style-name="ro2" table:number-rows-repeated="2">
          <table:table-cell table:number-columns-repeated="2"/>
          <table:table-cell table:style-name="ce11" table:number-columns-repeated="2"/>
          <table:table-cell table:style-name="ce19"/>
          <table:table-cell table:style-name="ce24" table:number-columns-repeated="35"/>
          <table:table-cell table:style-name="ce19"/>
          <table:table-cell table:style-name="ce24" table:number-columns-repeated="13"/>
          <table:table-cell table:style-name="ce19"/>
          <table:table-cell table:style-name="ce24" table:number-columns-repeated="6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5"/>
          <table:table-cell table:style-name="ce19"/>
          <table:table-cell table:style-name="ce24" table:number-columns-repeated="3"/>
          <table:table-cell table:style-name="ce19"/>
          <table:table-cell table:style-name="ce24" table:number-columns-repeated="49"/>
          <table:table-cell table:number-columns-repeated="838"/>
        </table:table-row>
        <table:table-row table:style-name="ro2">
          <table:table-cell table:style-name="ce3" table:number-columns-repeated="3"/>
          <table:table-cell table:style-name="ce14" office:value-type="string">
            <text:p>Ok: </text:p>
          </table:table-cell>
          <table:table-cell table:style-name="ce20" table:formula="of:=IF(SUM([.E8:.E36])&gt;0;1;0)" office:value-type="float" office:value="1">
            <text:p>1</text:p>
          </table:table-cell>
          <table:table-cell table:style-name="ce20" table:formula="of:=IF(SUM([.F8:.F36])&gt;0;1;0)" office:value-type="float" office:value="1">
            <text:p>1</text:p>
          </table:table-cell>
          <table:table-cell table:style-name="ce20" table:formula="of:=IF(SUM([.G8:.G36])&gt;0;1;0)" office:value-type="float" office:value="1">
            <text:p>1</text:p>
          </table:table-cell>
          <table:table-cell table:style-name="ce20" table:formula="of:=IF(SUM([.H8:.H36])&gt;0;1;0)" office:value-type="float" office:value="1">
            <text:p>1</text:p>
          </table:table-cell>
          <table:table-cell table:style-name="ce20" table:formula="of:=IF(SUM([.I8:.I36])&gt;0;1;0)" office:value-type="float" office:value="1">
            <text:p>1</text:p>
          </table:table-cell>
          <table:table-cell table:style-name="ce20" table:formula="of:=IF(SUM([.J8:.J36])&gt;0;1;0)" office:value-type="float" office:value="1">
            <text:p>1</text:p>
          </table:table-cell>
          <table:table-cell table:style-name="ce20" table:formula="of:=IF(SUM([.K8:.K36])&gt;0;1;0)" office:value-type="float" office:value="1">
            <text:p>1</text:p>
          </table:table-cell>
          <table:table-cell table:style-name="ce20" table:formula="of:=IF(SUM([.L8:.L36])&gt;0;1;0)" office:value-type="float" office:value="1">
            <text:p>1</text:p>
          </table:table-cell>
          <table:table-cell table:style-name="ce20" table:formula="of:=IF(SUM([.M8:.M36])&gt;0;1;0)" office:value-type="float" office:value="1">
            <text:p>1</text:p>
          </table:table-cell>
          <table:table-cell table:style-name="ce20" table:formula="of:=IF(SUM([.N8:.N36])&gt;0;1;0)" office:value-type="float" office:value="1">
            <text:p>1</text:p>
          </table:table-cell>
          <table:table-cell table:style-name="ce20" table:formula="of:=IF(SUM([.O8:.O36])&gt;0;1;0)" office:value-type="float" office:value="1">
            <text:p>1</text:p>
          </table:table-cell>
          <table:table-cell table:style-name="ce20" table:formula="of:=IF(SUM([.P8:.P36])&gt;0;1;0)" office:value-type="float" office:value="1">
            <text:p>1</text:p>
          </table:table-cell>
          <table:table-cell table:style-name="ce20" table:formula="of:=IF(SUM([.Q8:.Q36])&gt;0;1;0)" office:value-type="float" office:value="1">
            <text:p>1</text:p>
          </table:table-cell>
          <table:table-cell table:style-name="ce20" table:formula="of:=IF(SUM([.R8:.R36])&gt;0;1;0)" office:value-type="float" office:value="1">
            <text:p>1</text:p>
          </table:table-cell>
          <table:table-cell table:style-name="ce20" table:formula="of:=IF(SUM([.S8:.S36])&gt;0;1;0)" office:value-type="float" office:value="1">
            <text:p>1</text:p>
          </table:table-cell>
          <table:table-cell table:style-name="ce20" table:formula="of:=IF(SUM([.T8:.T36])&gt;0;1;0)" office:value-type="float" office:value="1">
            <text:p>1</text:p>
          </table:table-cell>
          <table:table-cell table:style-name="ce20" table:formula="of:=IF(SUM([.U8:.U36])&gt;0;1;0)" office:value-type="float" office:value="1">
            <text:p>1</text:p>
          </table:table-cell>
          <table:table-cell table:style-name="ce20" table:formula="of:=IF(SUM([.V8:.V36])&gt;0;1;0)" office:value-type="float" office:value="1">
            <text:p>1</text:p>
          </table:table-cell>
          <table:table-cell table:style-name="ce20" table:formula="of:=IF(SUM([.W8:.W36])&gt;0;1;0)" office:value-type="float" office:value="1">
            <text:p>1</text:p>
          </table:table-cell>
          <table:table-cell table:style-name="ce20" table:formula="of:=IF(SUM([.X8:.X36])&gt;0;1;0)" office:value-type="float" office:value="1">
            <text:p>1</text:p>
          </table:table-cell>
          <table:table-cell table:style-name="ce20" table:formula="of:=IF(SUM([.Y8:.Y36])&gt;0;1;0)" office:value-type="float" office:value="1">
            <text:p>1</text:p>
          </table:table-cell>
          <table:table-cell table:style-name="ce20" table:formula="of:=IF(SUM([.Z8:.Z36])&gt;0;1;0)" office:value-type="float" office:value="1">
            <text:p>1</text:p>
          </table:table-cell>
          <table:table-cell table:style-name="ce20" table:formula="of:=IF(SUM([.AA8:.AA36])&gt;0;1;0)" office:value-type="float" office:value="1">
            <text:p>1</text:p>
          </table:table-cell>
          <table:table-cell table:style-name="ce20" table:formula="of:=IF(SUM([.AB8:.AB36])&gt;0;1;0)" office:value-type="float" office:value="1">
            <text:p>1</text:p>
          </table:table-cell>
          <table:table-cell table:style-name="ce20" table:formula="of:=IF(SUM([.AC8:.AC36])&gt;0;1;0)" office:value-type="float" office:value="1">
            <text:p>1</text:p>
          </table:table-cell>
          <table:table-cell table:style-name="ce20" table:formula="of:=IF(SUM([.AD8:.AD36])&gt;0;1;0)" office:value-type="float" office:value="1">
            <text:p>1</text:p>
          </table:table-cell>
          <table:table-cell table:style-name="ce20" table:formula="of:=IF(SUM([.AE8:.AE36])&gt;0;1;0)" office:value-type="float" office:value="1">
            <text:p>1</text:p>
          </table:table-cell>
          <table:table-cell table:style-name="ce20" table:formula="of:=IF(SUM([.AF8:.AF36])&gt;0;1;0)" office:value-type="float" office:value="1">
            <text:p>1</text:p>
          </table:table-cell>
          <table:table-cell table:style-name="ce20" table:formula="of:=IF(SUM([.AG8:.AG36])&gt;0;1;0)" office:value-type="float" office:value="1">
            <text:p>1</text:p>
          </table:table-cell>
          <table:table-cell table:style-name="ce20" table:formula="of:=IF(SUM([.AH8:.AH36])&gt;0;1;0)" office:value-type="float" office:value="1">
            <text:p>1</text:p>
          </table:table-cell>
          <table:table-cell table:style-name="ce20" table:formula="of:=IF(SUM([.AI8:.AI36])&gt;0;1;0)" office:value-type="float" office:value="1">
            <text:p>1</text:p>
          </table:table-cell>
          <table:table-cell table:style-name="ce20" table:formula="of:=IF(SUM([.AJ8:.AJ36])&gt;0;1;0)" office:value-type="float" office:value="1">
            <text:p>1</text:p>
          </table:table-cell>
          <table:table-cell table:style-name="ce20" table:formula="of:=IF(SUM([.AK8:.AK36])&gt;0;1;0)" office:value-type="float" office:value="1">
            <text:p>1</text:p>
          </table:table-cell>
          <table:table-cell table:style-name="ce20" table:formula="of:=IF(SUM([.AL8:.AL36])&gt;0;1;0)" office:value-type="float" office:value="1">
            <text:p>1</text:p>
          </table:table-cell>
          <table:table-cell table:style-name="ce20" table:formula="of:=IF(SUM([.AM8:.AM36])&gt;0;1;0)" office:value-type="float" office:value="1">
            <text:p>1</text:p>
          </table:table-cell>
          <table:table-cell table:style-name="ce20" table:formula="of:=IF(SUM([.AN8:.AN36])&gt;0;1;0)" office:value-type="float" office:value="1">
            <text:p>1</text:p>
          </table:table-cell>
          <table:table-cell table:style-name="ce20" table:formula="of:=IF(SUM([.AO8:.AO36])&gt;0;1;0)" office:value-type="float" office:value="1">
            <text:p>1</text:p>
          </table:table-cell>
          <table:table-cell table:style-name="ce20" table:formula="of:=IF(SUM([.AP8:.AP36])&gt;0;1;0)" office:value-type="float" office:value="1">
            <text:p>1</text:p>
          </table:table-cell>
          <table:table-cell table:style-name="ce20" table:formula="of:=IF(SUM([.AQ8:.AQ36])&gt;0;1;0)" office:value-type="float" office:value="1">
            <text:p>1</text:p>
          </table:table-cell>
          <table:table-cell table:style-name="ce20" table:formula="of:=IF(SUM([.AR8:.AR36])&gt;0;1;0)" office:value-type="float" office:value="1">
            <text:p>1</text:p>
          </table:table-cell>
          <table:table-cell table:style-name="ce20" table:formula="of:=IF(SUM([.AS8:.AS36])&gt;0;1;0)" office:value-type="float" office:value="1">
            <text:p>1</text:p>
          </table:table-cell>
          <table:table-cell table:style-name="ce20" table:formula="of:=IF(SUM([.AT8:.AT36])&gt;0;1;0)" office:value-type="float" office:value="1">
            <text:p>1</text:p>
          </table:table-cell>
          <table:table-cell table:style-name="ce20" table:formula="of:=IF(SUM([.AU8:.AU36])&gt;0;1;0)" office:value-type="float" office:value="1">
            <text:p>1</text:p>
          </table:table-cell>
          <table:table-cell table:style-name="ce20" table:formula="of:=IF(SUM([.AV8:.AV36])&gt;0;1;0)" office:value-type="float" office:value="1">
            <text:p>1</text:p>
          </table:table-cell>
          <table:table-cell table:style-name="ce20" table:formula="of:=IF(SUM([.AW8:.AW36])&gt;0;1;0)" office:value-type="float" office:value="1">
            <text:p>1</text:p>
          </table:table-cell>
          <table:table-cell table:style-name="ce20" table:formula="of:=IF(SUM([.AX8:.AX36])&gt;0;1;0)" office:value-type="float" office:value="1">
            <text:p>1</text:p>
          </table:table-cell>
          <table:table-cell table:style-name="ce20" table:formula="of:=IF(SUM([.AY8:.AY36])&gt;0;1;0)" office:value-type="float" office:value="1">
            <text:p>1</text:p>
          </table:table-cell>
          <table:table-cell table:style-name="ce20" table:formula="of:=IF(SUM([.AZ8:.AZ36])&gt;0;1;0)" office:value-type="float" office:value="1">
            <text:p>1</text:p>
          </table:table-cell>
          <table:table-cell table:style-name="ce20" table:formula="of:=IF(SUM([.BA8:.BA36])&gt;0;1;0)" office:value-type="float" office:value="1">
            <text:p>1</text:p>
          </table:table-cell>
          <table:table-cell table:style-name="ce20" table:formula="of:=IF(SUM([.BB8:.BB36])&gt;0;1;0)" office:value-type="float" office:value="1">
            <text:p>1</text:p>
          </table:table-cell>
          <table:table-cell table:style-name="ce20" table:formula="of:=IF(SUM([.BC8:.BC36])&gt;0;1;0)" office:value-type="float" office:value="1">
            <text:p>1</text:p>
          </table:table-cell>
          <table:table-cell table:style-name="ce20" table:formula="of:=IF(SUM([.BD8:.BD36])&gt;0;1;0)" office:value-type="float" office:value="1">
            <text:p>1</text:p>
          </table:table-cell>
          <table:table-cell table:style-name="ce20" table:formula="of:=IF(SUM([.BE8:.BE36])&gt;0;1;0)" office:value-type="float" office:value="1">
            <text:p>1</text:p>
          </table:table-cell>
          <table:table-cell table:style-name="ce20" table:formula="of:=IF(SUM([.BF8:.BF36])&gt;0;1;0)" office:value-type="float" office:value="1">
            <text:p>1</text:p>
          </table:table-cell>
          <table:table-cell table:style-name="ce20" table:formula="of:=IF(SUM([.BG8:.BG36])&gt;0;1;0)" office:value-type="float" office:value="1">
            <text:p>1</text:p>
          </table:table-cell>
          <table:table-cell table:style-name="ce20" table:formula="of:=IF(SUM([.BH8:.BH36])&gt;0;1;0)" office:value-type="float" office:value="1">
            <text:p>1</text:p>
          </table:table-cell>
          <table:table-cell table:style-name="ce20" table:formula="of:=IF(SUM([.BI8:.BI36])&gt;0;1;0)" office:value-type="float" office:value="0">
            <text:p>0</text:p>
          </table:table-cell>
          <table:table-cell table:style-name="ce20" table:formula="of:=IF(SUM([.BJ8:.BJ36])&gt;0;1;0)" office:value-type="float" office:value="1">
            <text:p>1</text:p>
          </table:table-cell>
          <table:table-cell table:style-name="ce20" table:formula="of:=IF(SUM([.BK8:.BK36])&gt;0;1;0)" office:value-type="float" office:value="1">
            <text:p>1</text:p>
          </table:table-cell>
          <table:table-cell table:style-name="ce20" table:formula="of:=IF(SUM([.BL8:.BL36])&gt;0;1;0)" office:value-type="float" office:value="1">
            <text:p>1</text:p>
          </table:table-cell>
          <table:table-cell table:style-name="ce20" table:formula="of:=IF(SUM([.BM8:.BM36])&gt;0;1;0)" office:value-type="float" office:value="1">
            <text:p>1</text:p>
          </table:table-cell>
          <table:table-cell table:style-name="ce20" table:formula="of:=IF(SUM([.BN8:.BN36])&gt;0;1;0)" office:value-type="float" office:value="1">
            <text:p>1</text:p>
          </table:table-cell>
          <table:table-cell table:style-name="ce20" table:formula="of:=IF(SUM([.BO8:.BO36])&gt;0;1;0)" office:value-type="float" office:value="1">
            <text:p>1</text:p>
          </table:table-cell>
          <table:table-cell table:style-name="ce20" table:formula="of:=IF(SUM([.BP8:.BP36])&gt;0;1;0)" office:value-type="float" office:value="1">
            <text:p>1</text:p>
          </table:table-cell>
          <table:table-cell table:style-name="ce20" table:formula="of:=IF(SUM([.BQ8:.BQ36])&gt;0;1;0)" office:value-type="float" office:value="1">
            <text:p>1</text:p>
          </table:table-cell>
          <table:table-cell table:style-name="ce20" table:formula="of:=IF(SUM([.BR8:.BR36])&gt;0;1;0)" office:value-type="float" office:value="1">
            <text:p>1</text:p>
          </table:table-cell>
          <table:table-cell table:style-name="ce20" table:formula="of:=IF(SUM([.BS8:.BS36])&gt;0;1;0)" office:value-type="float" office:value="1">
            <text:p>1</text:p>
          </table:table-cell>
          <table:table-cell table:style-name="ce20" table:formula="of:=IF(SUM([.BT8:.BT36])&gt;0;1;0)" office:value-type="float" office:value="1">
            <text:p>1</text:p>
          </table:table-cell>
          <table:table-cell table:style-name="ce20" table:formula="of:=IF(SUM([.BU8:.BU36])&gt;0;1;0)" office:value-type="float" office:value="1">
            <text:p>1</text:p>
          </table:table-cell>
          <table:table-cell table:style-name="ce20" table:formula="of:=IF(SUM([.BV8:.BV36])&gt;0;1;0)" office:value-type="float" office:value="1">
            <text:p>1</text:p>
          </table:table-cell>
          <table:table-cell table:style-name="ce20" table:formula="of:=IF(SUM([.BW8:.BW36])&gt;0;1;0)" office:value-type="float" office:value="1">
            <text:p>1</text:p>
          </table:table-cell>
          <table:table-cell table:style-name="ce20" table:formula="of:=IF(SUM([.BX8:.BX36])&gt;0;1;0)" office:value-type="float" office:value="1">
            <text:p>1</text:p>
          </table:table-cell>
          <table:table-cell table:style-name="ce20" table:formula="of:=IF(SUM([.BY8:.BY36])&gt;0;1;0)" office:value-type="float" office:value="1">
            <text:p>1</text:p>
          </table:table-cell>
          <table:table-cell table:style-name="ce20" table:formula="of:=IF(SUM([.BZ8:.BZ36])&gt;0;1;0)" office:value-type="float" office:value="1">
            <text:p>1</text:p>
          </table:table-cell>
          <table:table-cell table:style-name="ce20" table:formula="of:=IF(SUM([.CA8:.CA36])&gt;0;1;0)" office:value-type="float" office:value="1">
            <text:p>1</text:p>
          </table:table-cell>
          <table:table-cell table:style-name="ce20" table:formula="of:=IF(SUM([.CB8:.CB36])&gt;0;1;0)" office:value-type="float" office:value="1">
            <text:p>1</text:p>
          </table:table-cell>
          <table:table-cell table:style-name="ce20" table:formula="of:=IF(SUM([.CC8:.CC36])&gt;0;1;0)" office:value-type="float" office:value="1">
            <text:p>1</text:p>
          </table:table-cell>
          <table:table-cell table:style-name="ce20" table:formula="of:=IF(SUM([.CD8:.CD36])&gt;0;1;0)" office:value-type="float" office:value="1">
            <text:p>1</text:p>
          </table:table-cell>
          <table:table-cell table:style-name="ce20" table:formula="of:=IF(SUM([.CE8:.CE36])&gt;0;1;0)" office:value-type="float" office:value="1">
            <text:p>1</text:p>
          </table:table-cell>
          <table:table-cell table:style-name="ce20" table:formula="of:=IF(SUM([.CF8:.CF36])&gt;0;1;0)" office:value-type="float" office:value="1">
            <text:p>1</text:p>
          </table:table-cell>
          <table:table-cell table:style-name="ce20" table:formula="of:=IF(SUM([.CG8:.CG36])&gt;0;1;0)" office:value-type="float" office:value="1">
            <text:p>1</text:p>
          </table:table-cell>
          <table:table-cell table:style-name="ce20" table:formula="of:=IF(SUM([.CH8:.CH36])&gt;0;1;0)" office:value-type="float" office:value="1">
            <text:p>1</text:p>
          </table:table-cell>
          <table:table-cell table:style-name="ce20" table:formula="of:=IF(SUM([.CI8:.CI36])&gt;0;1;0)" office:value-type="float" office:value="1">
            <text:p>1</text:p>
          </table:table-cell>
          <table:table-cell table:style-name="ce20" table:formula="of:=IF(SUM([.CJ8:.CJ36])&gt;0;1;0)" office:value-type="float" office:value="1">
            <text:p>1</text:p>
          </table:table-cell>
          <table:table-cell table:style-name="ce20" table:formula="of:=IF(SUM([.CK8:.CK36])&gt;0;1;0)" office:value-type="float" office:value="1">
            <text:p>1</text:p>
          </table:table-cell>
          <table:table-cell table:style-name="ce20" table:formula="of:=IF(SUM([.CL8:.CL36])&gt;0;1;0)" office:value-type="float" office:value="1">
            <text:p>1</text:p>
          </table:table-cell>
          <table:table-cell table:style-name="ce20" table:formula="of:=IF(SUM([.CM8:.CM36])&gt;0;1;0)" office:value-type="float" office:value="1">
            <text:p>1</text:p>
          </table:table-cell>
          <table:table-cell table:style-name="ce20" table:formula="of:=IF(SUM([.CN8:.CN36])&gt;0;1;0)" office:value-type="float" office:value="1">
            <text:p>1</text:p>
          </table:table-cell>
          <table:table-cell table:style-name="ce20" table:formula="of:=IF(SUM([.CO8:.CO36])&gt;0;1;0)" office:value-type="float" office:value="1">
            <text:p>1</text:p>
          </table:table-cell>
          <table:table-cell table:style-name="ce20" table:formula="of:=IF(SUM([.CP8:.CP36])&gt;0;1;0)" office:value-type="float" office:value="1">
            <text:p>1</text:p>
          </table:table-cell>
          <table:table-cell table:style-name="ce20" table:formula="of:=IF(SUM([.CQ8:.CQ36])&gt;0;1;0)" office:value-type="float" office:value="1">
            <text:p>1</text:p>
          </table:table-cell>
          <table:table-cell table:style-name="ce20" table:formula="of:=IF(SUM([.CR8:.CR36])&gt;0;1;0)" office:value-type="float" office:value="1">
            <text:p>1</text:p>
          </table:table-cell>
          <table:table-cell table:style-name="ce20" table:formula="of:=IF(SUM([.CS8:.CS36])&gt;0;1;0)" office:value-type="float" office:value="1">
            <text:p>1</text:p>
          </table:table-cell>
          <table:table-cell table:style-name="ce20" table:formula="of:=IF(SUM([.CT8:.CT36])&gt;0;1;0)" office:value-type="float" office:value="1">
            <text:p>1</text:p>
          </table:table-cell>
          <table:table-cell table:style-name="ce20" table:formula="of:=IF(SUM([.CU8:.CU36])&gt;0;1;0)" office:value-type="float" office:value="1">
            <text:p>1</text:p>
          </table:table-cell>
          <table:table-cell table:style-name="ce20" table:formula="of:=IF(SUM([.CV8:.CV36])&gt;0;1;0)" office:value-type="float" office:value="1">
            <text:p>1</text:p>
          </table:table-cell>
          <table:table-cell table:style-name="ce20" table:formula="of:=IF(SUM([.CW8:.CW36])&gt;0;1;0)" office:value-type="float" office:value="1">
            <text:p>1</text:p>
          </table:table-cell>
          <table:table-cell table:style-name="ce20" table:formula="of:=IF(SUM([.CX8:.CX36])&gt;0;1;0)" office:value-type="float" office:value="1">
            <text:p>1</text:p>
          </table:table-cell>
          <table:table-cell table:style-name="ce20" table:formula="of:=IF(SUM([.CY8:.CY36])&gt;0;1;0)" office:value-type="float" office:value="1">
            <text:p>1</text:p>
          </table:table-cell>
          <table:table-cell table:style-name="ce20" table:formula="of:=IF(SUM([.CZ8:.CZ36])&gt;0;1;0)" office:value-type="float" office:value="1">
            <text:p>1</text:p>
          </table:table-cell>
          <table:table-cell table:style-name="ce20" table:formula="of:=IF(SUM([.DA8:.DA36])&gt;0;1;0)" office:value-type="float" office:value="1">
            <text:p>1</text:p>
          </table:table-cell>
          <table:table-cell table:style-name="ce20" table:formula="of:=IF(SUM([.DB8:.DB36])&gt;0;1;0)" office:value-type="float" office:value="1">
            <text:p>1</text:p>
          </table:table-cell>
          <table:table-cell table:style-name="ce20" table:formula="of:=IF(SUM([.DC8:.DC36])&gt;0;1;0)" office:value-type="float" office:value="1">
            <text:p>1</text:p>
          </table:table-cell>
          <table:table-cell table:style-name="ce20" table:formula="of:=IF(SUM([.DD8:.DD36])&gt;0;1;0)" office:value-type="float" office:value="1">
            <text:p>1</text:p>
          </table:table-cell>
          <table:table-cell table:style-name="ce20" table:formula="of:=IF(SUM([.DE8:.DE36])&gt;0;1;0)" office:value-type="float" office:value="1">
            <text:p>1</text:p>
          </table:table-cell>
          <table:table-cell table:style-name="ce20" table:formula="of:=IF(SUM([.DF8:.DF36])&gt;0;1;0)" office:value-type="float" office:value="1">
            <text:p>1</text:p>
          </table:table-cell>
          <table:table-cell table:style-name="ce20" table:formula="of:=IF(SUM([.DG8:.DG36])&gt;0;1;0)" office:value-type="float" office:value="1">
            <text:p>1</text:p>
          </table:table-cell>
          <table:table-cell table:style-name="ce20" table:formula="of:=IF(SUM([.DH8:.DH36])&gt;0;1;0)" office:value-type="float" office:value="1">
            <text:p>1</text:p>
          </table:table-cell>
          <table:table-cell table:style-name="ce20" table:formula="of:=IF(SUM([.DI8:.DI36])&gt;0;1;0)" office:value-type="float" office:value="1">
            <text:p>1</text:p>
          </table:table-cell>
          <table:table-cell table:style-name="ce20" table:formula="of:=IF(SUM([.DJ8:.DJ36])&gt;0;1;0)" office:value-type="float" office:value="1">
            <text:p>1</text:p>
          </table:table-cell>
          <table:table-cell table:style-name="ce20" table:formula="of:=IF(SUM([.DK8:.DK36])&gt;0;1;0)" office:value-type="float" office:value="1">
            <text:p>1</text:p>
          </table:table-cell>
          <table:table-cell table:style-name="ce20" table:formula="of:=IF(SUM([.DL8:.DL36])&gt;0;1;0)" office:value-type="float" office:value="1">
            <text:p>1</text:p>
          </table:table-cell>
          <table:table-cell table:style-name="ce20" table:formula="of:=IF(SUM([.DM8:.DM36])&gt;0;1;0)" office:value-type="float" office:value="1">
            <text:p>1</text:p>
          </table:table-cell>
          <table:table-cell table:style-name="ce20" table:formula="of:=IF(SUM([.DN8:.DN36])&gt;0;1;0)" office:value-type="float" office:value="1">
            <text:p>1</text:p>
          </table:table-cell>
          <table:table-cell table:style-name="ce20" table:formula="of:=IF(SUM([.DO8:.DO36])&gt;0;1;0)" office:value-type="float" office:value="1">
            <text:p>1</text:p>
          </table:table-cell>
          <table:table-cell table:style-name="ce20" table:formula="of:=IF(SUM([.DP8:.DP36])&gt;0;1;0)" office:value-type="float" office:value="1">
            <text:p>1</text:p>
          </table:table-cell>
          <table:table-cell table:style-name="ce20" table:formula="of:=IF(SUM([.DQ8:.DQ36])&gt;0;1;0)" office:value-type="float" office:value="1">
            <text:p>1</text:p>
          </table:table-cell>
          <table:table-cell table:style-name="ce20" table:formula="of:=IF(SUM([.DR8:.DR36])&gt;0;1;0)" office:value-type="float" office:value="1">
            <text:p>1</text:p>
          </table:table-cell>
          <table:table-cell table:style-name="ce20" table:formula="of:=IF(SUM([.DS8:.DS36])&gt;0;1;0)" office:value-type="float" office:value="1">
            <text:p>1</text:p>
          </table:table-cell>
          <table:table-cell table:style-name="ce20" table:formula="of:=IF(SUM([.DT8:.DT36])&gt;0;1;0)" office:value-type="float" office:value="1">
            <text:p>1</text:p>
          </table:table-cell>
          <table:table-cell table:style-name="ce20" table:formula="of:=IF(SUM([.DU8:.DU36])&gt;0;1;0)" office:value-type="float" office:value="1">
            <text:p>1</text:p>
          </table:table-cell>
          <table:table-cell table:style-name="ce20" table:formula="of:=IF(SUM([.DV8:.DV36])&gt;0;1;0)" office:value-type="float" office:value="1">
            <text:p>1</text:p>
          </table:table-cell>
          <table:table-cell table:style-name="ce20" table:formula="of:=IF(SUM([.DW8:.DW36])&gt;0;1;0)" office:value-type="float" office:value="1">
            <text:p>1</text:p>
          </table:table-cell>
          <table:table-cell table:style-name="ce20" table:formula="of:=IF(SUM([.DX8:.DX36])&gt;0;1;0)" office:value-type="float" office:value="1">
            <text:p>1</text:p>
          </table:table-cell>
          <table:table-cell table:style-name="ce20" table:formula="of:=IF(SUM([.DY8:.DY36])&gt;0;1;0)" office:value-type="float" office:value="1">
            <text:p>1</text:p>
          </table:table-cell>
          <table:table-cell table:style-name="ce20" table:formula="of:=IF(SUM([.DZ8:.DZ36])&gt;0;1;0)" office:value-type="float" office:value="1">
            <text:p>1</text:p>
          </table:table-cell>
          <table:table-cell table:style-name="ce20" table:formula="of:=IF(SUM([.EA8:.EA36])&gt;0;1;0)" office:value-type="float" office:value="1">
            <text:p>1</text:p>
          </table:table-cell>
          <table:table-cell table:style-name="ce20" table:formula="of:=IF(SUM([.EB8:.EB36])&gt;0;1;0)" office:value-type="float" office:value="1">
            <text:p>1</text:p>
          </table:table-cell>
          <table:table-cell table:style-name="ce20" table:formula="of:=IF(SUM([.EC8:.EC36])&gt;0;1;0)" office:value-type="float" office:value="1">
            <text:p>1</text:p>
          </table:table-cell>
          <table:table-cell table:style-name="ce20" table:formula="of:=IF(SUM([.ED8:.ED36])&gt;0;1;0)" office:value-type="float" office:value="1">
            <text:p>1</text:p>
          </table:table-cell>
          <table:table-cell table:style-name="ce20" table:formula="of:=IF(SUM([.EE8:.EE36])&gt;0;1;0)" office:value-type="float" office:value="0">
            <text:p>0</text:p>
          </table:table-cell>
          <table:table-cell table:style-name="ce20" table:formula="of:=IF(SUM([.EF8:.EF36])&gt;0;1;0)" office:value-type="float" office:value="0">
            <text:p>0</text:p>
          </table:table-cell>
          <table:table-cell table:style-name="ce20" table:formula="of:=IF(SUM([.EG8:.EG36])&gt;0;1;0)" office:value-type="float" office:value="1">
            <text:p>1</text:p>
          </table:table-cell>
          <table:table-cell table:style-name="ce20" table:formula="of:=IF(SUM([.EH8:.EH36])&gt;0;1;0)" office:value-type="float" office:value="1">
            <text:p>1</text:p>
          </table:table-cell>
          <table:table-cell table:style-name="ce20" table:formula="of:=IF(SUM([.EI8:.EI36])&gt;0;1;0)" office:value-type="float" office:value="1">
            <text:p>1</text:p>
          </table:table-cell>
          <table:table-cell table:style-name="ce20" table:formula="of:=IF(SUM([.EJ8:.EJ36])&gt;0;1;0)" office:value-type="float" office:value="1">
            <text:p>1</text:p>
          </table:table-cell>
          <table:table-cell table:style-name="ce20" table:formula="of:=IF(SUM([.EK8:.EK36])&gt;0;1;0)" office:value-type="float" office:value="1">
            <text:p>1</text:p>
          </table:table-cell>
          <table:table-cell table:style-name="ce20" table:formula="of:=IF(SUM([.EL8:.EL36])&gt;0;1;0)" office:value-type="float" office:value="1">
            <text:p>1</text:p>
          </table:table-cell>
          <table:table-cell table:style-name="ce20" table:formula="of:=IF(SUM([.EM8:.EM36])&gt;0;1;0)" office:value-type="float" office:value="1">
            <text:p>1</text:p>
          </table:table-cell>
          <table:table-cell table:style-name="ce20" table:formula="of:=IF(SUM([.EN8:.EN36])&gt;0;1;0)" office:value-type="float" office:value="1">
            <text:p>1</text:p>
          </table:table-cell>
          <table:table-cell table:style-name="ce20" table:formula="of:=IF(SUM([.EO8:.EO36])&gt;0;1;0)" office:value-type="float" office:value="1">
            <text:p>1</text:p>
          </table:table-cell>
          <table:table-cell table:style-name="ce20" table:formula="of:=IF(SUM([.EP8:.EP36])&gt;0;1;0)" office:value-type="float" office:value="1">
            <text:p>1</text:p>
          </table:table-cell>
          <table:table-cell table:style-name="ce20" table:formula="of:=IF(SUM([.EQ8:.EQ36])&gt;0;1;0)" office:value-type="float" office:value="1">
            <text:p>1</text:p>
          </table:table-cell>
          <table:table-cell table:style-name="ce20" table:formula="of:=IF(SUM([.ER8:.ER36])&gt;0;1;0)" office:value-type="float" office:value="1">
            <text:p>1</text:p>
          </table:table-cell>
          <table:table-cell table:style-name="ce20" table:formula="of:=IF(SUM([.ES8:.ES36])&gt;0;1;0)" office:value-type="float" office:value="1">
            <text:p>1</text:p>
          </table:table-cell>
          <table:table-cell table:style-name="ce20" table:formula="of:=IF(SUM([.ET8:.ET36])&gt;0;1;0)" office:value-type="float" office:value="1">
            <text:p>1</text:p>
          </table:table-cell>
          <table:table-cell table:style-name="ce20" table:formula="of:=IF(SUM([.EU8:.EU36])&gt;0;1;0)" office:value-type="float" office:value="1">
            <text:p>1</text:p>
          </table:table-cell>
          <table:table-cell table:style-name="ce20" table:formula="of:=IF(SUM([.EV8:.EV36])&gt;0;1;0)" office:value-type="float" office:value="0">
            <text:p>0</text:p>
          </table:table-cell>
          <table:table-cell table:style-name="ce20" table:formula="of:=IF(SUM([.EW8:.EW36])&gt;0;1;0)" office:value-type="float" office:value="1">
            <text:p>1</text:p>
          </table:table-cell>
          <table:table-cell table:style-name="ce20" table:formula="of:=IF(SUM([.EX8:.EX36])&gt;0;1;0)" office:value-type="float" office:value="1">
            <text:p>1</text:p>
          </table:table-cell>
          <table:table-cell table:style-name="ce20" table:formula="of:=IF(SUM([.EY8:.EY36])&gt;0;1;0)" office:value-type="float" office:value="1">
            <text:p>1</text:p>
          </table:table-cell>
          <table:table-cell table:style-name="ce20" table:formula="of:=IF(SUM([.EZ8:.EZ36])&gt;0;1;0)" office:value-type="float" office:value="1">
            <text:p>1</text:p>
          </table:table-cell>
          <table:table-cell table:style-name="ce20" table:formula="of:=IF(SUM([.FA8:.FA36])&gt;0;1;0)" office:value-type="float" office:value="1">
            <text:p>1</text:p>
          </table:table-cell>
          <table:table-cell table:style-name="ce20" table:formula="of:=IF(SUM([.FB8:.FB36])&gt;0;1;0)" office:value-type="float" office:value="1">
            <text:p>1</text:p>
          </table:table-cell>
          <table:table-cell table:style-name="ce20" table:formula="of:=IF(SUM([.FC8:.FC36])&gt;0;1;0)" office:value-type="float" office:value="1">
            <text:p>1</text:p>
          </table:table-cell>
          <table:table-cell table:style-name="ce20" table:formula="of:=IF(SUM([.FD8:.FD36])&gt;0;1;0)" office:value-type="float" office:value="1">
            <text:p>1</text:p>
          </table:table-cell>
          <table:table-cell table:style-name="ce20" table:formula="of:=IF(SUM([.FE8:.FE36])&gt;0;1;0)" office:value-type="float" office:value="1">
            <text:p>1</text:p>
          </table:table-cell>
          <table:table-cell table:style-name="ce20" table:formula="of:=IF(SUM([.FF8:.FF36])&gt;0;1;0)" office:value-type="float" office:value="1">
            <text:p>1</text:p>
          </table:table-cell>
          <table:table-cell table:style-name="ce20" table:formula="of:=IF(SUM([.FG8:.FG36])&gt;0;1;0)" office:value-type="float" office:value="0">
            <text:p>0</text:p>
          </table:table-cell>
          <table:table-cell table:style-name="ce20" table:formula="of:=IF(SUM([.FH8:.FH36])&gt;0;1;0)" office:value-type="float" office:value="1">
            <text:p>1</text:p>
          </table:table-cell>
          <table:table-cell table:style-name="ce20" table:formula="of:=IF(SUM([.FI8:.FI36])&gt;0;1;0)" office:value-type="float" office:value="1">
            <text:p>1</text:p>
          </table:table-cell>
          <table:table-cell table:style-name="ce20" table:formula="of:=IF(SUM([.FJ8:.FJ36])&gt;0;1;0)" office:value-type="float" office:value="0">
            <text:p>0</text:p>
          </table:table-cell>
          <table:table-cell table:style-name="ce20" table:formula="of:=IF(SUM([.FK8:.FK36])&gt;0;1;0)" office:value-type="float" office:value="1">
            <text:p>1</text:p>
          </table:table-cell>
          <table:table-cell table:style-name="ce20" table:formula="of:=IF(SUM([.FL8:.FL36])&gt;0;1;0)" office:value-type="float" office:value="1">
            <text:p>1</text:p>
          </table:table-cell>
          <table:table-cell table:style-name="ce20" table:formula="of:=IF(SUM([.FM8:.FM36])&gt;0;1;0)" office:value-type="float" office:value="1">
            <text:p>1</text:p>
          </table:table-cell>
          <table:table-cell table:style-name="ce20" table:formula="of:=IF(SUM([.FN8:.FN36])&gt;0;1;0)" office:value-type="float" office:value="1">
            <text:p>1</text:p>
          </table:table-cell>
          <table:table-cell table:style-name="ce20" table:formula="of:=IF(SUM([.FO8:.FO36])&gt;0;1;0)" office:value-type="float" office:value="1">
            <text:p>1</text:p>
          </table:table-cell>
          <table:table-cell table:style-name="ce20" table:formula="of:=IF(SUM([.FP8:.FP36])&gt;0;1;0)" office:value-type="float" office:value="1">
            <text:p>1</text:p>
          </table:table-cell>
          <table:table-cell table:style-name="ce20" table:formula="of:=IF(SUM([.FQ8:.FQ36])&gt;0;1;0)" office:value-type="float" office:value="1">
            <text:p>1</text:p>
          </table:table-cell>
          <table:table-cell table:style-name="ce20" table:formula="of:=IF(SUM([.FR8:.FR36])&gt;0;1;0)" office:value-type="float" office:value="1">
            <text:p>1</text:p>
          </table:table-cell>
          <table:table-cell table:style-name="ce20" table:formula="of:=IF(SUM([.FS8:.FS36])&gt;0;1;0)" office:value-type="float" office:value="1">
            <text:p>1</text:p>
          </table:table-cell>
          <table:table-cell table:style-name="ce20" table:formula="of:=IF(SUM([.FT8:.FT36])&gt;0;1;0)" office:value-type="float" office:value="1">
            <text:p>1</text:p>
          </table:table-cell>
          <table:table-cell table:style-name="ce20" table:formula="of:=IF(SUM([.FU8:.FU36])&gt;0;1;0)" office:value-type="float" office:value="1">
            <text:p>1</text:p>
          </table:table-cell>
          <table:table-cell table:style-name="ce20" table:formula="of:=IF(SUM([.FV8:.FV36])&gt;0;1;0)" office:value-type="float" office:value="1">
            <text:p>1</text:p>
          </table:table-cell>
          <table:table-cell table:style-name="ce20" table:formula="of:=IF(SUM([.FW8:.FW36])&gt;0;1;0)" office:value-type="float" office:value="1">
            <text:p>1</text:p>
          </table:table-cell>
          <table:table-cell table:style-name="ce20" table:formula="of:=IF(SUM([.FX8:.FX36])&gt;0;1;0)" office:value-type="float" office:value="1">
            <text:p>1</text:p>
          </table:table-cell>
          <table:table-cell table:style-name="ce20" table:formula="of:=IF(SUM([.FY8:.FY36])&gt;0;1;0)" office:value-type="float" office:value="1">
            <text:p>1</text:p>
          </table:table-cell>
          <table:table-cell table:style-name="ce20" table:formula="of:=IF(SUM([.FZ8:.FZ36])&gt;0;1;0)" office:value-type="float" office:value="1">
            <text:p>1</text:p>
          </table:table-cell>
          <table:table-cell table:style-name="ce20" table:formula="of:=IF(SUM([.GA8:.GA36])&gt;0;1;0)" office:value-type="float" office:value="1">
            <text:p>1</text:p>
          </table:table-cell>
          <table:table-cell table:style-name="ce20" table:formula="of:=IF(SUM([.GB8:.GB36])&gt;0;1;0)" office:value-type="float" office:value="1">
            <text:p>1</text:p>
          </table:table-cell>
          <table:table-cell table:style-name="ce20" table:formula="of:=IF(SUM([.GC8:.GC36])&gt;0;1;0)" office:value-type="float" office:value="1">
            <text:p>1</text:p>
          </table:table-cell>
          <table:table-cell table:style-name="ce20" table:formula="of:=IF(SUM([.GD8:.GD36])&gt;0;1;0)" office:value-type="float" office:value="1">
            <text:p>1</text:p>
          </table:table-cell>
          <table:table-cell table:style-name="ce26"/>
          <table:table-cell table:style-name="ce3" table:number-columns-repeated="837"/>
        </table:table-row>
        <table:table-row table:style-name="ro2">
          <table:table-cell table:number-columns-repeated="2"/>
          <table:table-cell table:style-name="ce12" office:value-type="string">
            <text:p>Planned coverage: </text:p>
          </table:table-cell>
          <table:table-cell table:style-name="ce15" table:formula="of:=SUM([.E37:.GD37])/182" office:value-type="percentage" office:value="0.967032967032967">
            <text:p>96,70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2" office:value-type="string">
            <text:p>Implemented coverage: </text:p>
          </table:table-cell>
          <table:table-cell table:style-name="ce15" table:formula="of:=SUM([.E39:.GD39])/182" office:value-type="percentage" office:value="0.230769230769231">
            <text:p>23,08%</text:p>
          </table:table-cell>
          <table:table-cell table:style-name="ce21" table:formula="of:=IF(SUMPRODUCT([.E8:.E36];[.B8:.B36])&gt;0;1;0)" office:value-type="float" office:value="1">
            <text:p>1</text:p>
          </table:table-cell>
          <table:table-cell table:style-name="ce25" table:formula="of:=IF(SUMPRODUCT([.F8:.F36];[.C8:.C36])&gt;0;1;0)" office:value-type="float" office:value="0">
            <text:p>0</text:p>
          </table:table-cell>
          <table:table-cell table:style-name="ce25" table:formula="of:=IF(SUMPRODUCT([.G8:.G36];[.D8:.D36])&gt;0;1;0)" office:value-type="float" office:value="0">
            <text:p>0</text:p>
          </table:table-cell>
          <table:table-cell table:style-name="ce25" table:formula="of:=IF(SUMPRODUCT([.H8:.H36];[.E8:.E36])&gt;0;1;0)" office:value-type="float" office:value="0">
            <text:p>0</text:p>
          </table:table-cell>
          <table:table-cell table:style-name="ce25" table:formula="of:=IF(SUMPRODUCT([.I8:.I36];[.F8:.F36])&gt;0;1;0)" office:value-type="float" office:value="0">
            <text:p>0</text:p>
          </table:table-cell>
          <table:table-cell table:style-name="ce25" table:formula="of:=IF(SUMPRODUCT([.J8:.J36];[.G8:.G36])&gt;0;1;0)" office:value-type="float" office:value="0">
            <text:p>0</text:p>
          </table:table-cell>
          <table:table-cell table:style-name="ce25" table:formula="of:=IF(SUMPRODUCT([.K8:.K36];[.H8:.H36])&gt;0;1;0)" office:value-type="float" office:value="0">
            <text:p>0</text:p>
          </table:table-cell>
          <table:table-cell table:style-name="ce25" table:formula="of:=IF(SUMPRODUCT([.L8:.L36];[.I8:.I36])&gt;0;1;0)" office:value-type="float" office:value="1">
            <text:p>1</text:p>
          </table:table-cell>
          <table:table-cell table:style-name="ce25" table:formula="of:=IF(SUMPRODUCT([.M8:.M36];[.J8:.J36])&gt;0;1;0)" office:value-type="float" office:value="0">
            <text:p>0</text:p>
          </table:table-cell>
          <table:table-cell table:style-name="ce25" table:formula="of:=IF(SUMPRODUCT([.N8:.N36];[.K8:.K36])&gt;0;1;0)" office:value-type="float" office:value="1">
            <text:p>1</text:p>
          </table:table-cell>
          <table:table-cell table:style-name="ce25" table:formula="of:=IF(SUMPRODUCT([.O8:.O36];[.L8:.L36])&gt;0;1;0)" office:value-type="float" office:value="1">
            <text:p>1</text:p>
          </table:table-cell>
          <table:table-cell table:style-name="ce25" table:formula="of:=IF(SUMPRODUCT([.P8:.P36];[.M8:.M36])&gt;0;1;0)" office:value-type="float" office:value="0">
            <text:p>0</text:p>
          </table:table-cell>
          <table:table-cell table:style-name="ce25" table:formula="of:=IF(SUMPRODUCT([.Q8:.Q36];[.N8:.N36])&gt;0;1;0)" office:value-type="float" office:value="1">
            <text:p>1</text:p>
          </table:table-cell>
          <table:table-cell table:style-name="ce25" table:formula="of:=IF(SUMPRODUCT([.R8:.R36];[.O8:.O36])&gt;0;1;0)" office:value-type="float" office:value="0">
            <text:p>0</text:p>
          </table:table-cell>
          <table:table-cell table:style-name="ce25" table:formula="of:=IF(SUMPRODUCT([.S8:.S36];[.P8:.P36])&gt;0;1;0)" office:value-type="float" office:value="1">
            <text:p>1</text:p>
          </table:table-cell>
          <table:table-cell table:style-name="ce25" table:formula="of:=IF(SUMPRODUCT([.T8:.T36];[.Q8:.Q36])&gt;0;1;0)" office:value-type="float" office:value="0">
            <text:p>0</text:p>
          </table:table-cell>
          <table:table-cell table:style-name="ce25" table:formula="of:=IF(SUMPRODUCT([.U8:.U36];[.R8:.R36])&gt;0;1;0)" office:value-type="float" office:value="0">
            <text:p>0</text:p>
          </table:table-cell>
          <table:table-cell table:style-name="ce25" table:formula="of:=IF(SUMPRODUCT([.V8:.V36];[.S8:.S36])&gt;0;1;0)" office:value-type="float" office:value="0">
            <text:p>0</text:p>
          </table:table-cell>
          <table:table-cell table:style-name="ce25" table:formula="of:=IF(SUMPRODUCT([.W8:.W36];[.T8:.T36])&gt;0;1;0)" office:value-type="float" office:value="0">
            <text:p>0</text:p>
          </table:table-cell>
          <table:table-cell table:style-name="ce25" table:formula="of:=IF(SUMPRODUCT([.X8:.X36];[.U8:.U36])&gt;0;1;0)" office:value-type="float" office:value="0">
            <text:p>0</text:p>
          </table:table-cell>
          <table:table-cell table:style-name="ce25" table:formula="of:=IF(SUMPRODUCT([.Y8:.Y36];[.V8:.V36])&gt;0;1;0)" office:value-type="float" office:value="0">
            <text:p>0</text:p>
          </table:table-cell>
          <table:table-cell table:style-name="ce25" table:formula="of:=IF(SUMPRODUCT([.Z8:.Z36];[.W8:.W36])&gt;0;1;0)" office:value-type="float" office:value="0">
            <text:p>0</text:p>
          </table:table-cell>
          <table:table-cell table:style-name="ce25" table:formula="of:=IF(SUMPRODUCT([.AA8:.AA36];[.X8:.X36])&gt;0;1;0)" office:value-type="float" office:value="0">
            <text:p>0</text:p>
          </table:table-cell>
          <table:table-cell table:style-name="ce25" table:formula="of:=IF(SUMPRODUCT([.AB8:.AB36];[.Y8:.Y36])&gt;0;1;0)" office:value-type="float" office:value="0">
            <text:p>0</text:p>
          </table:table-cell>
          <table:table-cell table:style-name="ce25" table:formula="of:=IF(SUMPRODUCT([.AC8:.AC36];[.Z8:.Z36])&gt;0;1;0)" office:value-type="float" office:value="0">
            <text:p>0</text:p>
          </table:table-cell>
          <table:table-cell table:style-name="ce25" table:formula="of:=IF(SUMPRODUCT([.AD8:.AD36];[.AA8:.AA36])&gt;0;1;0)" office:value-type="float" office:value="0">
            <text:p>0</text:p>
          </table:table-cell>
          <table:table-cell table:style-name="ce25" table:formula="of:=IF(SUMPRODUCT([.AE8:.AE36];[.AB8:.AB36])&gt;0;1;0)" office:value-type="float" office:value="0">
            <text:p>0</text:p>
          </table:table-cell>
          <table:table-cell table:style-name="ce25" table:formula="of:=IF(SUMPRODUCT([.AF8:.AF36];[.AC8:.AC36])&gt;0;1;0)" office:value-type="float" office:value="0">
            <text:p>0</text:p>
          </table:table-cell>
          <table:table-cell table:style-name="ce25" table:formula="of:=IF(SUMPRODUCT([.AG8:.AG36];[.AD8:.AD36])&gt;0;1;0)" office:value-type="float" office:value="0">
            <text:p>0</text:p>
          </table:table-cell>
          <table:table-cell table:style-name="ce25" table:formula="of:=IF(SUMPRODUCT([.AH8:.AH36];[.AE8:.AE36])&gt;0;1;0)" office:value-type="float" office:value="0">
            <text:p>0</text:p>
          </table:table-cell>
          <table:table-cell table:style-name="ce25" table:formula="of:=IF(SUMPRODUCT([.AI8:.AI36];[.AF8:.AF36])&gt;0;1;0)" office:value-type="float" office:value="0">
            <text:p>0</text:p>
          </table:table-cell>
          <table:table-cell table:style-name="ce25" table:formula="of:=IF(SUMPRODUCT([.AJ8:.AJ36];[.AG8:.AG36])&gt;0;1;0)" office:value-type="float" office:value="1">
            <text:p>1</text:p>
          </table:table-cell>
          <table:table-cell table:style-name="ce25" table:formula="of:=IF(SUMPRODUCT([.AK8:.AK36];[.AH8:.AH36])&gt;0;1;0)" office:value-type="float" office:value="1">
            <text:p>1</text:p>
          </table:table-cell>
          <table:table-cell table:style-name="ce25" table:formula="of:=IF(SUMPRODUCT([.AL8:.AL36];[.AI8:.AI36])&gt;0;1;0)" office:value-type="float" office:value="1">
            <text:p>1</text:p>
          </table:table-cell>
          <table:table-cell table:style-name="ce25" table:formula="of:=IF(SUMPRODUCT([.AM8:.AM36];[.AJ8:.AJ36])&gt;0;1;0)" office:value-type="float" office:value="1">
            <text:p>1</text:p>
          </table:table-cell>
          <table:table-cell table:style-name="ce25" table:formula="of:=IF(SUMPRODUCT([.AN8:.AN36];[.AK8:.AK36])&gt;0;1;0)" office:value-type="float" office:value="1">
            <text:p>1</text:p>
          </table:table-cell>
          <table:table-cell table:style-name="ce25" table:formula="of:=IF(SUMPRODUCT([.AO8:.AO36];[.AL8:.AL36])&gt;0;1;0)" office:value-type="float" office:value="0">
            <text:p>0</text:p>
          </table:table-cell>
          <table:table-cell table:style-name="ce25" table:formula="of:=IF(SUMPRODUCT([.AP8:.AP36];[.AM8:.AM36])&gt;0;1;0)" office:value-type="float" office:value="0">
            <text:p>0</text:p>
          </table:table-cell>
          <table:table-cell table:style-name="ce25" table:formula="of:=IF(SUMPRODUCT([.AQ8:.AQ36];[.AN8:.AN36])&gt;0;1;0)" office:value-type="float" office:value="0">
            <text:p>0</text:p>
          </table:table-cell>
          <table:table-cell table:style-name="ce25" table:formula="of:=IF(SUMPRODUCT([.AR8:.AR36];[.AO8:.AO36])&gt;0;1;0)" office:value-type="float" office:value="0">
            <text:p>0</text:p>
          </table:table-cell>
          <table:table-cell table:style-name="ce25" table:formula="of:=IF(SUMPRODUCT([.AS8:.AS36];[.AP8:.AP36])&gt;0;1;0)" office:value-type="float" office:value="0">
            <text:p>0</text:p>
          </table:table-cell>
          <table:table-cell table:style-name="ce25" table:formula="of:=IF(SUMPRODUCT([.AT8:.AT36];[.AQ8:.AQ36])&gt;0;1;0)" office:value-type="float" office:value="0">
            <text:p>0</text:p>
          </table:table-cell>
          <table:table-cell table:style-name="ce25" table:formula="of:=IF(SUMPRODUCT([.AU8:.AU36];[.AR8:.AR36])&gt;0;1;0)" office:value-type="float" office:value="0">
            <text:p>0</text:p>
          </table:table-cell>
          <table:table-cell table:style-name="ce25" table:formula="of:=IF(SUMPRODUCT([.AV8:.AV36];[.AS8:.AS36])&gt;0;1;0)" office:value-type="float" office:value="0">
            <text:p>0</text:p>
          </table:table-cell>
          <table:table-cell table:style-name="ce25" table:formula="of:=IF(SUMPRODUCT([.AW8:.AW36];[.AT8:.AT36])&gt;0;1;0)" office:value-type="float" office:value="0">
            <text:p>0</text:p>
          </table:table-cell>
          <table:table-cell table:style-name="ce25" table:formula="of:=IF(SUMPRODUCT([.AX8:.AX36];[.AU8:.AU36])&gt;0;1;0)" office:value-type="float" office:value="0">
            <text:p>0</text:p>
          </table:table-cell>
          <table:table-cell table:style-name="ce25" table:formula="of:=IF(SUMPRODUCT([.AY8:.AY36];[.AV8:.AV36])&gt;0;1;0)" office:value-type="float" office:value="0">
            <text:p>0</text:p>
          </table:table-cell>
          <table:table-cell table:style-name="ce25" table:formula="of:=IF(SUMPRODUCT([.AZ8:.AZ36];[.AW8:.AW36])&gt;0;1;0)" office:value-type="float" office:value="1">
            <text:p>1</text:p>
          </table:table-cell>
          <table:table-cell table:style-name="ce25" table:formula="of:=IF(SUMPRODUCT([.BA8:.BA36];[.AX8:.AX36])&gt;0;1;0)" office:value-type="float" office:value="0">
            <text:p>0</text:p>
          </table:table-cell>
          <table:table-cell table:style-name="ce25" table:formula="of:=IF(SUMPRODUCT([.BB8:.BB36];[.AY8:.AY36])&gt;0;1;0)" office:value-type="float" office:value="0">
            <text:p>0</text:p>
          </table:table-cell>
          <table:table-cell table:style-name="ce25" table:formula="of:=IF(SUMPRODUCT([.BC8:.BC36];[.AZ8:.AZ36])&gt;0;1;0)" office:value-type="float" office:value="0">
            <text:p>0</text:p>
          </table:table-cell>
          <table:table-cell table:style-name="ce25" table:formula="of:=IF(SUMPRODUCT([.BD8:.BD36];[.BA8:.BA36])&gt;0;1;0)" office:value-type="float" office:value="0">
            <text:p>0</text:p>
          </table:table-cell>
          <table:table-cell table:style-name="ce25" table:formula="of:=IF(SUMPRODUCT([.BE8:.BE36];[.BB8:.BB36])&gt;0;1;0)" office:value-type="float" office:value="0">
            <text:p>0</text:p>
          </table:table-cell>
          <table:table-cell table:style-name="ce25" table:formula="of:=IF(SUMPRODUCT([.BF8:.BF36];[.BC8:.BC36])&gt;0;1;0)" office:value-type="float" office:value="0">
            <text:p>0</text:p>
          </table:table-cell>
          <table:table-cell table:style-name="ce25" table:formula="of:=IF(SUMPRODUCT([.BG8:.BG36];[.BD8:.BD36])&gt;0;1;0)" office:value-type="float" office:value="0">
            <text:p>0</text:p>
          </table:table-cell>
          <table:table-cell table:style-name="ce25" table:formula="of:=IF(SUMPRODUCT([.BH8:.BH36];[.BE8:.BE36])&gt;0;1;0)" office:value-type="float" office:value="0">
            <text:p>0</text:p>
          </table:table-cell>
          <table:table-cell table:style-name="ce25" table:formula="of:=IF(SUMPRODUCT([.BI8:.BI36];[.BF8:.BF36])&gt;0;1;0)" office:value-type="float" office:value="0">
            <text:p>0</text:p>
          </table:table-cell>
          <table:table-cell table:style-name="ce25" table:formula="of:=IF(SUMPRODUCT([.BJ8:.BJ36];[.BG8:.BG36])&gt;0;1;0)" office:value-type="float" office:value="0">
            <text:p>0</text:p>
          </table:table-cell>
          <table:table-cell table:style-name="ce25" table:formula="of:=IF(SUMPRODUCT([.BK8:.BK36];[.BH8:.BH36])&gt;0;1;0)" office:value-type="float" office:value="0">
            <text:p>0</text:p>
          </table:table-cell>
          <table:table-cell table:style-name="ce25" table:formula="of:=IF(SUMPRODUCT([.BL8:.BL36];[.BI8:.BI36])&gt;0;1;0)" office:value-type="float" office:value="0">
            <text:p>0</text:p>
          </table:table-cell>
          <table:table-cell table:style-name="ce25" table:formula="of:=IF(SUMPRODUCT([.BM8:.BM36];[.BJ8:.BJ36])&gt;0;1;0)" office:value-type="float" office:value="0">
            <text:p>0</text:p>
          </table:table-cell>
          <table:table-cell table:style-name="ce25" table:formula="of:=IF(SUMPRODUCT([.BN8:.BN36];[.BK8:.BK36])&gt;0;1;0)" office:value-type="float" office:value="0">
            <text:p>0</text:p>
          </table:table-cell>
          <table:table-cell table:style-name="ce25" table:formula="of:=IF(SUMPRODUCT([.BO8:.BO36];[.BL8:.BL36])&gt;0;1;0)" office:value-type="float" office:value="1">
            <text:p>1</text:p>
          </table:table-cell>
          <table:table-cell table:style-name="ce25" table:formula="of:=IF(SUMPRODUCT([.BP8:.BP36];[.BM8:.BM36])&gt;0;1;0)" office:value-type="float" office:value="0">
            <text:p>0</text:p>
          </table:table-cell>
          <table:table-cell table:style-name="ce25" table:formula="of:=IF(SUMPRODUCT([.BQ8:.BQ36];[.BN8:.BN36])&gt;0;1;0)" office:value-type="float" office:value="0">
            <text:p>0</text:p>
          </table:table-cell>
          <table:table-cell table:style-name="ce25" table:formula="of:=IF(SUMPRODUCT([.BR8:.BR36];[.BO8:.BO36])&gt;0;1;0)" office:value-type="float" office:value="1">
            <text:p>1</text:p>
          </table:table-cell>
          <table:table-cell table:style-name="ce25" table:formula="of:=IF(SUMPRODUCT([.BS8:.BS36];[.BP8:.BP36])&gt;0;1;0)" office:value-type="float" office:value="0">
            <text:p>0</text:p>
          </table:table-cell>
          <table:table-cell table:style-name="ce25" table:formula="of:=IF(SUMPRODUCT([.BT8:.BT36];[.BQ8:.BQ36])&gt;0;1;0)" office:value-type="float" office:value="0">
            <text:p>0</text:p>
          </table:table-cell>
          <table:table-cell table:style-name="ce25" table:formula="of:=IF(SUMPRODUCT([.BU8:.BU36];[.BR8:.BR36])&gt;0;1;0)" office:value-type="float" office:value="0">
            <text:p>0</text:p>
          </table:table-cell>
          <table:table-cell table:style-name="ce25" table:formula="of:=IF(SUMPRODUCT([.BV8:.BV36];[.BS8:.BS36])&gt;0;1;0)" office:value-type="float" office:value="1">
            <text:p>1</text:p>
          </table:table-cell>
          <table:table-cell table:style-name="ce25" table:formula="of:=IF(SUMPRODUCT([.BW8:.BW36];[.BT8:.BT36])&gt;0;1;0)" office:value-type="float" office:value="1">
            <text:p>1</text:p>
          </table:table-cell>
          <table:table-cell table:style-name="ce25" table:formula="of:=IF(SUMPRODUCT([.BX8:.BX36];[.BU8:.BU36])&gt;0;1;0)" office:value-type="float" office:value="1">
            <text:p>1</text:p>
          </table:table-cell>
          <table:table-cell table:style-name="ce25" table:formula="of:=IF(SUMPRODUCT([.BY8:.BY36];[.BV8:.BV36])&gt;0;1;0)" office:value-type="float" office:value="0">
            <text:p>0</text:p>
          </table:table-cell>
          <table:table-cell table:style-name="ce25" table:formula="of:=IF(SUMPRODUCT([.BZ8:.BZ36];[.BW8:.BW36])&gt;0;1;0)" office:value-type="float" office:value="0">
            <text:p>0</text:p>
          </table:table-cell>
          <table:table-cell table:style-name="ce25" table:formula="of:=IF(SUMPRODUCT([.CA8:.CA36];[.BX8:.BX36])&gt;0;1;0)" office:value-type="float" office:value="0">
            <text:p>0</text:p>
          </table:table-cell>
          <table:table-cell table:style-name="ce25" table:formula="of:=IF(SUMPRODUCT([.CB8:.CB36];[.BY8:.BY36])&gt;0;1;0)" office:value-type="float" office:value="0">
            <text:p>0</text:p>
          </table:table-cell>
          <table:table-cell table:style-name="ce25" table:formula="of:=IF(SUMPRODUCT([.CC8:.CC36];[.BZ8:.BZ36])&gt;0;1;0)" office:value-type="float" office:value="0">
            <text:p>0</text:p>
          </table:table-cell>
          <table:table-cell table:style-name="ce25" table:formula="of:=IF(SUMPRODUCT([.CD8:.CD36];[.CA8:.CA36])&gt;0;1;0)" office:value-type="float" office:value="0">
            <text:p>0</text:p>
          </table:table-cell>
          <table:table-cell table:style-name="ce25" table:formula="of:=IF(SUMPRODUCT([.CE8:.CE36];[.CB8:.CB36])&gt;0;1;0)" office:value-type="float" office:value="0">
            <text:p>0</text:p>
          </table:table-cell>
          <table:table-cell table:style-name="ce25" table:formula="of:=IF(SUMPRODUCT([.CF8:.CF36];[.CC8:.CC36])&gt;0;1;0)" office:value-type="float" office:value="0">
            <text:p>0</text:p>
          </table:table-cell>
          <table:table-cell table:style-name="ce25" table:formula="of:=IF(SUMPRODUCT([.CG8:.CG36];[.CD8:.CD36])&gt;0;1;0)" office:value-type="float" office:value="0">
            <text:p>0</text:p>
          </table:table-cell>
          <table:table-cell table:style-name="ce25" table:formula="of:=IF(SUMPRODUCT([.CH8:.CH36];[.CE8:.CE36])&gt;0;1;0)" office:value-type="float" office:value="0">
            <text:p>0</text:p>
          </table:table-cell>
          <table:table-cell table:style-name="ce25" table:formula="of:=IF(SUMPRODUCT([.CI8:.CI36];[.CF8:.CF36])&gt;0;1;0)" office:value-type="float" office:value="0">
            <text:p>0</text:p>
          </table:table-cell>
          <table:table-cell table:style-name="ce25" table:formula="of:=IF(SUMPRODUCT([.CJ8:.CJ36];[.CG8:.CG36])&gt;0;1;0)" office:value-type="float" office:value="0">
            <text:p>0</text:p>
          </table:table-cell>
          <table:table-cell table:style-name="ce25" table:formula="of:=IF(SUMPRODUCT([.CK8:.CK36];[.CH8:.CH36])&gt;0;1;0)" office:value-type="float" office:value="0">
            <text:p>0</text:p>
          </table:table-cell>
          <table:table-cell table:style-name="ce25" table:formula="of:=IF(SUMPRODUCT([.CL8:.CL36];[.CI8:.CI36])&gt;0;1;0)" office:value-type="float" office:value="0">
            <text:p>0</text:p>
          </table:table-cell>
          <table:table-cell table:style-name="ce25" table:formula="of:=IF(SUMPRODUCT([.CM8:.CM36];[.CJ8:.CJ36])&gt;0;1;0)" office:value-type="float" office:value="0">
            <text:p>0</text:p>
          </table:table-cell>
          <table:table-cell table:style-name="ce25" table:formula="of:=IF(SUMPRODUCT([.CN8:.CN36];[.CK8:.CK36])&gt;0;1;0)" office:value-type="float" office:value="0">
            <text:p>0</text:p>
          </table:table-cell>
          <table:table-cell table:style-name="ce25" table:formula="of:=IF(SUMPRODUCT([.CO8:.CO36];[.CL8:.CL36])&gt;0;1;0)" office:value-type="float" office:value="1">
            <text:p>1</text:p>
          </table:table-cell>
          <table:table-cell table:style-name="ce25" table:formula="of:=IF(SUMPRODUCT([.CP8:.CP36];[.CM8:.CM36])&gt;0;1;0)" office:value-type="float" office:value="1">
            <text:p>1</text:p>
          </table:table-cell>
          <table:table-cell table:style-name="ce25" table:formula="of:=IF(SUMPRODUCT([.CQ8:.CQ36];[.CN8:.CN36])&gt;0;1;0)" office:value-type="float" office:value="0">
            <text:p>0</text:p>
          </table:table-cell>
          <table:table-cell table:style-name="ce25" table:formula="of:=IF(SUMPRODUCT([.CR8:.CR36];[.CO8:.CO36])&gt;0;1;0)" office:value-type="float" office:value="0">
            <text:p>0</text:p>
          </table:table-cell>
          <table:table-cell table:style-name="ce25" table:formula="of:=IF(SUMPRODUCT([.CS8:.CS36];[.CP8:.CP36])&gt;0;1;0)" office:value-type="float" office:value="0">
            <text:p>0</text:p>
          </table:table-cell>
          <table:table-cell table:style-name="ce25" table:formula="of:=IF(SUMPRODUCT([.CT8:.CT36];[.CQ8:.CQ36])&gt;0;1;0)" office:value-type="float" office:value="0">
            <text:p>0</text:p>
          </table:table-cell>
          <table:table-cell table:style-name="ce25" table:formula="of:=IF(SUMPRODUCT([.CU8:.CU36];[.CR8:.CR36])&gt;0;1;0)" office:value-type="float" office:value="0">
            <text:p>0</text:p>
          </table:table-cell>
          <table:table-cell table:style-name="ce25" table:formula="of:=IF(SUMPRODUCT([.CV8:.CV36];[.CS8:.CS36])&gt;0;1;0)" office:value-type="float" office:value="0">
            <text:p>0</text:p>
          </table:table-cell>
          <table:table-cell table:style-name="ce25" table:formula="of:=IF(SUMPRODUCT([.CW8:.CW36];[.CT8:.CT36])&gt;0;1;0)" office:value-type="float" office:value="0">
            <text:p>0</text:p>
          </table:table-cell>
          <table:table-cell table:style-name="ce25" table:formula="of:=IF(SUMPRODUCT([.CX8:.CX36];[.CU8:.CU36])&gt;0;1;0)" office:value-type="float" office:value="0">
            <text:p>0</text:p>
          </table:table-cell>
          <table:table-cell table:style-name="ce25" table:formula="of:=IF(SUMPRODUCT([.CY8:.CY36];[.CV8:.CV36])&gt;0;1;0)" office:value-type="float" office:value="0">
            <text:p>0</text:p>
          </table:table-cell>
          <table:table-cell table:style-name="ce25" table:formula="of:=IF(SUMPRODUCT([.CZ8:.CZ36];[.CW8:.CW36])&gt;0;1;0)" office:value-type="float" office:value="1">
            <text:p>1</text:p>
          </table:table-cell>
          <table:table-cell table:style-name="ce25" table:formula="of:=IF(SUMPRODUCT([.DA8:.DA36];[.CX8:.CX36])&gt;0;1;0)" office:value-type="float" office:value="1">
            <text:p>1</text:p>
          </table:table-cell>
          <table:table-cell table:style-name="ce25" table:formula="of:=IF(SUMPRODUCT([.DB8:.DB36];[.CY8:.CY36])&gt;0;1;0)" office:value-type="float" office:value="1">
            <text:p>1</text:p>
          </table:table-cell>
          <table:table-cell table:style-name="ce25" table:formula="of:=IF(SUMPRODUCT([.DC8:.DC36];[.CZ8:.CZ36])&gt;0;1;0)" office:value-type="float" office:value="0">
            <text:p>0</text:p>
          </table:table-cell>
          <table:table-cell table:style-name="ce25" table:formula="of:=IF(SUMPRODUCT([.DD8:.DD36];[.DA8:.DA36])&gt;0;1;0)" office:value-type="float" office:value="0">
            <text:p>0</text:p>
          </table:table-cell>
          <table:table-cell table:style-name="ce25" table:formula="of:=IF(SUMPRODUCT([.DE8:.DE36];[.DB8:.DB36])&gt;0;1;0)" office:value-type="float" office:value="1">
            <text:p>1</text:p>
          </table:table-cell>
          <table:table-cell table:style-name="ce25" table:formula="of:=IF(SUMPRODUCT([.DF8:.DF36];[.DC8:.DC36])&gt;0;1;0)" office:value-type="float" office:value="0">
            <text:p>0</text:p>
          </table:table-cell>
          <table:table-cell table:style-name="ce25" table:formula="of:=IF(SUMPRODUCT([.DG8:.DG36];[.DD8:.DD36])&gt;0;1;0)" office:value-type="float" office:value="0">
            <text:p>0</text:p>
          </table:table-cell>
          <table:table-cell table:style-name="ce25" table:formula="of:=IF(SUMPRODUCT([.DH8:.DH36];[.DE8:.DE36])&gt;0;1;0)" office:value-type="float" office:value="0">
            <text:p>0</text:p>
          </table:table-cell>
          <table:table-cell table:style-name="ce25" table:formula="of:=IF(SUMPRODUCT([.DI8:.DI36];[.DF8:.DF36])&gt;0;1;0)" office:value-type="float" office:value="0">
            <text:p>0</text:p>
          </table:table-cell>
          <table:table-cell table:style-name="ce25" table:formula="of:=IF(SUMPRODUCT([.DJ8:.DJ36];[.DG8:.DG36])&gt;0;1;0)" office:value-type="float" office:value="0">
            <text:p>0</text:p>
          </table:table-cell>
          <table:table-cell table:style-name="ce25" table:formula="of:=IF(SUMPRODUCT([.DK8:.DK36];[.DH8:.DH36])&gt;0;1;0)" office:value-type="float" office:value="0">
            <text:p>0</text:p>
          </table:table-cell>
          <table:table-cell table:style-name="ce25" table:formula="of:=IF(SUMPRODUCT([.DL8:.DL36];[.DI8:.DI36])&gt;0;1;0)" office:value-type="float" office:value="0">
            <text:p>0</text:p>
          </table:table-cell>
          <table:table-cell table:style-name="ce25" table:formula="of:=IF(SUMPRODUCT([.DM8:.DM36];[.DJ8:.DJ36])&gt;0;1;0)" office:value-type="float" office:value="1">
            <text:p>1</text:p>
          </table:table-cell>
          <table:table-cell table:style-name="ce25" table:formula="of:=IF(SUMPRODUCT([.DN8:.DN36];[.DK8:.DK36])&gt;0;1;0)" office:value-type="float" office:value="0">
            <text:p>0</text:p>
          </table:table-cell>
          <table:table-cell table:style-name="ce25" table:formula="of:=IF(SUMPRODUCT([.DO8:.DO36];[.DL8:.DL36])&gt;0;1;0)" office:value-type="float" office:value="0">
            <text:p>0</text:p>
          </table:table-cell>
          <table:table-cell table:style-name="ce25" table:formula="of:=IF(SUMPRODUCT([.DP8:.DP36];[.DM8:.DM36])&gt;0;1;0)" office:value-type="float" office:value="0">
            <text:p>0</text:p>
          </table:table-cell>
          <table:table-cell table:style-name="ce25" table:formula="of:=IF(SUMPRODUCT([.DQ8:.DQ36];[.DN8:.DN36])&gt;0;1;0)" office:value-type="float" office:value="0">
            <text:p>0</text:p>
          </table:table-cell>
          <table:table-cell table:style-name="ce25" table:formula="of:=IF(SUMPRODUCT([.DR8:.DR36];[.DO8:.DO36])&gt;0;1;0)" office:value-type="float" office:value="0">
            <text:p>0</text:p>
          </table:table-cell>
          <table:table-cell table:style-name="ce25" table:formula="of:=IF(SUMPRODUCT([.DS8:.DS36];[.DP8:.DP36])&gt;0;1;0)" office:value-type="float" office:value="0">
            <text:p>0</text:p>
          </table:table-cell>
          <table:table-cell table:style-name="ce25" table:formula="of:=IF(SUMPRODUCT([.DT8:.DT36];[.DQ8:.DQ36])&gt;0;1;0)" office:value-type="float" office:value="1">
            <text:p>1</text:p>
          </table:table-cell>
          <table:table-cell table:style-name="ce25" table:formula="of:=IF(SUMPRODUCT([.DU8:.DU36];[.DR8:.DR36])&gt;0;1;0)" office:value-type="float" office:value="1">
            <text:p>1</text:p>
          </table:table-cell>
          <table:table-cell table:style-name="ce25" table:formula="of:=IF(SUMPRODUCT([.DV8:.DV36];[.DS8:.DS36])&gt;0;1;0)" office:value-type="float" office:value="1">
            <text:p>1</text:p>
          </table:table-cell>
          <table:table-cell table:style-name="ce25" table:formula="of:=IF(SUMPRODUCT([.DW8:.DW36];[.DT8:.DT36])&gt;0;1;0)" office:value-type="float" office:value="0">
            <text:p>0</text:p>
          </table:table-cell>
          <table:table-cell table:style-name="ce25" table:formula="of:=IF(SUMPRODUCT([.DX8:.DX36];[.DU8:.DU36])&gt;0;1;0)" office:value-type="float" office:value="0">
            <text:p>0</text:p>
          </table:table-cell>
          <table:table-cell table:style-name="ce25" table:formula="of:=IF(SUMPRODUCT([.DY8:.DY36];[.DV8:.DV36])&gt;0;1;0)" office:value-type="float" office:value="0">
            <text:p>0</text:p>
          </table:table-cell>
          <table:table-cell table:style-name="ce25" table:formula="of:=IF(SUMPRODUCT([.DZ8:.DZ36];[.DW8:.DW36])&gt;0;1;0)" office:value-type="float" office:value="0">
            <text:p>0</text:p>
          </table:table-cell>
          <table:table-cell table:style-name="ce25" table:formula="of:=IF(SUMPRODUCT([.EA8:.EA36];[.DX8:.DX36])&gt;0;1;0)" office:value-type="float" office:value="0">
            <text:p>0</text:p>
          </table:table-cell>
          <table:table-cell table:style-name="ce25" table:formula="of:=IF(SUMPRODUCT([.EB8:.EB36];[.DY8:.DY36])&gt;0;1;0)" office:value-type="float" office:value="1">
            <text:p>1</text:p>
          </table:table-cell>
          <table:table-cell table:style-name="ce25" table:formula="of:=IF(SUMPRODUCT([.EC8:.EC36];[.DZ8:.DZ36])&gt;0;1;0)" office:value-type="float" office:value="0">
            <text:p>0</text:p>
          </table:table-cell>
          <table:table-cell table:style-name="ce25" table:formula="of:=IF(SUMPRODUCT([.ED8:.ED36];[.EA8:.EA36])&gt;0;1;0)" office:value-type="float" office:value="0">
            <text:p>0</text:p>
          </table:table-cell>
          <table:table-cell table:style-name="ce25" table:formula="of:=IF(SUMPRODUCT([.EE8:.EE36];[.EB8:.EB36])&gt;0;1;0)" office:value-type="float" office:value="0">
            <text:p>0</text:p>
          </table:table-cell>
          <table:table-cell table:style-name="ce25" table:formula="of:=IF(SUMPRODUCT([.EF8:.EF36];[.EC8:.EC36])&gt;0;1;0)" office:value-type="float" office:value="0">
            <text:p>0</text:p>
          </table:table-cell>
          <table:table-cell table:style-name="ce25" table:formula="of:=IF(SUMPRODUCT([.EG8:.EG36];[.ED8:.ED36])&gt;0;1;0)" office:value-type="float" office:value="0">
            <text:p>0</text:p>
          </table:table-cell>
          <table:table-cell table:style-name="ce25" table:formula="of:=IF(SUMPRODUCT([.EH8:.EH36];[.EE8:.EE36])&gt;0;1;0)" office:value-type="float" office:value="0">
            <text:p>0</text:p>
          </table:table-cell>
          <table:table-cell table:style-name="ce25" table:formula="of:=IF(SUMPRODUCT([.EI8:.EI36];[.EF8:.EF36])&gt;0;1;0)" office:value-type="float" office:value="0">
            <text:p>0</text:p>
          </table:table-cell>
          <table:table-cell table:style-name="ce25" table:formula="of:=IF(SUMPRODUCT([.EJ8:.EJ36];[.EG8:.EG36])&gt;0;1;0)" office:value-type="float" office:value="0">
            <text:p>0</text:p>
          </table:table-cell>
          <table:table-cell table:style-name="ce25" table:formula="of:=IF(SUMPRODUCT([.EK8:.EK36];[.EH8:.EH36])&gt;0;1;0)" office:value-type="float" office:value="0">
            <text:p>0</text:p>
          </table:table-cell>
          <table:table-cell table:style-name="ce25" table:formula="of:=IF(SUMPRODUCT([.EL8:.EL36];[.EI8:.EI36])&gt;0;1;0)" office:value-type="float" office:value="1">
            <text:p>1</text:p>
          </table:table-cell>
          <table:table-cell table:style-name="ce25" table:formula="of:=IF(SUMPRODUCT([.EM8:.EM36];[.EJ8:.EJ36])&gt;0;1;0)" office:value-type="float" office:value="0">
            <text:p>0</text:p>
          </table:table-cell>
          <table:table-cell table:style-name="ce25" table:formula="of:=IF(SUMPRODUCT([.EN8:.EN36];[.EK8:.EK36])&gt;0;1;0)" office:value-type="float" office:value="1">
            <text:p>1</text:p>
          </table:table-cell>
          <table:table-cell table:style-name="ce25" table:formula="of:=IF(SUMPRODUCT([.EO8:.EO36];[.EL8:.EL36])&gt;0;1;0)" office:value-type="float" office:value="1">
            <text:p>1</text:p>
          </table:table-cell>
          <table:table-cell table:style-name="ce25" table:formula="of:=IF(SUMPRODUCT([.EP8:.EP36];[.EM8:.EM36])&gt;0;1;0)" office:value-type="float" office:value="0">
            <text:p>0</text:p>
          </table:table-cell>
          <table:table-cell table:style-name="ce25" table:formula="of:=IF(SUMPRODUCT([.EQ8:.EQ36];[.EN8:.EN36])&gt;0;1;0)" office:value-type="float" office:value="0">
            <text:p>0</text:p>
          </table:table-cell>
          <table:table-cell table:style-name="ce25" table:formula="of:=IF(SUMPRODUCT([.ER8:.ER36];[.EO8:.EO36])&gt;0;1;0)" office:value-type="float" office:value="0">
            <text:p>0</text:p>
          </table:table-cell>
          <table:table-cell table:style-name="ce25" table:formula="of:=IF(SUMPRODUCT([.ES8:.ES36];[.EP8:.EP36])&gt;0;1;0)" office:value-type="float" office:value="0">
            <text:p>0</text:p>
          </table:table-cell>
          <table:table-cell table:style-name="ce25" table:formula="of:=IF(SUMPRODUCT([.ET8:.ET36];[.EQ8:.EQ36])&gt;0;1;0)" office:value-type="float" office:value="1">
            <text:p>1</text:p>
          </table:table-cell>
          <table:table-cell table:style-name="ce25" table:formula="of:=IF(SUMPRODUCT([.EU8:.EU36];[.ER8:.ER36])&gt;0;1;0)" office:value-type="float" office:value="1">
            <text:p>1</text:p>
          </table:table-cell>
          <table:table-cell table:style-name="ce25" table:formula="of:=IF(SUMPRODUCT([.EV8:.EV36];[.ES8:.ES36])&gt;0;1;0)" office:value-type="float" office:value="0">
            <text:p>0</text:p>
          </table:table-cell>
          <table:table-cell table:style-name="ce25" table:formula="of:=IF(SUMPRODUCT([.EW8:.EW36];[.ET8:.ET36])&gt;0;1;0)" office:value-type="float" office:value="0">
            <text:p>0</text:p>
          </table:table-cell>
          <table:table-cell table:style-name="ce25" table:formula="of:=IF(SUMPRODUCT([.EX8:.EX36];[.EU8:.EU36])&gt;0;1;0)" office:value-type="float" office:value="1">
            <text:p>1</text:p>
          </table:table-cell>
          <table:table-cell table:style-name="ce25" table:formula="of:=IF(SUMPRODUCT([.EY8:.EY36];[.EV8:.EV36])&gt;0;1;0)" office:value-type="float" office:value="0">
            <text:p>0</text:p>
          </table:table-cell>
          <table:table-cell table:style-name="ce25" table:formula="of:=IF(SUMPRODUCT([.EZ8:.EZ36];[.EW8:.EW36])&gt;0;1;0)" office:value-type="float" office:value="1">
            <text:p>1</text:p>
          </table:table-cell>
          <table:table-cell table:style-name="ce25" table:formula="of:=IF(SUMPRODUCT([.FA8:.FA36];[.EX8:.EX36])&gt;0;1;0)" office:value-type="float" office:value="0">
            <text:p>0</text:p>
          </table:table-cell>
          <table:table-cell table:style-name="ce25" table:formula="of:=IF(SUMPRODUCT([.FB8:.FB36];[.EY8:.EY36])&gt;0;1;0)" office:value-type="float" office:value="0">
            <text:p>0</text:p>
          </table:table-cell>
          <table:table-cell table:style-name="ce25" table:formula="of:=IF(SUMPRODUCT([.FC8:.FC36];[.EZ8:.EZ36])&gt;0;1;0)" office:value-type="float" office:value="1">
            <text:p>1</text:p>
          </table:table-cell>
          <table:table-cell table:style-name="ce25" table:formula="of:=IF(SUMPRODUCT([.FD8:.FD36];[.FA8:.FA36])&gt;0;1;0)" office:value-type="float" office:value="1">
            <text:p>1</text:p>
          </table:table-cell>
          <table:table-cell table:style-name="ce25" table:formula="of:=IF(SUMPRODUCT([.FE8:.FE36];[.FB8:.FB36])&gt;0;1;0)" office:value-type="float" office:value="0">
            <text:p>0</text:p>
          </table:table-cell>
          <table:table-cell table:style-name="ce25" table:formula="of:=IF(SUMPRODUCT([.FF8:.FF36];[.FC8:.FC36])&gt;0;1;0)" office:value-type="float" office:value="1">
            <text:p>1</text:p>
          </table:table-cell>
          <table:table-cell table:style-name="ce25" table:formula="of:=IF(SUMPRODUCT([.FG8:.FG36];[.FD8:.FD36])&gt;0;1;0)" office:value-type="float" office:value="0">
            <text:p>0</text:p>
          </table:table-cell>
          <table:table-cell table:style-name="ce25" table:formula="of:=IF(SUMPRODUCT([.FH8:.FH36];[.FE8:.FE36])&gt;0;1;0)" office:value-type="float" office:value="0">
            <text:p>0</text:p>
          </table:table-cell>
          <table:table-cell table:style-name="ce25" table:formula="of:=IF(SUMPRODUCT([.FI8:.FI36];[.FF8:.FF36])&gt;0;1;0)" office:value-type="float" office:value="0">
            <text:p>0</text:p>
          </table:table-cell>
          <table:table-cell table:style-name="ce25" table:formula="of:=IF(SUMPRODUCT([.FJ8:.FJ36];[.FG8:.FG36])&gt;0;1;0)" office:value-type="float" office:value="0">
            <text:p>0</text:p>
          </table:table-cell>
          <table:table-cell table:style-name="ce25" table:formula="of:=IF(SUMPRODUCT([.FK8:.FK36];[.FH8:.FH36])&gt;0;1;0)" office:value-type="float" office:value="0">
            <text:p>0</text:p>
          </table:table-cell>
          <table:table-cell table:style-name="ce25" table:formula="of:=IF(SUMPRODUCT([.FL8:.FL36];[.FI8:.FI36])&gt;0;1;0)" office:value-type="float" office:value="0">
            <text:p>0</text:p>
          </table:table-cell>
          <table:table-cell table:style-name="ce25" table:formula="of:=IF(SUMPRODUCT([.FM8:.FM36];[.FJ8:.FJ36])&gt;0;1;0)" office:value-type="float" office:value="0">
            <text:p>0</text:p>
          </table:table-cell>
          <table:table-cell table:style-name="ce25" table:formula="of:=IF(SUMPRODUCT([.FN8:.FN36];[.FK8:.FK36])&gt;0;1;0)" office:value-type="float" office:value="0">
            <text:p>0</text:p>
          </table:table-cell>
          <table:table-cell table:style-name="ce25" table:formula="of:=IF(SUMPRODUCT([.FO8:.FO36];[.FL8:.FL36])&gt;0;1;0)" office:value-type="float" office:value="0">
            <text:p>0</text:p>
          </table:table-cell>
          <table:table-cell table:style-name="ce25" table:formula="of:=IF(SUMPRODUCT([.FP8:.FP36];[.FM8:.FM36])&gt;0;1;0)" office:value-type="float" office:value="0">
            <text:p>0</text:p>
          </table:table-cell>
          <table:table-cell table:style-name="ce25" table:formula="of:=IF(SUMPRODUCT([.FQ8:.FQ36];[.FN8:.FN36])&gt;0;1;0)" office:value-type="float" office:value="0">
            <text:p>0</text:p>
          </table:table-cell>
          <table:table-cell table:style-name="ce25" table:formula="of:=IF(SUMPRODUCT([.FR8:.FR36];[.FO8:.FO36])&gt;0;1;0)" office:value-type="float" office:value="0">
            <text:p>0</text:p>
          </table:table-cell>
          <table:table-cell table:style-name="ce25" table:formula="of:=IF(SUMPRODUCT([.FS8:.FS36];[.FP8:.FP36])&gt;0;1;0)" office:value-type="float" office:value="0">
            <text:p>0</text:p>
          </table:table-cell>
          <table:table-cell table:style-name="ce25" table:formula="of:=IF(SUMPRODUCT([.FT8:.FT36];[.FQ8:.FQ36])&gt;0;1;0)" office:value-type="float" office:value="0">
            <text:p>0</text:p>
          </table:table-cell>
          <table:table-cell table:style-name="ce25" table:formula="of:=IF(SUMPRODUCT([.FU8:.FU36];[.FR8:.FR36])&gt;0;1;0)" office:value-type="float" office:value="0">
            <text:p>0</text:p>
          </table:table-cell>
          <table:table-cell table:style-name="ce25" table:formula="of:=IF(SUMPRODUCT([.FV8:.FV36];[.FS8:.FS36])&gt;0;1;0)" office:value-type="float" office:value="0">
            <text:p>0</text:p>
          </table:table-cell>
          <table:table-cell table:style-name="ce25" table:formula="of:=IF(SUMPRODUCT([.FW8:.FW36];[.FT8:.FT36])&gt;0;1;0)" office:value-type="float" office:value="1">
            <text:p>1</text:p>
          </table:table-cell>
          <table:table-cell table:style-name="ce25" table:formula="of:=IF(SUMPRODUCT([.FX8:.FX36];[.FU8:.FU36])&gt;0;1;0)" office:value-type="float" office:value="1">
            <text:p>1</text:p>
          </table:table-cell>
          <table:table-cell table:style-name="ce25" table:formula="of:=IF(SUMPRODUCT([.FY8:.FY36];[.FV8:.FV36])&gt;0;1;0)" office:value-type="float" office:value="1">
            <text:p>1</text:p>
          </table:table-cell>
          <table:table-cell table:style-name="ce25" table:formula="of:=IF(SUMPRODUCT([.FZ8:.FZ36];[.FW8:.FW36])&gt;0;1;0)" office:value-type="float" office:value="0">
            <text:p>0</text:p>
          </table:table-cell>
          <table:table-cell table:style-name="ce25" table:formula="of:=IF(SUMPRODUCT([.GA8:.GA36];[.FX8:.FX36])&gt;0;1;0)" office:value-type="float" office:value="0">
            <text:p>0</text:p>
          </table:table-cell>
          <table:table-cell table:style-name="ce25" table:formula="of:=IF(SUMPRODUCT([.GB8:.GB36];[.FY8:.FY36])&gt;0;1;0)" office:value-type="float" office:value="1">
            <text:p>1</text:p>
          </table:table-cell>
          <table:table-cell table:style-name="ce25" table:formula="of:=IF(SUMPRODUCT([.GC8:.GC36];[.FZ8:.FZ36])&gt;0;1;0)" office:value-type="float" office:value="0">
            <text:p>0</text:p>
          </table:table-cell>
          <table:table-cell table:style-name="ce25" table:formula="of:=IF(SUMPRODUCT([.GD8:.GD36];[.GA8:.GA36])&gt;0;1;0)" office:value-type="float" office:value="0">
            <text:p>0</text:p>
          </table:table-cell>
          <table:table-cell table:number-columns-repeated="838"/>
        </table:table-row>
        <table:table-row table:style-name="ro2">
          <table:table-cell/>
          <table:table-cell office:value-type="string">
            <text:p>Status: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Green</text:p>
          </table:table-cell>
          <table:table-cell office:value-type="string">
            <text:p>← implemente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Red</text:p>
          </table:table-cell>
          <table:table-cell office:value-type="string">
            <text:p>← proposed/planned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 ranges" table:style-name="ta2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4" office:value-type="string">
            <text:p>HCI command parameter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8" office:value-type="string">
            <text:p>Command</text:p>
          </table:table-cell>
          <table:table-cell table:style-name="ce8" office:value-type="string">
            <text:p>Parameter Constraints</text:p>
          </table:table-cell>
          <table:table-cell table:style-name="ce8" office:value-type="string">
            <text:p>Defaults</text:p>
          </table:table-cell>
        </table:table-row>
        <table:table-row table:style-name="ro2">
          <table:table-cell/>
          <table:table-cell office:value-type="string">
            <text:p>7.1.1 Inquiry Command</text:p>
          </table:table-cell>
          <table:table-cell office:value-type="string">
            <text:p>LAP: 0x9e8b00-0x9e8b3f, Inquiry_Length: 0x01-0x30, Num_Responses: 0x00-0xff</text:p>
          </table:table-cell>
          <table:table-cell office:value-type="string">
            <text:p>LAP=0x9e8b33 (GIAC), Inquiry_Length=0x08 (10.24 s), Num_Responses=0x00 (unlimited)</text:p>
          </table:table-cell>
        </table:table-row>
        <table:table-row table:style-name="ro2">
          <table:table-cell/>
          <table:table-cell office:value-type="string">
            <text:p>7.1.2 Inquiry Cancel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1.3 Periodic Inquiry Mode Command</text:p>
          </table:table-cell>
          <table:table-cell office:value-type="string">
            <text:p>Max_Period_Length: 0x03-0xffff, Min_Period_Length: 0x02-0xfffe, LAP: 0x9e8b00-0x9e8b3f, Inquiry_Length: 0x01-0x30, Num_Responses: 0x00-0xff, MaxLen&gt;MinLen&gt;InqLen</text:p>
          </table:table-cell>
          <table:table-cell office:value-type="string">
            <text:p>Max_Period_Length=0x10 (20.48 s), Min_Period_Length=0x0d (16.64 s), LAP=0x9e8b33 (GIAC), Inquiry_Length=0x08 (10.24 s), Num_Responses=0x00 (unlimited)</text:p>
          </table:table-cell>
        </table:table-row>
        <table:table-row table:style-name="ro2">
          <table:table-cell/>
          <table:table-cell office:value-type="string">
            <text:p>7.1.4 Exit Periodic Inquiry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1.5 Create Connection Command</text:p>
          </table:table-cell>
          <table:table-cell office:value-type="string">
            <text:p>BD_ADDR: &lt;remote to connect&gt;, Packet_Type: &lt;flags&gt;, Page_Scan_Repetition_Mode: 0x00-0x02, Reserved=0x00, Clock_Offset: b15=&lt;offset valid flag&gt; b14-b0=(b16-b2 of CLKslave-CLKmaster), Allow_Role_Switch: 0x00-0x01</text:p>
          </table:table-cell>
          <table:table-cell office:value-type="string">
            <text:p>BD_ADDR=&lt;remote to connect&gt;, Packet_Type=(DM1|DH1|DM3|DH3|DM5|DH5), Page_Scan_Repetition_Mode=&lt;from inquiry&gt;, Reserved=0x00, Clock_Offset: b15=&lt;offset valid flag&gt; b14-b0=(b16-b2 of CLKslave-CLKmaster), Allow_Role_Switch=0x01 (yes)</text:p>
          </table:table-cell>
        </table:table-row>
        <table:table-row table:style-name="ro2">
          <table:table-cell/>
          <table:table-cell office:value-type="string">
            <text:p>7.1.6 Disconnect Command</text:p>
          </table:table-cell>
          <table:table-cell office:value-type="string">
            <text:p>Connection_Handle: &lt;connection to disconnect&gt;, Reason: (0x05,0x13-0x15,0x1a,0x29)</text:p>
          </table:table-cell>
          <table:table-cell office:value-type="string">
            <text:p>Connection_Handle=&lt;connection to disconnect&gt;, Reason=0x13 (remote user terminated connection)</text:p>
          </table:table-cell>
        </table:table-row>
        <table:table-row table:style-name="ro2">
          <table:table-cell/>
          <table:table-cell office:value-type="string">
            <text:p>7.1.7 Create Connection Cancel Command</text:p>
          </table:table-cell>
          <table:table-cell office:value-type="string">
            <text:p>BD_ADDR: &lt;BD_ADDR in connection request to cancel&gt;</text:p>
          </table:table-cell>
          <table:table-cell office:value-type="string">
            <text:p>BD_ADDR=&lt;BD_ADDR in connection request to cancel&gt;</text:p>
          </table:table-cell>
        </table:table-row>
        <table:table-row table:style-name="ro2">
          <table:table-cell/>
          <table:table-cell office:value-type="string">
            <text:p>7.1.8 Accept Connection Request Command</text:p>
          </table:table-cell>
          <table:table-cell office:value-type="string">
            <text:p>BD_ADDR: &lt;BD_ADDR of device to accept&gt;, Role: 0x00-0x01</text:p>
          </table:table-cell>
          <table:table-cell office:value-type="string">
            <text:p>BD_ADDR=&lt;BD_ADDR of device to connect&gt;, Role=0x01 (remain slave)</text:p>
          </table:table-cell>
        </table:table-row>
        <table:table-row table:style-name="ro2">
          <table:table-cell/>
          <table:table-cell office:value-type="string">
            <text:p>7.1.9 Reject Connection Request Command</text:p>
          </table:table-cell>
          <table:table-cell office:value-type="string">
            <text:p>BD_ADDR: &lt;BD_ADDR of device to reject&gt;, Reason: 0x0d-0x0f</text:p>
          </table:table-cell>
          <table:table-cell office:value-type="string">
            <text:p>BD_ADDR=&lt;BD_ADDR of device to reject&gt;, Reason=0x0d (reject due to limited resources)</text:p>
          </table:table-cell>
        </table:table-row>
        <table:table-row table:style-name="ro2">
          <table:table-cell/>
          <table:table-cell office:value-type="string">
            <text:p>7.1.10 Link Key Request Reply Command</text:p>
          </table:table-cell>
          <table:table-cell office:value-type="string">
            <text:p>BD_ADDR: &lt;BD_ADDR the key is for&gt;, Link_Key: &lt;key&gt;</text:p>
          </table:table-cell>
          <table:table-cell office:value-type="string">
            <text:p>BD_ADDR=&lt;BD_ADDR the key is for&gt;, Link_Key=&lt;key&gt;</text:p>
          </table:table-cell>
        </table:table-row>
        <table:table-row table:style-name="ro2">
          <table:table-cell/>
          <table:table-cell office:value-type="string">
            <text:p>7.1.11 Link Key Request Negative Reply Command</text:p>
          </table:table-cell>
          <table:table-cell office:value-type="string">
            <text:p>BD_ADDR: &lt;BD_ADDR in request&gt;</text:p>
          </table:table-cell>
          <table:table-cell office:value-type="string">
            <text:p>BD_ADDR=&lt;BD_ADDR in request&gt;</text:p>
          </table:table-cell>
        </table:table-row>
        <table:table-row table:style-name="ro2">
          <table:table-cell/>
          <table:table-cell office:value-type="string">
            <text:p>7.1.12 PIN Code Request Reply Command</text:p>
          </table:table-cell>
          <table:table-cell office:value-type="string">
            <text:p>BD_ADDR: &lt;BD_ADDR the PIN is for&gt;, PIN_Code_Length: 0x01-0x10, PIN_Code: 8-128bit string</text:p>
          </table:table-cell>
          <table:table-cell office:value-type="string">
            <text:p>BD_ADDR=&lt;BD_ADDR the PIN is for&gt;, PIN_Code_Length=0x10, PIN_Code=0xab503296c7148efd</text:p>
          </table:table-cell>
        </table:table-row>
        <table:table-row table:style-name="ro2">
          <table:table-cell/>
          <table:table-cell office:value-type="string">
            <text:p>7.1.13 PIN Code Request Negative Reply Command</text:p>
          </table:table-cell>
          <table:table-cell office:value-type="string">
            <text:p>BD_ADDR: &lt;BD_ADDR in request&gt;</text:p>
          </table:table-cell>
          <table:table-cell office:value-type="string">
            <text:p>BD_ADDR=&lt;BD_ADDR in request&gt;</text:p>
          </table:table-cell>
        </table:table-row>
        <table:table-row table:style-name="ro2">
          <table:table-cell/>
          <table:table-cell office:value-type="string">
            <text:p>7.1.14 Change Connection Packet Type Command</text:p>
          </table:table-cell>
          <table:table-cell office:value-type="string">
            <text:p>Connection_Handle: &lt;connection to change&gt;, Packet_Type: &lt;flags&gt;</text:p>
          </table:table-cell>
          <table:table-cell office:value-type="string">
            <text:p>Connection_Handle=&lt;connection to change&gt;, Packet_Type=&lt;flags&gt;</text:p>
          </table:table-cell>
        </table:table-row>
        <table:table-row table:style-name="ro2">
          <table:table-cell/>
          <table:table-cell office:value-type="string">
            <text:p>7.1.15 Authentication Requested Command</text:p>
          </table:table-cell>
          <table:table-cell office:value-type="string">
            <text:p>Connection_Handle: &lt;connection to authenticate&gt;</text:p>
          </table:table-cell>
          <table:table-cell office:value-type="string">
            <text:p>Connection_Handle=&lt;connection to authenticate&gt;</text:p>
          </table:table-cell>
        </table:table-row>
        <table:table-row table:style-name="ro2">
          <table:table-cell/>
          <table:table-cell office:value-type="string">
            <text:p>7.1.16 Set Connection Encryption Command</text:p>
          </table:table-cell>
          <table:table-cell office:value-type="string">
            <text:p>Connection_Handle: &lt;connection to change&gt;, Encryption_Enable: 0x00-0x01</text:p>
          </table:table-cell>
          <table:table-cell office:value-type="string">
            <text:p>Connection_Handle=&lt;connection to change&gt;, Encryption_Enable=0x00(off)/0x01(on)</text:p>
          </table:table-cell>
        </table:table-row>
        <table:table-row table:style-name="ro2">
          <table:table-cell/>
          <table:table-cell office:value-type="string">
            <text:p>7.1.17 Change Connection Link Key Command</text:p>
          </table:table-cell>
          <table:table-cell office:value-type="string">
            <text:p>Connection_Handle: &lt;connection to rekey&gt;</text:p>
          </table:table-cell>
          <table:table-cell office:value-type="string">
            <text:p>Connection_Handle=&lt;connection to rekey&gt;</text:p>
          </table:table-cell>
        </table:table-row>
        <table:table-row table:style-name="ro2">
          <table:table-cell/>
          <table:table-cell office:value-type="string">
            <text:p>7.1.18 Master Link Key Command</text:p>
          </table:table-cell>
          <table:table-cell office:value-type="string">
            <text:p>Key_Flag: 0x00-0x01</text:p>
          </table:table-cell>
          <table:table-cell office:value-type="string">
            <text:p>Key_Flag: 0x01 (use temporary key)</text:p>
          </table:table-cell>
        </table:table-row>
        <table:table-row table:style-name="ro2">
          <table:table-cell/>
          <table:table-cell office:value-type="string">
            <text:p>7.1.19 Remote Name Request Command</text:p>
          </table:table-cell>
          <table:table-cell office:value-type="string">
            <text:p>BD_ADDR: &lt;BD_ADDR of device to request from&gt;, Page_Scan_Repetition_Mode: 0x00-0x02, Reserved=0x00, Clock_Offset: b15=&lt;offset valid flag&gt; b14-b0=(b16-b2 of CLKslave-CLKmaster)</text:p>
          </table:table-cell>
          <table:table-cell office:value-type="string">
            <text:p>BD_ADDR=&lt;BD_ADDR of device to request from&gt;, Page_Scan_Repetition_Mode=&lt;from inquiry&gt;, Reserved=0x00, Clock_Offset: b15=&lt;offset valid flag&gt; b14-b0=(b16-b2 of CLKslave-CLKmaster)</text:p>
          </table:table-cell>
        </table:table-row>
        <table:table-row table:style-name="ro2">
          <table:table-cell/>
          <table:table-cell office:value-type="string">
            <text:p>7.1.20 Remote Name Request Cancel Command</text:p>
          </table:table-cell>
          <table:table-cell office:value-type="string">
            <text:p>BD_ADDR: &lt;BD_ADDR in name request to cancel&gt;</text:p>
          </table:table-cell>
          <table:table-cell office:value-type="string">
            <text:p>BD_ADDR=&lt;BD_ADDR in name request to cancel&gt;</text:p>
          </table:table-cell>
        </table:table-row>
        <table:table-row table:style-name="ro2">
          <table:table-cell/>
          <table:table-cell office:value-type="string">
            <text:p>7.1.21 Read Remote Supported Features Command</text:p>
          </table:table-cell>
          <table:table-cell office:value-type="string">
            <text:p>Connection_Handle: &lt;ACL connection to get features from&gt;</text:p>
          </table:table-cell>
          <table:table-cell office:value-type="string">
            <text:p>Connection_Handle=&lt;ACL connection to get features from&gt;</text:p>
          </table:table-cell>
        </table:table-row>
        <table:table-row table:style-name="ro2">
          <table:table-cell/>
          <table:table-cell office:value-type="string">
            <text:p>7.1.22 Read Remote Extended Features Command</text:p>
          </table:table-cell>
          <table:table-cell office:value-type="string">
            <text:p>Connection_Handle: &lt;ACL connection to get features from&gt;, Page Number: 0x00-0xff</text:p>
          </table:table-cell>
          <table:table-cell office:value-type="string">
            <text:p>Connection_Handle=&lt;ACL connection to get features from&gt;, Page Number=0x01</text:p>
          </table:table-cell>
        </table:table-row>
        <table:table-row table:style-name="ro2">
          <table:table-cell/>
          <table:table-cell office:value-type="string">
            <text:p>7.1.23 Read Remote Version Information Command</text:p>
          </table:table-cell>
          <table:table-cell office:value-type="string">
            <text:p>Connection_Handle: &lt;ACL connection to get information from&gt;</text:p>
          </table:table-cell>
          <table:table-cell office:value-type="string">
            <text:p>Connection_Handle=&lt;ACL connection to get information from&gt;</text:p>
          </table:table-cell>
        </table:table-row>
        <table:table-row table:style-name="ro2">
          <table:table-cell/>
          <table:table-cell office:value-type="string">
            <text:p>7.1.24 Read Clock Offset Command</text:p>
          </table:table-cell>
          <table:table-cell office:value-type="string">
            <text:p>Connection_Handle: &lt;ACL connection to get offset from&gt;</text:p>
          </table:table-cell>
          <table:table-cell office:value-type="string">
            <text:p>Connection_Handle=&lt;ACL connection to get offset from&gt;</text:p>
          </table:table-cell>
        </table:table-row>
        <table:table-row table:style-name="ro2">
          <table:table-cell/>
          <table:table-cell office:value-type="string">
            <text:p>7.1.25 Read LMP Handle Command</text:p>
          </table:table-cell>
          <table:table-cell office:value-type="string">
            <text:p>Connection_Handle: &lt;connection to get LMP handle for&gt;</text:p>
          </table:table-cell>
          <table:table-cell office:value-type="string">
            <text:p>Connection_Handle=&lt;connection to get LMP handle for&gt;</text:p>
          </table:table-cell>
        </table:table-row>
        <table:table-row table:style-name="ro2">
          <table:table-cell/>
          <table:table-cell office:value-type="string">
            <text:p>7.1.26 Setup Synchronous Connection Command</text:p>
          </table:table-cell>
          <table:table-cell office:value-type="string">
            <text:p>Connection_Handle: &lt;connection to setup&gt;, Transmit_Bandwidth: &lt;octets/s&gt;, Receive_Bandwidth: &lt;octets/s&gt;, Max_Latency: 0x004-0xfffe/0xffff, Voice_Setting: &lt;voice setting flags&gt;, Retransmission_Effort: 0x00-0x02/0xff, Packet Type: &lt;flags&gt;</text:p>
          </table:table-cell>
          <table:table-cell office:value-type="string">
            <text:p>Connection_Handle=&lt;connection to setup&gt;, Transmit_Bandwidth=0x3e80 (128kbps), Receive_Bandwidth=0x3e80, Max_Latency=0x064 (100 ms), Voice_Setting=0x63, Retransmission_Effort=0x02 (1+/quality opt), Packet Type=0x3ff (any)</text:p>
          </table:table-cell>
        </table:table-row>
        <table:table-row table:style-name="ro2">
          <table:table-cell/>
          <table:table-cell office:value-type="string">
            <text:p>7.1.27 Accept Synchronous Connection Request Command</text:p>
          </table:table-cell>
          <table:table-cell office:value-type="string">
            <text:p>BD_ADDR: &lt;BD_ADDR of request&gt;, Transmit_Bandwidth: 0x0-0xffffffff, Receive_Bandwidth: 0x0-0xffffffff, Max_Latency: 0x04-0xfffe/0xffff, Content_Format: &lt;voice setting&gt;, Retransmission_Effort: 0x0-0x02/0xff, Packet_Type: &lt;flags&gt;</text:p>
          </table:table-cell>
          <table:table-cell office:value-type="string">
            <text:p>BD_ADDR=&lt;BD_ADDR of request&gt;, Transmit_Bandwidth=0xffffffff (don't care), Receive_Bandwidth=0xffffffff (don't care), Max_Latency=0xffff (don't care), Content_Format=0x63, Retransmission_Effort=0x02 (1+/quality opt), Packet_Type=0x3ff (any)</text:p>
          </table:table-cell>
        </table:table-row>
        <table:table-row table:style-name="ro2">
          <table:table-cell/>
          <table:table-cell office:value-type="string">
            <text:p>7.1.28 Reject Synchronous Connection Request Command</text:p>
          </table:table-cell>
          <table:table-cell office:value-type="string">
            <text:p>BD_ADDR: &lt;BD_ADDR of device to reject&gt;, Reason: 0x0d-0x0f</text:p>
          </table:table-cell>
          <table:table-cell office:value-type="string">
            <text:p>BD_ADDR=&lt;BD_ADDR of device to reject&gt;, Reason=0x0d (reject due to limited resources)</text:p>
          </table:table-cell>
        </table:table-row>
        <table:table-row table:style-name="ro2">
          <table:table-cell/>
          <table:table-cell office:value-type="string">
            <text:p>7.1.29 IO Capability Request Reply Command</text:p>
          </table:table-cell>
          <table:table-cell office:value-type="string">
            <text:p>BD_ADDR: &lt;BD_ADDR of device to pair&gt;, IO_Capability: 0x00-0x03, OOB_Data_Present: 0x00-0x01, Authentication_Requirements: 0x00-0x05</text:p>
          </table:table-cell>
          <table:table-cell office:value-type="string">
            <text:p>BD_ADDR=&lt;BD_ADDR of device to pair&gt;, IO_Capability=0x01 (DisplayYesNo), OOB_Data_Present=0x0 (no OOB), Authentication_Requirements=0x05 (Protection, General bonding, use IO caps)</text:p>
          </table:table-cell>
        </table:table-row>
        <table:table-row table:style-name="ro2">
          <table:table-cell/>
          <table:table-cell office:value-type="string">
            <text:p>7.1.30 User Confirmation Request Reply Command</text:p>
          </table:table-cell>
          <table:table-cell office:value-type="string">
            <text:p>BD_ADDR: &lt;BD_ADDR of device to pair&gt;</text:p>
          </table:table-cell>
          <table:table-cell office:value-type="string">
            <text:p>BD_ADDR=&lt;BD_ADDR of device to pair&gt;</text:p>
          </table:table-cell>
        </table:table-row>
        <table:table-row table:style-name="ro2">
          <table:table-cell/>
          <table:table-cell office:value-type="string">
            <text:p>7.1.31 User Confirmation Request Negative Reply Command</text:p>
          </table:table-cell>
          <table:table-cell office:value-type="string">
            <text:p>BD_ADDR: &lt;BD_ADDR of device to fail to pair&gt;</text:p>
          </table:table-cell>
          <table:table-cell office:value-type="string">
            <text:p>BD_ADDR=&lt;BD_ADDR of device to fail to pair&gt;</text:p>
          </table:table-cell>
        </table:table-row>
        <table:table-row table:style-name="ro2">
          <table:table-cell/>
          <table:table-cell office:value-type="string">
            <text:p>7.1.32 User Passkey Request Reply Command</text:p>
          </table:table-cell>
          <table:table-cell office:value-type="string">
            <text:p>BD_ADDR: &lt;BD_ADDR of device to pair&gt;, Numeric_Value: 0x0-0xf423f</text:p>
          </table:table-cell>
          <table:table-cell office:value-type="string">
            <text:p>BD_ADDR=&lt;BD_ADDR of device to pair&gt;, Numeric_Value=0x1e240 (123456)</text:p>
          </table:table-cell>
        </table:table-row>
        <table:table-row table:style-name="ro2">
          <table:table-cell/>
          <table:table-cell office:value-type="string">
            <text:p>7.1.33 User Passkey Request Negative Reply Command</text:p>
          </table:table-cell>
          <table:table-cell office:value-type="string">
            <text:p>BD_ADDR: &lt;BD_ADDR of device to fail to pair&gt;</text:p>
          </table:table-cell>
          <table:table-cell office:value-type="string">
            <text:p>BD_ADDR=&lt;BD_ADDR of device to fail to pair&gt;</text:p>
          </table:table-cell>
        </table:table-row>
        <table:table-row table:style-name="ro2">
          <table:table-cell/>
          <table:table-cell office:value-type="string">
            <text:p>7.1.34 Remote OOB Data Request Reply Command</text:p>
          </table:table-cell>
          <table:table-cell office:value-type="string">
            <text:p>BD_ADDR: &lt;BD_ADDR of device to pair&gt;, C: &lt;simple pairing hash&gt;, R: &lt;simple pairing randomizer&gt;</text:p>
          </table:table-cell>
          <table:table-cell office:value-type="string">
            <text:p>BD_ADDR=&lt;BD_ADDR of device to pair&gt;, C=&lt;simple pairing hash&gt;, R=&lt;simple pairing randomizer&gt;</text:p>
          </table:table-cell>
        </table:table-row>
        <table:table-row table:style-name="ro2">
          <table:table-cell/>
          <table:table-cell office:value-type="string">
            <text:p>7.1.35 Remote OOB Data Request Negative Reply Command</text:p>
          </table:table-cell>
          <table:table-cell office:value-type="string">
            <text:p>BD_ADDR: &lt;BD_ADDR of other device&gt;</text:p>
          </table:table-cell>
          <table:table-cell office:value-type="string">
            <text:p>BD_ADDR=&lt;BD_ADDR of other device&gt;</text:p>
          </table:table-cell>
        </table:table-row>
        <table:table-row table:style-name="ro2">
          <table:table-cell/>
          <table:table-cell office:value-type="string">
            <text:p>7.1.36 IO Capability Request Negative Reply Command</text:p>
          </table:table-cell>
          <table:table-cell office:value-type="string">
            <text:p>BD_ADDR: &lt;BD_ADDR of device to fail to pair&gt;, Reason: 0x01-0x38</text:p>
          </table:table-cell>
          <table:table-cell office:value-type="string">
            <text:p>BD_ADDR=&lt;BD_ADDR of device to fail to pair&gt;, Reason=0x05 (auth failure)</text:p>
          </table:table-cell>
        </table:table-row>
        <table:table-row table:style-name="ro2">
          <table:table-cell/>
          <table:table-cell office:value-type="string">
            <text:p>7.2.1 Hold Mode Command</text:p>
          </table:table-cell>
          <table:table-cell office:value-type="string">
            <text:p>Connection_Handle: &lt;connection to put on hold&gt;, Hold_Mode_Max_Interval: 0x02-0xfffe (even only), Hold_Mode_Min_Interval: 0x02-0xff00 (even only)</text:p>
          </table:table-cell>
          <table:table-cell office:value-type="string">
            <text:p>Connection_Handle=&lt;connection to put on hold&gt;, Hold_Mode_Max_Interval=0x7d00 (20 s), Hold_Mode_Min_Interval: 0x6400 (16 s)</text:p>
          </table:table-cell>
        </table:table-row>
        <table:table-row table:style-name="ro2">
          <table:table-cell/>
          <table:table-cell office:value-type="string">
            <text:p>7.2.2 Sniff Mode Command</text:p>
          </table:table-cell>
          <table:table-cell office:value-type="string">
            <text:p>Connection_Handle: &lt;connection to put on sniff&gt;, Sniff_Max_Interval: 0x02-0xfffe (even only), Sniff_Min_Interval: 0x02-0xfffe (even only), Sniff_Attempt: 0x01-0x7fff, Sniff_Timeout: 0x0-0x7fff</text:p>
          </table:table-cell>
          <table:table-cell office:value-type="string">
            <text:p>Connection_Handle=&lt;connection to put on sniff&gt;, Sniff_Max_Interval=0x540 (0.84 s), Sniff_Min_Interval: 0x500 (0.8 s), Sniff_Attempt: 0x280 (0.4 s), Sniff_Timeout: 0x280 (0.4 s)</text:p>
          </table:table-cell>
        </table:table-row>
        <table:table-row table:style-name="ro2">
          <table:table-cell/>
          <table:table-cell office:value-type="string">
            <text:p>7.2.3 Exit Sniff Mode Command</text:p>
          </table:table-cell>
          <table:table-cell office:value-type="string">
            <text:p>Connection_Handle: &lt;sniff mode connection to change&gt;</text:p>
          </table:table-cell>
          <table:table-cell office:value-type="string">
            <text:p>Connection_Handle=&lt;sniff mode connection to change&gt;</text:p>
          </table:table-cell>
        </table:table-row>
        <table:table-row table:style-name="ro2">
          <table:table-cell/>
          <table:table-cell office:value-type="string">
            <text:p>7.2.4 Park State Command</text:p>
          </table:table-cell>
          <table:table-cell office:value-type="string">
            <text:p>Connection_Handle: &lt;connection to park&gt;, Beacon_Max_Interval: 0x0e-0xfffe (even only), Beacon_Min_Interval: 0x0e-0xfffe (even only)</text:p>
          </table:table-cell>
          <table:table-cell office:value-type="string">
            <text:p>Connection_Handle=&lt;connection to park&gt;, Beacon_Max_Interval=0x2800 (6.4 s), Beacon_Min_Interval: 0x2000 (5.12 s)</text:p>
          </table:table-cell>
        </table:table-row>
        <table:table-row table:style-name="ro2">
          <table:table-cell/>
          <table:table-cell office:value-type="string">
            <text:p>7.2.5 Exit Park State Command</text:p>
          </table:table-cell>
          <table:table-cell office:value-type="string">
            <text:p>Connection_Handle: &lt;connection to unpark&gt;</text:p>
          </table:table-cell>
          <table:table-cell office:value-type="string">
            <text:p>Connection_Handle=&lt;connection to unpark&gt;</text:p>
          </table:table-cell>
        </table:table-row>
        <table:table-row table:style-name="ro2">
          <table:table-cell/>
          <table:table-cell office:value-type="string">
            <text:p>7.2.6 QoS Setup Command</text:p>
          </table:table-cell>
          <table:table-cell office:value-type="string">
            <text:p>Connection_Handle: &lt;ACL connection to setup&gt;, Flags: 0x00 (reserved), Service_Type: 0x00-0x02, Token_Rate: &lt;octets/s&gt;, Peak_Bandwidth: &lt;octets/s&gt;, Latency: &lt;µs&gt;, Delay_Variation: &lt;µs&gt;</text:p>
          </table:table-cell>
          <table:table-cell office:value-type="string">
            <text:p>Connection_Handle=&lt;ACL connection to setup&gt;, Flags=0x00 (reserved), Service_Type=0x01 (best effort), Token_Rate=0xfa00 (500 kbit/s), Peak_Bandwidth=0x40000 (2 Mbit/s), Latency=0x186a0 (100 ms), Delay_Variation=0x4e20 (20 ms)</text:p>
          </table:table-cell>
        </table:table-row>
        <table:table-row table:style-name="ro2">
          <table:table-cell/>
          <table:table-cell office:value-type="string">
            <text:p>7.2.7 Role Discovery Command</text:p>
          </table:table-cell>
          <table:table-cell office:value-type="string">
            <text:p>Connection_Handle: &lt;connection to determine role for&gt;</text:p>
          </table:table-cell>
          <table:table-cell office:value-type="string">
            <text:p>Connection_Handle=&lt;connection to determine role for&gt;</text:p>
          </table:table-cell>
        </table:table-row>
        <table:table-row table:style-name="ro2">
          <table:table-cell/>
          <table:table-cell office:value-type="string">
            <text:p>7.2.8 Switch Role Command</text:p>
          </table:table-cell>
          <table:table-cell office:value-type="string">
            <text:p>BD_ADDR: &lt;BD_ADDR of other end of connection to change&gt;, Role: 0x0-0x01</text:p>
          </table:table-cell>
          <table:table-cell office:value-type="string">
            <text:p>BD_ADDR=&lt;BD_ADDR of other end of connection to change&gt;, Role=0x01 (slave)</text:p>
          </table:table-cell>
        </table:table-row>
        <table:table-row table:style-name="ro2">
          <table:table-cell/>
          <table:table-cell office:value-type="string">
            <text:p>7.2.9 Read Link Policy Settings Command</text:p>
          </table:table-cell>
          <table:table-cell office:value-type="string">
            <text:p>Connection_Handle: &lt;ACL connection to get settings from&gt;</text:p>
          </table:table-cell>
          <table:table-cell office:value-type="string">
            <text:p>Connection_Handle=&lt;ACL connection to get settings from&gt;</text:p>
          </table:table-cell>
        </table:table-row>
        <table:table-row table:style-name="ro2">
          <table:table-cell/>
          <table:table-cell office:value-type="string">
            <text:p>7.2.10 Write Link Policy Settings Command</text:p>
          </table:table-cell>
          <table:table-cell office:value-type="string">
            <text:p>Connection_Handle: &lt;ACL connection to change settings for&gt;, Link_Policy_Settings: &lt;flags&gt;</text:p>
          </table:table-cell>
          <table:table-cell office:value-type="string">
            <text:p>Connection_Handle=&lt;ACL connection to change settings for&gt;, Link_Policy_Settings=0x0f (switch+hold+sniff+park supported)</text:p>
          </table:table-cell>
        </table:table-row>
        <table:table-row table:style-name="ro2">
          <table:table-cell/>
          <table:table-cell office:value-type="string">
            <text:p>7.2.11 Read Default Link Policy Settings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2.12 Write Default Link Policy Settings Command</text:p>
          </table:table-cell>
          <table:table-cell office:value-type="string">
            <text:p>Default_Link_Policy_Settings: &lt;flags&gt;</text:p>
          </table:table-cell>
          <table:table-cell office:value-type="string">
            <text:p>Default_Link_Policy_Settings=0x0f (switch+hold+sniff+park)</text:p>
          </table:table-cell>
        </table:table-row>
        <table:table-row table:style-name="ro2">
          <table:table-cell/>
          <table:table-cell office:value-type="string">
            <text:p>7.2.13 Flow Specification Command</text:p>
          </table:table-cell>
          <table:table-cell office:value-type="string">
            <text:p>Connection_Handle: &lt;ACL connection to specify&gt;, Flags=0x0 (reserved), Flow_direction: 0x00-0x01, Service_Type: 0x00-0x02, Token_Rate: &lt;octets/s&gt;, Token_Bucket_Size: &lt;octets&gt;, Peak_Bandwidth: &lt;octets/s&gt;, Access Latency: &lt;µs&gt;</text:p>
          </table:table-cell>
          <table:table-cell office:value-type="string">
            <text:p>Connection_Handle=&lt;ACL connection to specify&gt;, Flags=0x0 (reserved), Flow_direction=0x00 (out), Service_Type=0x02 (guaranteed), Token_Rate=0xfa00 (500 kbit/s), Token_Bucket_Size=0x10000 (64 kB), Peak_Bandwidth=0x40000 (2 Mbit/s), Access Latency: 0x186a0 (100 ms)</text:p>
          </table:table-cell>
        </table:table-row>
        <table:table-row table:style-name="ro2">
          <table:table-cell/>
          <table:table-cell office:value-type="string">
            <text:p>7.2.14 Sniff Subrating Command</text:p>
          </table:table-cell>
          <table:table-cell office:value-type="string">
            <text:p>Connection_Handle: &lt;connection to negotiate&gt;, Maximum_Latency: 0x0-0xfffe, Minimum_Remote_Timeout: 0x0-0xfffe, Minimum_Local_Timeout: 0x0-0xfffe</text:p>
          </table:table-cell>
          <table:table-cell office:value-type="string">
            <text:p>Connection_Handle=&lt;connection to negotiate&gt;, Maximum_Latency=0x80 (128 frames), Minimum_Remote_Timeout=0x100, Minimum_Local_Timeout=0x100</text:p>
          </table:table-cell>
        </table:table-row>
        <table:table-row table:style-name="ro2">
          <table:table-cell/>
          <table:table-cell office:value-type="string">
            <text:p>7.3.1 Set Event Mask Command</text:p>
          </table:table-cell>
          <table:table-cell office:value-type="string">
            <text:p>Event_Mask: &lt;mask&gt;</text:p>
          </table:table-cell>
          <table:table-cell office:value-type="string">
            <text:p>Event_Mask=&lt;mask&gt;</text:p>
          </table:table-cell>
        </table:table-row>
        <table:table-row table:style-name="ro2">
          <table:table-cell/>
          <table:table-cell office:value-type="string">
            <text:p>7.3.2 Reset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3 Set Event Filter Command</text:p>
          </table:table-cell>
          <table:table-cell office:value-type="string">
            <text:p>Filter_Type: 0x00-0x02, Filter_Condition_Type: &lt;see spec&gt;, Condition: &lt;see spec&gt;</text:p>
          </table:table-cell>
          <table:table-cell office:value-type="string">
            <text:p>Filter_Type=0x00 (clear) (no other params given)</text:p>
          </table:table-cell>
        </table:table-row>
        <table:table-row table:style-name="ro2">
          <table:table-cell/>
          <table:table-cell office:value-type="string">
            <text:p>7.3.4 Flush Command</text:p>
          </table:table-cell>
          <table:table-cell office:value-type="string">
            <text:p>Connection_Handle: &lt;connection to flush&gt;</text:p>
          </table:table-cell>
          <table:table-cell office:value-type="string">
            <text:p>Connection_Handle=&lt;connection to flush&gt;</text:p>
          </table:table-cell>
        </table:table-row>
        <table:table-row table:style-name="ro2">
          <table:table-cell/>
          <table:table-cell office:value-type="string">
            <text:p>7.3.5 Read PIN Typ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6 Write PIN Type Command</text:p>
          </table:table-cell>
          <table:table-cell office:value-type="string">
            <text:p>PIN_Type: 0x00-0x01</text:p>
          </table:table-cell>
          <table:table-cell office:value-type="string">
            <text:p>PIN_Type: 0x00 (variable pin)</text:p>
          </table:table-cell>
        </table:table-row>
        <table:table-row table:style-name="ro2">
          <table:table-cell/>
          <table:table-cell office:value-type="string">
            <text:p>7.3.7 Create New Unit Key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8 Read Stored Link Key Command</text:p>
          </table:table-cell>
          <table:table-cell office:value-type="string">
            <text:p>BD_ADDR: &lt;BD_ADDR to read key for&gt;, Read_All_Flag: 0x00-0x01</text:p>
          </table:table-cell>
          <table:table-cell office:value-type="string">
            <text:p>BD_ADDR=&lt;BD_ADDR to read key for&gt;, Read_All_Flag=0x00 (read only specified)</text:p>
          </table:table-cell>
        </table:table-row>
        <table:table-row table:style-name="ro2">
          <table:table-cell/>
          <table:table-cell office:value-type="string">
            <text:p>7.3.9 Write Stored Link Key Command</text:p>
          </table:table-cell>
          <table:table-cell office:value-type="string">
            <text:p>Num_Keys_To_Write: 0x01-0x0b, BD_ADDR[i]: &lt;i BD_ADDRs, concatenated&gt;, Link_Key[i]: &lt;i link keys, concatenated&gt;</text:p>
          </table:table-cell>
          <table:table-cell office:value-type="string">
            <text:p>Num_Keys_To_Write=0x01, BD_ADDR[i]=&lt;just remote BD_ADDR&gt;, Link_Key[i]=&lt;remote link key&gt;</text:p>
          </table:table-cell>
        </table:table-row>
        <table:table-row table:style-name="ro2">
          <table:table-cell/>
          <table:table-cell office:value-type="string">
            <text:p>7.3.10 Delete Stored Link Key Command</text:p>
          </table:table-cell>
          <table:table-cell office:value-type="string">
            <text:p>BD_ADDR: &lt;BD_ADDR of key to delete&gt;, Delete_All_Flag: 0x00-0x01</text:p>
          </table:table-cell>
          <table:table-cell office:value-type="string">
            <text:p>BD_ADDR=&lt;BD_ADDR of key to delete&gt;, Delete_All_Flag=0x00 (only specified)</text:p>
          </table:table-cell>
        </table:table-row>
        <table:table-row table:style-name="ro2">
          <table:table-cell/>
          <table:table-cell office:value-type="string">
            <text:p>7.3.11 Write Local Name Command</text:p>
          </table:table-cell>
          <table:table-cell office:value-type="string">
            <text:p>Local_Name: &lt;max 247 ch UTF8 string + \0 terminator&gt;</text:p>
          </table:table-cell>
          <table:table-cell office:value-type="string">
            <text:p>Local_Name=['k','i','s','s','a',0]</text:p>
          </table:table-cell>
        </table:table-row>
        <table:table-row table:style-name="ro2">
          <table:table-cell/>
          <table:table-cell office:value-type="string">
            <text:p>7.3.12 Read Local Nam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13 Read Connection Accept Timeout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14 Write Connection Accept Timeout Command</text:p>
          </table:table-cell>
          <table:table-cell office:value-type="string">
            <text:p>Conn_Accept_Timeout: 0x01-0xb540</text:p>
          </table:table-cell>
          <table:table-cell office:value-type="string">
            <text:p>Conn_Accept_Timeout=0x1fa0 (5.06 s)</text:p>
          </table:table-cell>
        </table:table-row>
        <table:table-row table:style-name="ro2">
          <table:table-cell/>
          <table:table-cell office:value-type="string">
            <text:p>7.3.15 Read Page Timeout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16 Write Page Timeout Command</text:p>
          </table:table-cell>
          <table:table-cell office:value-type="string">
            <text:p>Page_Timeout: 0x01-0xffff</text:p>
          </table:table-cell>
          <table:table-cell office:value-type="string">
            <text:p>Page_Timeout=0x2000 (5.12 s)</text:p>
          </table:table-cell>
        </table:table-row>
        <table:table-row table:style-name="ro2">
          <table:table-cell/>
          <table:table-cell office:value-type="string">
            <text:p>7.3.17 Read Scan Enabl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18 Write Scan Enable Command</text:p>
          </table:table-cell>
          <table:table-cell office:value-type="string">
            <text:p>Scan_Enable: 0x0-0x03</text:p>
          </table:table-cell>
          <table:table-cell office:value-type="string">
            <text:p>Scan_Enable=0x03 (both enabled)</text:p>
          </table:table-cell>
        </table:table-row>
        <table:table-row table:style-name="ro2">
          <table:table-cell/>
          <table:table-cell office:value-type="string">
            <text:p>7.3.19 Read Page Scan Activity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20 Write Page Scan Activity Command</text:p>
          </table:table-cell>
          <table:table-cell office:value-type="string">
            <text:p>Page_Scan_Interval: 0x0012-0x1000 (even only), Page_Scan_Window: 0x0011-&lt;Page_Scan_Interval&gt;</text:p>
          </table:table-cell>
          <table:table-cell office:value-type="string">
            <text:p>Page_Scan_Interval=0x0800, Page_Scan_Window=0x012</text:p>
          </table:table-cell>
        </table:table-row>
        <table:table-row table:style-name="ro2">
          <table:table-cell/>
          <table:table-cell office:value-type="string">
            <text:p>7.3.21 Read Inquiry Scan Activity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22 Write Inquiry Scan Activity Command</text:p>
          </table:table-cell>
          <table:table-cell office:value-type="string">
            <text:p>Inquiry_Scan_Interval: 0x0012-0x1000 (even only), Inquiry_Scan_Window: 0x0011-&lt;Inquiry_Scan_Interval&gt;</text:p>
          </table:table-cell>
          <table:table-cell office:value-type="string">
            <text:p>Inquiry_Scan_Interval=0x1000, Inquiry_Scan_Window=0x0012</text:p>
          </table:table-cell>
        </table:table-row>
        <table:table-row table:style-name="ro2">
          <table:table-cell/>
          <table:table-cell office:value-type="string">
            <text:p>7.3.23 Read Authentication Enabl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24 Write Authentication Enable Command</text:p>
          </table:table-cell>
          <table:table-cell office:value-type="string">
            <text:p>Authentication_Enable: 0x00-0x01</text:p>
          </table:table-cell>
          <table:table-cell office:value-type="string">
            <text:p>Authentication_Enable=0x00 (no auth required)</text:p>
          </table:table-cell>
        </table:table-row>
        <table:table-row table:style-name="ro2">
          <table:table-cell/>
          <table:table-cell office:value-type="string">
            <text:p>7.3.25 Read Class of Devic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26 Write Class of Device Command</text:p>
          </table:table-cell>
          <table:table-cell office:value-type="string">
            <text:p>Class_of_Device: &lt;new device class&gt;</text:p>
          </table:table-cell>
          <table:table-cell office:value-type="string">
            <text:p>Class_of_Device=&lt;new device class&gt;</text:p>
          </table:table-cell>
        </table:table-row>
        <table:table-row table:style-name="ro2">
          <table:table-cell/>
          <table:table-cell office:value-type="string">
            <text:p>7.3.27 Read Voice Setting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28 Write Voice Setting Command</text:p>
          </table:table-cell>
          <table:table-cell office:value-type="string">
            <text:p>Voice_Setting: &lt;voice setting&gt;</text:p>
          </table:table-cell>
          <table:table-cell office:value-type="string">
            <text:p>Voice_Setting=0x63</text:p>
          </table:table-cell>
        </table:table-row>
        <table:table-row table:style-name="ro2">
          <table:table-cell/>
          <table:table-cell office:value-type="string">
            <text:p>7.3.29 Read Automatic Flush Timeout Command</text:p>
          </table:table-cell>
          <table:table-cell office:value-type="string">
            <text:p>Connection_Handle: &lt;connection to examine&gt;</text:p>
          </table:table-cell>
          <table:table-cell office:value-type="string">
            <text:p>Connection_Handle=&lt;connection to examine&gt;</text:p>
          </table:table-cell>
        </table:table-row>
        <table:table-row table:style-name="ro2">
          <table:table-cell/>
          <table:table-cell office:value-type="string">
            <text:p>7.3.30 Write Automatic Flush Timeout Command</text:p>
          </table:table-cell>
          <table:table-cell office:value-type="string">
            <text:p>Connection_Handle: &lt;connection to change&gt;, Flush_Timeout: 0x00/0x01-0x07ff</text:p>
          </table:table-cell>
          <table:table-cell office:value-type="string">
            <text:p>Connection_Handle=&lt;connection to change&gt;, Flush_Timeout=0x00 (no timeout)</text:p>
          </table:table-cell>
        </table:table-row>
        <table:table-row table:style-name="ro2">
          <table:table-cell/>
          <table:table-cell office:value-type="string">
            <text:p>7.3.31 Read Num Broadcast Retransmissions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32 Write Num Broadcast Retransmissions Command</text:p>
          </table:table-cell>
          <table:table-cell office:value-type="string">
            <text:p>Num_Broadcast_Retransmissions: 0x00-0xfe</text:p>
          </table:table-cell>
          <table:table-cell office:value-type="string">
            <text:p>Num_Broadcast_Retransmissions=0x80</text:p>
          </table:table-cell>
        </table:table-row>
        <table:table-row table:style-name="ro2">
          <table:table-cell/>
          <table:table-cell office:value-type="string">
            <text:p>7.3.33 Read Hold Mode Activity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34 Write Hold Mode Activity Command</text:p>
          </table:table-cell>
          <table:table-cell office:value-type="string">
            <text:p>Hold_Mode_Activity: &lt;flags&gt;</text:p>
          </table:table-cell>
          <table:table-cell office:value-type="string">
            <text:p>Hold_Mode_Activity=0x07 (suspend all)</text:p>
          </table:table-cell>
        </table:table-row>
        <table:table-row table:style-name="ro2">
          <table:table-cell/>
          <table:table-cell office:value-type="string">
            <text:p>7.3.35 Read Transmit Power Level Command</text:p>
          </table:table-cell>
          <table:table-cell office:value-type="string">
            <text:p>Connection_Handle: &lt;ACL connection to examine&gt;, Type: 0x00-0x01</text:p>
          </table:table-cell>
          <table:table-cell office:value-type="string">
            <text:p>Connection_Handle=&lt;ACL connection to examine&gt;, Type=0x00 (current)</text:p>
          </table:table-cell>
        </table:table-row>
        <table:table-row table:style-name="ro2">
          <table:table-cell/>
          <table:table-cell office:value-type="string">
            <text:p>7.3.36 Read Synchronous Flow Control Enabl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37 Write Synchronous Flow Control Enable Command</text:p>
          </table:table-cell>
          <table:table-cell office:value-type="string">
            <text:p>Synchronous_Flow_Control_Enable: 0x00-0x01</text:p>
          </table:table-cell>
          <table:table-cell office:value-type="string">
            <text:p>Synchronous_Flow_Control_Enable=0x01 (enable)</text:p>
          </table:table-cell>
        </table:table-row>
        <table:table-row table:style-name="ro2">
          <table:table-cell/>
          <table:table-cell office:value-type="string">
            <text:p>7.3.38 Set Controller To Host Flow Control Command</text:p>
          </table:table-cell>
          <table:table-cell office:value-type="string">
            <text:p>Flow_Control_Enable: 0x00-0x03</text:p>
          </table:table-cell>
          <table:table-cell office:value-type="string">
            <text:p>Flow_Control_Enable=0x03 (on for ACL&amp; sync)</text:p>
          </table:table-cell>
        </table:table-row>
        <table:table-row table:style-name="ro2">
          <table:table-cell/>
          <table:table-cell office:value-type="string">
            <text:p>7.3.39 Host Buffer Size Command</text:p>
          </table:table-cell>
          <table:table-cell office:value-type="string">
            <text:p>Host_ACL_Data_Packet_Length: &lt;max packet data size in octets&gt;, Host_Synchronous_Data_Packet_Length: &lt;max packet data size in octets&gt;, Host_Total_Num_ACL_Data_Packets: &lt;buffer size in packets&gt;, Host_Total_Num_Synchronous_Data_Packets: &lt;buffer size in packets&gt;</text:p>
          </table:table-cell>
          <table:table-cell office:value-type="string">
            <text:p>Host_ACL_Data_Packet_Length=&lt;max packet data size in octets&gt;, Host_Synchronous_Data_Packet_Length=&lt;max packet data size in octets&gt;, Host_Total_Num_ACL_Data_Packets=&lt;buffer size in packets&gt;, Host_Total_Num_Synchronous_Data_Packets=&lt;buffer size in packets&gt;</text:p>
          </table:table-cell>
        </table:table-row>
        <table:table-row table:style-name="ro2">
          <table:table-cell/>
          <table:table-cell office:value-type="string">
            <text:p>7.3.40 Host Number Of Completed Packets Command</text:p>
          </table:table-cell>
          <table:table-cell office:value-type="string">
            <text:p>Number_Of_Handles: 0x00-0xff, Connection_Handle[i]: &lt;i connection handles to report&gt;, Host_Num_Of_Completed_Packets[i]: &lt;packet counts 0x0-0xffff for each handle&gt;</text:p>
          </table:table-cell>
          <table:table-cell office:value-type="string">
            <text:p>Number_Of_Handles=&lt;N&gt;, Connection_Handle[i]=&lt;i connection handles to report&gt;, Host_Num_Of_Completed_Packets[i]=&lt;packet counts 0x0-0xffff for each handle&gt;</text:p>
          </table:table-cell>
        </table:table-row>
        <table:table-row table:style-name="ro2">
          <table:table-cell/>
          <table:table-cell office:value-type="string">
            <text:p>7.3.41 Read Link Supervision Timeout Command</text:p>
          </table:table-cell>
          <table:table-cell office:value-type="string">
            <text:p>Connection_Handle: &lt;ACL connection to examine&gt;</text:p>
          </table:table-cell>
          <table:table-cell office:value-type="string">
            <text:p>Connection_Handle=&lt;ACL connection to examine&gt;</text:p>
          </table:table-cell>
        </table:table-row>
        <table:table-row table:style-name="ro2">
          <table:table-cell/>
          <table:table-cell office:value-type="string">
            <text:p>7.3.42 Write Link Supervision Timeout Command</text:p>
          </table:table-cell>
          <table:table-cell office:value-type="string">
            <text:p>Connection_Handle: &lt;ACL connection to change&gt;, Link_Supervision_Timeout: 0x0/0x01-0xffff</text:p>
          </table:table-cell>
          <table:table-cell office:value-type="string">
            <text:p>Connection_Handle=&lt;ACL connection to change&gt;, Link_Supervision_Timeout=0x7d00 (20 s)</text:p>
          </table:table-cell>
        </table:table-row>
        <table:table-row table:style-name="ro2">
          <table:table-cell/>
          <table:table-cell office:value-type="string">
            <text:p>7.3.43 Read Number Of Supported IAC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44 Read Current IAC LAP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45 Write Current IAC LAP Command</text:p>
          </table:table-cell>
          <table:table-cell office:value-type="string">
            <text:p>Num_Current_IAC: 0x01-0x40, IAC_LAP[i]: &lt;i LAPs for IAC generation&gt;</text:p>
          </table:table-cell>
          <table:table-cell office:value-type="string">
            <text:p>Num_Current_IAC=1, IAC_LAP[i]=[0x9e8b33] (GIAC)</text:p>
          </table:table-cell>
        </table:table-row>
        <table:table-row table:style-name="ro2">
          <table:table-cell/>
          <table:table-cell office:value-type="string">
            <text:p>7.3.46 Set AFH Host Channel Classification Command</text:p>
          </table:table-cell>
          <table:table-cell office:value-type="string">
            <text:p>AFH_Host_Channel_Classification: &lt;channel bitmap&gt;</text:p>
          </table:table-cell>
          <table:table-cell office:value-type="string">
            <text:p>AFH_Host_Channel_Classification=&lt;channel bitmap&gt;</text:p>
          </table:table-cell>
        </table:table-row>
        <table:table-row table:style-name="ro2">
          <table:table-cell/>
          <table:table-cell office:value-type="string">
            <text:p>7.3.47 Read Inquiry Scan Typ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48 Write Inquiry Scan Type Command</text:p>
          </table:table-cell>
          <table:table-cell office:value-type="string">
            <text:p>Scan_Type: 0x00-0x01</text:p>
          </table:table-cell>
          <table:table-cell office:value-type="string">
            <text:p>Scan_Type=0x0 (standard scan)</text:p>
          </table:table-cell>
        </table:table-row>
        <table:table-row table:style-name="ro2">
          <table:table-cell/>
          <table:table-cell office:value-type="string">
            <text:p>7.3.49 Read Inquiry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50 Write Inquiry Mode Command</text:p>
          </table:table-cell>
          <table:table-cell office:value-type="string">
            <text:p>Inquiry_Mode: 0x00-0x02</text:p>
          </table:table-cell>
          <table:table-cell office:value-type="string">
            <text:p>Inquiry_Mode: 0x0 (standard)</text:p>
          </table:table-cell>
        </table:table-row>
        <table:table-row table:style-name="ro2">
          <table:table-cell/>
          <table:table-cell office:value-type="string">
            <text:p>7.3.51 Read Page Scan Typ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52 Write Page Scan Type Command</text:p>
          </table:table-cell>
          <table:table-cell office:value-type="string">
            <text:p>Page_Scan_Type: 0x00-0x01</text:p>
          </table:table-cell>
          <table:table-cell office:value-type="string">
            <text:p>Page_Scan_Type=0x0 (standard)</text:p>
          </table:table-cell>
        </table:table-row>
        <table:table-row table:style-name="ro2">
          <table:table-cell/>
          <table:table-cell office:value-type="string">
            <text:p>7.3.53 Read AFH Channel Assessment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54 Write AFH Channel Assessment Mode Command</text:p>
          </table:table-cell>
          <table:table-cell office:value-type="string">
            <text:p>AFH_Channel_Assessment_Mode: 0x00-0x01</text:p>
          </table:table-cell>
          <table:table-cell office:value-type="string">
            <text:p>AFH_Channel_Assessment_Mode=0x01 (enabled)</text:p>
          </table:table-cell>
        </table:table-row>
        <table:table-row table:style-name="ro2">
          <table:table-cell/>
          <table:table-cell office:value-type="string">
            <text:p>7.3.55 Read Extended Inquiry Respons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56 Write Extended Inquiry Response Command</text:p>
          </table:table-cell>
          <table:table-cell office:value-type="string">
            <text:p>FEC_Required: 0x0-0x01, Extended_Inquiry_Response: &lt;extended response&gt;</text:p>
          </table:table-cell>
          <table:table-cell office:value-type="string">
            <text:p>FEC_Required=0x0, Extended_Inquiry_Response=&lt;extended response&gt;</text:p>
          </table:table-cell>
        </table:table-row>
        <table:table-row table:style-name="ro2">
          <table:table-cell/>
          <table:table-cell office:value-type="string">
            <text:p>7.3.57 Refresh Encryption Key</text:p>
          </table:table-cell>
          <table:table-cell office:value-type="string">
            <text:p>Connection_Handle: &lt;connection to refresh&gt;</text:p>
          </table:table-cell>
          <table:table-cell office:value-type="string">
            <text:p>Connection_Handle=&lt;connection to refresh&gt;</text:p>
          </table:table-cell>
        </table:table-row>
        <table:table-row table:style-name="ro2">
          <table:table-cell/>
          <table:table-cell office:value-type="string">
            <text:p>7.3.58 Read Simple Pairing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59 Write Simple Pairing Mode Command</text:p>
          </table:table-cell>
          <table:table-cell office:value-type="string">
            <text:p>Simple_Pairing_Mode: 0x0-0x01</text:p>
          </table:table-cell>
          <table:table-cell office:value-type="string">
            <text:p>Simple_Pairing_Mode=0x0 (disabled)</text:p>
          </table:table-cell>
        </table:table-row>
        <table:table-row table:style-name="ro2">
          <table:table-cell/>
          <table:table-cell office:value-type="string">
            <text:p>7.3.60 Read Local OOB Data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61 Read Inquiry Response Transmit Power Level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62 Write Inquiry Transmit Power Level Command</text:p>
          </table:table-cell>
          <table:table-cell office:value-type="string">
            <text:p>TX_Power: -70 &lt;= N &lt;= 20 (signed int)</text:p>
          </table:table-cell>
          <table:table-cell office:value-type="string">
            <text:p>TX_Power=-20</text:p>
          </table:table-cell>
        </table:table-row>
        <table:table-row table:style-name="ro2">
          <table:table-cell/>
          <table:table-cell office:value-type="string">
            <text:p>7.3.63 Send Keypress Notification Command</text:p>
          </table:table-cell>
          <table:table-cell office:value-type="string">
            <text:p>BD_ADDR: &lt;BD_ADDR of device to pair&gt;, Notification_Type: 0x0-0x04</text:p>
          </table:table-cell>
          <table:table-cell office:value-type="string">
            <text:p>BD_ADDR=&lt;BD_ADDR of device to pair&gt;, Notification_Type=&lt;sequence dependent&gt;</text:p>
          </table:table-cell>
        </table:table-row>
        <table:table-row table:style-name="ro2">
          <table:table-cell/>
          <table:table-cell office:value-type="string">
            <text:p>7.3.64 Read Default Erroneous Data Report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3.65 Write Default Erroneous Data Reporting</text:p>
          </table:table-cell>
          <table:table-cell office:value-type="string">
            <text:p>Erroneous_Data_Reporting: 0x0-0x01</text:p>
          </table:table-cell>
          <table:table-cell office:value-type="string">
            <text:p>Erroneous_Data_Reporting=0x01 (enabled)</text:p>
          </table:table-cell>
        </table:table-row>
        <table:table-row table:style-name="ro2">
          <table:table-cell/>
          <table:table-cell office:value-type="string">
            <text:p>7.3.66 Enhanced Flush Command</text:p>
          </table:table-cell>
          <table:table-cell office:value-type="string">
            <text:p>Connection_Handle: &lt;connection to flush&gt;, Packet_Type: 0x00 (others reserved)</text:p>
          </table:table-cell>
          <table:table-cell office:value-type="string">
            <text:p>Connection_Handle=&lt;connection to flush&gt;, Packet_Type=0x00</text:p>
          </table:table-cell>
        </table:table-row>
        <table:table-row table:style-name="ro2">
          <table:table-cell/>
          <table:table-cell office:value-type="string">
            <text:p>7.4.1 Read Local Version Information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4.2 Read Local Supported Commands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4.3 Read Local Supported Features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4.4 Read Local Extended Features Command</text:p>
          </table:table-cell>
          <table:table-cell office:value-type="string">
            <text:p>Page_number: 0x00-0xff</text:p>
          </table:table-cell>
          <table:table-cell office:value-type="string">
            <text:p>Page_number=0x01</text:p>
          </table:table-cell>
        </table:table-row>
        <table:table-row table:style-name="ro2">
          <table:table-cell/>
          <table:table-cell office:value-type="string">
            <text:p>7.4.5 Read Buffer Siz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4.6 Read BD_ADDR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5.1 Read Failed Contact Counter Command</text:p>
          </table:table-cell>
          <table:table-cell office:value-type="string">
            <text:p>Connection_Handle: &lt;connection to examine&gt;</text:p>
          </table:table-cell>
          <table:table-cell office:value-type="string">
            <text:p>Connection_Handle=&lt;connection to examine&gt;</text:p>
          </table:table-cell>
        </table:table-row>
        <table:table-row table:style-name="ro2">
          <table:table-cell/>
          <table:table-cell office:value-type="string">
            <text:p>7.5.2 Reset Failed Contact Counter Command</text:p>
          </table:table-cell>
          <table:table-cell office:value-type="string">
            <text:p>Connection_Handle: &lt;connection to change&gt;</text:p>
          </table:table-cell>
          <table:table-cell office:value-type="string">
            <text:p>Connection_Handle=&lt;connection to change&gt;</text:p>
          </table:table-cell>
        </table:table-row>
        <table:table-row table:style-name="ro2">
          <table:table-cell/>
          <table:table-cell office:value-type="string">
            <text:p>7.5.3 Read Link Quality Command</text:p>
          </table:table-cell>
          <table:table-cell office:value-type="string">
            <text:p>Connection_Handle: &lt;connection to examine&gt;</text:p>
          </table:table-cell>
          <table:table-cell office:value-type="string">
            <text:p>Connection_Handle=&lt;connection to examine&gt;</text:p>
          </table:table-cell>
        </table:table-row>
        <table:table-row table:style-name="ro2">
          <table:table-cell/>
          <table:table-cell office:value-type="string">
            <text:p>7.5.4 Read RSSI Command</text:p>
          </table:table-cell>
          <table:table-cell office:value-type="string">
            <text:p>Connection_Handle: &lt;connection to examine&gt;</text:p>
          </table:table-cell>
          <table:table-cell office:value-type="string">
            <text:p>Connection_Handle=&lt;connection to examine&gt;</text:p>
          </table:table-cell>
        </table:table-row>
        <table:table-row table:style-name="ro2">
          <table:table-cell/>
          <table:table-cell office:value-type="string">
            <text:p>7.5.5 Read AFH Channel Map Command</text:p>
          </table:table-cell>
          <table:table-cell office:value-type="string">
            <text:p>Connection_Handle: &lt;connection to examine&gt;</text:p>
          </table:table-cell>
          <table:table-cell office:value-type="string">
            <text:p>Connection_Handle=&lt;connection to examine&gt;</text:p>
          </table:table-cell>
        </table:table-row>
        <table:table-row table:style-name="ro2">
          <table:table-cell/>
          <table:table-cell office:value-type="string">
            <text:p>7.5.6 Read Clock Command</text:p>
          </table:table-cell>
          <table:table-cell office:value-type="string">
            <text:p>Connection_Handle: &lt;connection to use&gt;, Which_Clock: 0x00-0x01</text:p>
          </table:table-cell>
          <table:table-cell office:value-type="string">
            <text:p>Connection_Handle=&lt;connection to use&gt;, Which_Clock=0x01 (piconet clock)</text:p>
          </table:table-cell>
        </table:table-row>
        <table:table-row table:style-name="ro2">
          <table:table-cell/>
          <table:table-cell office:value-type="string">
            <text:p>7.6.1 Read Loopback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6.2 Write Loopback Mode Command</text:p>
          </table:table-cell>
          <table:table-cell office:value-type="string">
            <text:p>Loopback_Mode: 0x00-0x02</text:p>
          </table:table-cell>
          <table:table-cell office:value-type="string">
            <text:p>Loopback_Mode=0x00 (off)</text:p>
          </table:table-cell>
        </table:table-row>
        <table:table-row table:style-name="ro2">
          <table:table-cell/>
          <table:table-cell office:value-type="string">
            <text:p>7.6.3 Enable Device Under Test Mode Comma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7.6.4 Write Simple Pairing Debug Mode Command</text:p>
          </table:table-cell>
          <table:table-cell office:value-type="string">
            <text:p>Simple_Pairing_Debug_Mode: 0x00-0x01</text:p>
          </table:table-cell>
          <table:table-cell office:value-type="string">
            <text:p>Simple_Pairing_Debug_Mode=0x00 (off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backgrd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eenbackgrd" style:family="table-cell" style:parent-style-name="Default">
      <style:table-cell-properties fo:border-bottom="none" fo:background-color="#23ff23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dbackgrd" style:family="table-cell" style:parent-style-name="Default">
      <style:table-cell-properties fo:border-bottom="none" fo:background-color="#ff3333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/>
    </style:style>
    <style:style style:name="Excel_5f_CondFormat_5f_1_5f_2_5f_1" style:display-name="Excel_CondFormat_1_2_1" style:family="table-cell" style:parent-style-name="Default">
      <style:table-cell-properties fo:border-bottom="none" fo:background-color="#ff3333" fo:border-left="none" fo:border-right="none" fo:border-top="0.088cm solid #000000"/>
    </style:style>
    <style:style style:name="Excel_5f_CondFormat_5f_1_5f_2_5f_2" style:display-name="Excel_CondFormat_1_2_2" style:family="table-cell" style:parent-style-name="Default">
      <style:table-cell-properties fo:border-bottom="none" fo:background-color="#23ff23" fo:border-left="none" fo:border-right="none" fo:border-top="0.002cm solid #000000"/>
    </style:style>
    <style:style style:name="Excel_5f_CondFormat_5f_1_5f_3_5f_1" style:display-name="Excel_CondFormat_1_3_1" style:family="table-cell" style:parent-style-name="Default">
      <style:table-cell-properties fo:border-bottom="none" fo:background-color="#23ff23" fo:border-left="none" fo:border-right="none" fo:border-top="0.002cm solid #000000"/>
    </style:style>
    <style:style style:name="Excel_5f_CondFormat_5f_1_5f_4_5f_1" style:display-name="Excel_CondFormat_1_4_1" style:family="table-cell" style:parent-style-name="Default">
      <style:table-cell-properties fo:background-color="#23ff23" fo:border="none"/>
    </style:style>
    <style:style style:name="Excel_5f_CondFormat_5f_1_5f_4_5f_2" style:display-name="Excel_CondFormat_1_4_2" style:family="table-cell" style:parent-style-name="Default">
      <style:table-cell-properties fo:background-color="#ff333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.08.2010</text:date>, <text:time>14:07:1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Tests_20__2b__20_coverage" style:display-name="PageStyle_Tests + coverag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ameter_20_ranges" style:display-name="PageStyle_Parameter rang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3:44:42</meta:creation-date>
    <dc:date>2010-02-01T15:58:11</dc:date>
    <meta:editing-cycles>246</meta:editing-cycles>
    <meta:editing-duration>PT100H00M55S</meta:editing-duration>
    <meta:document-statistic meta:table-count="2" meta:cell-count="1361" meta:object-count="0"/>
    <meta:generator>OpenOffice.org/3.2$Linux OpenOffice.org_project/320m12$Build-9483</meta:generator>
  </office:meta>
</office:document-meta>
</file>